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6040000049F7B1DB38B18609688.png" manifest:media-type="image/png"/>
  <manifest:file-entry manifest:full-path="Pictures/1000020100000168000000F0FF04A53193E1AC7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Gothic" svg:font-family="CenturyGothic"/>
    <style:font-face style:name="KzArial" svg:font-family="KzArial"/>
    <style:font-face style:name="NirmalaUISemilight" svg:font-family="NirmalaUISemi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69cm, 0.126cm, 1.143cm, 0.254cm)" draw:image-opacity="100%" style:mirror="none"/>
    </style:style>
    <style:style style:name="gr2" style:family="graphic" style:parent-style-name="standard">
      <style:graphic-properties draw:stroke="none" draw:fill="none" draw:textarea-horizontal-align="left" draw:textarea-vertical-align="top" draw:auto-grow-height="true" draw:auto-grow-width="true" fo:min-height="1.174cm" fo:min-width="2.413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1.174cm" fo:min-width="7.008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1.233cm" fo:min-width="0.422cm" fo:padding-top="0cm" fo:padding-bottom="0cm" fo:padding-left="0cm" fo:padding-right="0cm"/>
    </style:style>
    <style:style style:name="gr5" style:family="graphic" style:parent-style-name="standard">
      <style:graphic-properties draw:stroke="solid" svg:stroke-width="0.017cm" svg:stroke-color="#000000" draw:stroke-linejoin="miter" svg:stroke-linecap="butt" draw:fill="none" fo:padding-top="0.008cm" fo:padding-bottom="0.008cm" fo:padding-left="0.008cm" fo:padding-right="0.008cm"/>
    </style:style>
    <style:style style:name="gr6" style:family="graphic" style:parent-style-name="standard">
      <style:graphic-properties draw:stroke="solid" svg:stroke-width="0.017cm" svg:stroke-color="#000000" draw:stroke-linejoin="round" svg:stroke-linecap="round" draw:fill="none" fo:padding-top="0.008cm" fo:padding-bottom="0.008cm" fo:padding-left="0.008cm" fo:padding-right="0.008cm"/>
    </style:style>
    <style:style style:name="gr7" style:family="graphic" style:parent-style-name="standard">
      <style:graphic-properties draw:stroke="none" draw:fill="solid" draw:fill-color="#000000"/>
    </style:style>
    <style:style style:name="gr8" style:family="graphic" style:parent-style-name="standard">
      <style:graphic-properties draw:stroke="solid" svg:stroke-width="0.025cm" svg:stroke-color="#000000" draw:stroke-linejoin="round" svg:stroke-linecap="round" draw:fill="none" fo:padding-top="0.012cm" fo:padding-bottom="0.012cm" fo:padding-left="0.012cm" fo:padding-right="0.012cm"/>
    </style:style>
    <style:style style:name="gr9" style:family="graphic" style:parent-style-name="standard">
      <style:graphic-properties draw:stroke="dash" draw:stroke-dash="Fine_20_Dashed" svg:stroke-width="0.081cm" svg:stroke-color="#000000" draw:marker-start-width="0.321cm" draw:marker-end-width="0.321cm" draw:fill="none" draw:textarea-horizontal-align="justify" draw:textarea-vertical-align="middle" draw:auto-grow-height="false" fo:min-height="4.052cm" fo:min-width="2.794cm" fo:padding-top="0.04cm" fo:padding-bottom="0.04cm" fo:padding-left="0.04cm" fo:padding-right="0.04cm"/>
    </style:style>
    <style:style style:name="gr10" style:family="graphic" style:parent-style-name="objectwithoutfill">
      <style:graphic-properties draw:stroke="dash" draw:stroke-dash="Dashed_20__28_var_29_" svg:stroke-width="0.053cm" draw:marker-start-width="0.279cm" draw:marker-end-width="0.279cm" draw:fill="none" draw:textarea-horizontal-align="center" draw:textarea-vertical-align="middle" fo:padding-top="0.026cm" fo:padding-bottom="0.026cm" fo:padding-left="0.026cm" fo:padding-right="0.026cm"/>
    </style:style>
    <style:style style:name="gr11" style:family="graphic" style:parent-style-name="standard">
      <style:graphic-properties draw:stroke="none" svg:stroke-color="#000000" draw:fill="none" draw:fill-color="#ffffff" draw:textarea-horizontal-align="left" draw:auto-grow-height="true" draw:auto-grow-width="false" fo:min-height="1.55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1.174cm" fo:min-width="0cm"/>
    </style:style>
    <style:style style:name="gr13" style:family="graphic" style:parent-style-name="standard">
      <style:graphic-properties draw:stroke="solid" svg:stroke-width="0.035cm" svg:stroke-color="#000000" draw:stroke-linejoin="round" svg:stroke-linecap="round" draw:fill="none" fo:padding-top="0.017cm" fo:padding-bottom="0.017cm" fo:padding-left="0.017cm" fo:padding-right="0.017cm"/>
    </style:style>
    <style:style style:name="gr14" style:family="graphic" style:parent-style-name="standard">
      <style:graphic-properties draw:stroke="solid" svg:stroke-width="0.019cm" svg:stroke-color="#000000" draw:stroke-linejoin="round" svg:stroke-linecap="round" draw:fill="none" fo:padding-top="0.009cm" fo:padding-bottom="0.009cm" fo:padding-left="0.009cm" fo:padding-right="0.009cm"/>
    </style:style>
    <style:style style:name="gr15" style:family="graphic" style:parent-style-name="standard">
      <style:graphic-properties draw:stroke="solid" svg:stroke-width="0cm" svg:stroke-color="#000000" draw:stroke-linejoin="round" svg:stroke-linecap="round" draw:fill="solid" draw:fill-color="#000000"/>
    </style:style>
    <style:style style:name="gr16" style:family="graphic" style:parent-style-name="standard">
      <style:graphic-properties draw:stroke="solid" svg:stroke-width="0.019cm" svg:stroke-color="#000000" draw:stroke-linejoin="bevel" svg:stroke-linecap="round" draw:fill="none" fo:padding-top="0.009cm" fo:padding-bottom="0.009cm" fo:padding-left="0.009cm" fo:padding-right="0.009cm"/>
    </style:style>
    <style:style style:name="gr17" style:family="graphic" style:parent-style-name="standard">
      <style:graphic-properties draw:stroke="solid" svg:stroke-width="0cm" svg:stroke-color="#000000" draw:stroke-linejoin="round" svg:stroke-linecap="round" draw:fill="none"/>
    </style:style>
    <style:style style:name="gr18" style:family="graphic" style:parent-style-name="standard">
      <style:graphic-properties draw:stroke="solid" svg:stroke-width="0cm" svg:stroke-color="#000000" draw:stroke-linejoin="miter" svg:stroke-linecap="round" draw:fill="solid" draw:fill-color="#000000"/>
    </style:style>
    <style:style style:name="gr19" style:family="graphic" style:parent-style-name="standard">
      <style:graphic-properties draw:stroke="none" draw:fill="none" draw:textarea-horizontal-align="left" draw:textarea-vertical-align="top" draw:auto-grow-height="true" draw:auto-grow-width="true" fo:min-height="1.174cm" fo:min-width="3.994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1.174cm" fo:min-width="4.676cm" fo:padding-top="0cm" fo:padding-bottom="0cm" fo:padding-left="0cm" fo:padding-right="0cm"/>
    </style:style>
    <style:style style:name="gr21" style:family="graphic" style:parent-style-name="objectwithoutfill">
      <style:graphic-properties svg:stroke-width="0.035cm" draw:marker-start-width="0.252cm" draw:marker-end="Arrow" draw:marker-end-width="0.252cm" draw:fill="none" draw:textarea-horizontal-align="center" draw:textarea-vertical-align="middle" fo:padding-top="0.017cm" fo:padding-bottom="0.017cm" fo:padding-left="0.017cm" fo:padding-right="0.017cm"/>
    </style:style>
    <style:style style:name="gr2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3" style:family="graphic" style:parent-style-name="standard">
      <style:graphic-properties draw:stroke="none" draw:fill="none" draw:textarea-horizontal-align="left" draw:textarea-vertical-align="top" draw:auto-grow-height="true" draw:auto-grow-width="true" fo:min-height="1.174cm" fo:min-width="3.41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1.174cm" fo:min-width="3.291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1.174cm" fo:min-width="3.588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1.174cm" fo:min-width="2.064cm" fo:padding-top="0cm" fo:padding-bottom="0cm" fo:padding-left="0cm" fo:padding-right="0cm"/>
    </style:style>
    <style:style style:name="gr27" style:family="graphic" style:parent-style-name="standard">
      <style:graphic-properties draw:stroke="solid" svg:stroke-width="0.017cm" svg:stroke-color="#000000" draw:stroke-linejoin="round" svg:stroke-linecap="round" draw:fill="none" draw:textarea-horizontal-align="center" draw:textarea-vertical-align="middle" fo:padding-top="0.008cm" fo:padding-bottom="0.008cm" fo:padding-left="0.008cm" fo:padding-right="0.008cm"/>
    </style:style>
    <style:style style:name="gr28" style:family="graphic" style:parent-style-name="standard">
      <style:graphic-properties draw:stroke="none" draw:fill="none" draw:textarea-horizontal-align="left" draw:textarea-vertical-align="top" draw:auto-grow-height="true" draw:auto-grow-width="true" fo:min-height="1.174cm" fo:min-width="5.378cm" fo:padding-top="0cm" fo:padding-bottom="0cm" fo:padding-left="0cm" fo:padding-right="0cm"/>
    </style:style>
    <style:style style:name="gr29" style:family="graphic" style:parent-style-name="objectwithoutfill">
      <style:graphic-properties draw:marker-end="Small_20_Arrow" draw:fill="none" draw:textarea-horizontal-align="center" draw:textarea-vertical-align="middle"/>
    </style:style>
    <style:style style:name="P1" style:family="paragraph">
      <loext:graphic-properties draw:fill="none"/>
      <style:paragraph-properties fo:text-align="center"/>
    </style:style>
    <style:style style:name="P2" style:family="paragraph">
      <style:paragraph-properties fo:text-align="start" style:writing-mode="lr-tb"/>
    </style:style>
    <style:style style:name="P3" style:family="paragraph">
      <loext:graphic-properties draw:fill="none"/>
      <style:paragraph-properties fo:text-align="start" style:writing-mode="lr-tb"/>
      <style:text-properties style:font-name="Liberation Serif" fo:font-size="30pt" style:font-size-asian="16pt" style:font-size-complex="16pt"/>
    </style:style>
    <style:style style:name="P4" style:family="paragraph">
      <loext:graphic-properties draw:fill="none"/>
      <style:paragraph-properties fo:text-align="start" style:writing-mode="lr-tb"/>
      <style:text-properties fo:font-size="30pt" style:font-size-asian="12pt" style:font-size-complex="12pt"/>
    </style:style>
    <style:style style:name="P5" style:family="paragraph">
      <loext:graphic-properties draw:fill="none"/>
      <style:text-properties style:font-name="Liberation Serif" fo:font-size="30pt"/>
    </style:style>
    <style:style style:name="P6" style:family="paragraph">
      <loext:graphic-properties draw:fill="solid" draw:fill-color="#000000"/>
      <style:text-properties style:font-name="Liberation Serif" fo:font-size="30pt"/>
    </style:style>
    <style:style style:name="P7" style:family="paragraph">
      <loext:graphic-properties draw:fill="solid" draw:fill-color="#000000"/>
      <style:text-properties fo:font-size="30pt"/>
    </style:style>
    <style:style style:name="P8" style:family="paragraph">
      <loext:graphic-properties draw:fill="none"/>
    </style:style>
    <style:style style:name="P9" style:family="paragraph">
      <loext:graphic-properties draw:fill="none"/>
      <style:text-properties fo:font-size="24pt"/>
    </style:style>
    <style:style style:name="P10" style:family="paragraph">
      <loext:graphic-properties draw:fill="none"/>
      <style:paragraph-properties fo:margin-left="-13.335cm" fo:margin-right="20.003cm" fo:text-align="center" fo:text-indent="13.335cm"/>
    </style:style>
    <style:style style:name="P11" style:family="paragraph">
      <style:paragraph-properties fo:margin-left="0cm" fo:margin-right="0cm" fo:text-indent="0cm"/>
    </style:style>
    <style:style style:name="P12" style:family="paragraph">
      <loext:graphic-properties draw:fill="none" draw:fill-color="#ffffff"/>
      <style:paragraph-properties fo:margin-left="0cm" fo:margin-right="0cm" fo:text-indent="0cm"/>
      <style:text-properties style:font-name="Liberation Serif" fo:font-size="30pt"/>
    </style:style>
    <style:style style:name="P13" style:family="paragraph">
      <loext:graphic-properties draw:fill="none"/>
      <style:paragraph-properties fo:margin-left="-13.335cm" fo:margin-right="20.003cm" fo:text-align="center" fo:text-indent="13.335cm"/>
      <style:text-properties style:font-name="Liberation Serif" fo:font-size="30pt"/>
    </style:style>
    <style:style style:name="P14" style:family="paragraph">
      <loext:graphic-properties draw:fill="none"/>
      <style:text-properties fo:font-size="30pt"/>
    </style:style>
    <style:style style:name="P15" style:family="paragraph">
      <loext:graphic-properties draw:fill="none"/>
      <style:paragraph-properties fo:text-align="start" style:writing-mode="lr-tb"/>
      <style:text-properties style:font-name="Liberation Serif" fo:font-size="30pt" style:font-size-asian="24pt" style:font-size-complex="24pt"/>
    </style:style>
    <style:style style:name="P16" style:family="paragraph">
      <loext:graphic-properties draw:fill="none"/>
      <style:paragraph-properties fo:text-align="start" style:writing-mode="lr-tb"/>
      <style:text-properties style:font-name="Liberation Serif" fo:font-size="30pt" style:font-size-asian="20pt" style:font-size-complex="20pt"/>
    </style:style>
    <style:style style:name="P17" style:family="paragraph">
      <loext:graphic-properties draw:fill="none"/>
      <style:paragraph-properties fo:text-align="center"/>
      <style:text-properties style:font-name="Liberation Serif" fo:font-size="30pt"/>
    </style:style>
    <style:style style:name="T1" style:family="text">
      <style:text-properties fo:color="#000000" style:font-name="Liberation Serif" fo:font-size="30pt" style:font-size-asian="16pt" style:font-name-complex="KzArial" style:font-size-complex="16pt"/>
    </style:style>
    <style:style style:name="T2" style:family="text">
      <style:text-properties fo:color="#000000" style:font-name="CenturyGothic" fo:font-size="30pt" style:font-size-asian="12pt" style:font-name-complex="CenturyGothic" style:font-size-complex="12pt"/>
    </style:style>
    <style:style style:name="T3" style:family="text">
      <style:text-properties style:font-name="Liberation Serif" fo:font-size="30pt"/>
    </style:style>
    <style:style style:name="T4" style:family="text">
      <style:text-properties fo:color="#000000" style:font-name="Liberation Serif" fo:font-size="30pt" style:font-size-asian="24pt" style:font-name-complex="NirmalaUISemilight" style:font-size-complex="24pt"/>
    </style:style>
    <style:style style:name="T5" style:family="text">
      <style:text-properties fo:color="#000000" style:font-name="Liberation Serif" fo:font-size="30pt" style:font-size-asian="20pt" style:font-name-complex="CenturyGothic"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5.587cm" svg:height="2.405cm" draw:transform="rotate (0.126361837844389) translate (0.242cm 2.529cm)">
          <draw:image xlink:href="Pictures/1000020100000168000000F0FF04A53193E1AC75.png" xlink:type="simple" xlink:show="embed" xlink:actuate="onLoad">
            <text:p/>
          </draw:image>
        </draw:frame>
        <draw:frame draw:style-name="gr2" draw:text-style-name="P3" draw:layer="layout" svg:width="2.413cm" svg:height="1.174cm" svg:x="23.865cm" svg:y="9.652cm">
          <draw:text-box>
            <text:p text:style-name="P2"><text:span text:style-name="T1">OTS</text:span></text:p>
          </draw:text-box>
        </draw:frame>
        <draw:frame draw:style-name="gr3" draw:text-style-name="P3" draw:layer="layout" svg:width="7.008cm" svg:height="1.174cm" svg:x="11.269cm" svg:y="0.096cm">
          <draw:text-box>
            <text:p text:style-name="P2"><text:span text:style-name="T1">Robot Arm</text:span></text:p>
          </draw:text-box>
        </draw:frame>
        <draw:frame draw:style-name="gr4" draw:text-style-name="P4" draw:layer="layout" svg:width="0.422cm" svg:height="1.233cm" svg:x="20.617cm" svg:y="1.081cm">
          <draw:text-box>
            <text:p text:style-name="P2"><text:span text:style-name="T2"><text:s/></text:span></text:p>
          </draw:text-box>
        </draw:frame>
        <draw:polygon draw:style-name="gr5" draw:text-style-name="P5" draw:layer="layout" svg:width="0.272cm" svg:height="0.265cm" svg:x="20.898cm" svg:y="10.773cm" svg:viewBox="0 0 273 266" draw:points="0,0 273,191 206,266">
          <text:p/>
        </draw:polygon>
        <draw:path draw:style-name="gr6" draw:text-style-name="P5" draw:layer="layout" svg:width="2.272cm" svg:height="1.396cm" svg:x="21.452cm" svg:y="8.805cm" svg:viewBox="0 0 2273 1397" svg:d="M2273 1397h-818M1455 1397l-1455-1397">
          <text:p/>
        </draw:path>
        <draw:polygon draw:style-name="gr7" draw:text-style-name="P6" draw:layer="layout" svg:width="0.272cm" svg:height="0.265cm" svg:x="20.898cm" svg:y="10.773cm" svg:viewBox="0 0 273 266" draw:points="0,0 273,191 206,266">
          <text:p/>
        </draw:polygon>
        <draw:polygon draw:style-name="gr7" draw:text-style-name="P7" draw:layer="layout" svg:width="0.066cm" svg:height="0.07cm" svg:x="11.165cm" svg:y="3.217cm" svg:viewBox="0 0 67 71" draw:points="3,56 11,64 19,68 26,71 35,71 42,68 49,64 56,56 63,49 63,42 67,35 63,24 60,17 56,10 49,7 42,3 33,0 26,3 19,3 11,10 3,17 0,24 0,31 0,38 0,49 3,56 33,35">
          <text:p/>
        </draw:polygon>
        <draw:path draw:style-name="gr8" draw:text-style-name="P8" draw:layer="layout" svg:width="14.097cm" svg:height="17.787cm" svg:x="7.99cm" svg:y="1.566cm" svg:viewBox="0 0 14098 17788" svg:d="M11417 4244l-21 74-21 60-18 38-14 36-18 39-85 155-28 46-24 42-22 28-21 39-32 49-28 53-10 21-14 36-7 28-8 35-3 78M12761 4812M11043 5101v42M12271 4635h3l4 4M13301 4522l-4-53-17-53-36-42-42-21M13195 4349h-14M13308 4741v-109l-7-113M11526 4088h-17M11512 4088h-7l-11 4-7 3-7 4-10 14-11 18-21 46-21 63M1941 1573l-3 4M5501 17188v-14l-11-18-14-17-25-15-28-14-32-7-35-3h-35l-35 3-32 7-28 14-25 18-14 18-7 17v11M5176 17192v155M5501 17347v-155M10457 836l-458 370M8312 437h-14l-67-3-77-7-120-11-110-11-91-10-99-11-117-14-137-14-117-14-102-14-113-11-141-10-159-7-155-8-137-7-120-10-177-18-190-21-187-25-78-7-81-10-78-7-67-11-60-7-56-7-74-11-99-14-123-14-99-14-92-11-70-10M4905 88l-25-4M4524 2811l38 4 85 14 95 14 81 11 64 7 85 7 109 10 102 4h81l39-4h53l78-3 77-4 64-7 99-7 98-7 120-10 39-4M5931 2836l71-11 53-10 35-11 28-10 25-7 28-11 46-18 63-28M6273 2730l18-7 39-18M4502 2808l22 3M6355 2695l197-102 201-103 205-102 208-95M7166 2293l187-81 166-67 148-53 127-39 106-28 81-22 56-10 39-7 35-7 50-7 63-7 81-4 103-7M12214 5570l208 21M11748 5510l336 46h21M12426 5591h25l35-10 42-22 46-31M12422 5591h7M11396 5447l28 7 324 56M11117 5387l198 42M12574 5528l113-85 145-92M11505 3813l4 131M13706 3919v-131M11509 3951v137M13710 4318l-4-392M11597 4095l3 4M13618 4078l4-4M11043 5147v67l3 56 11 46 7 28 11 18 3 3 7 4 14 11 22 7M13717 4804l-7-479M13622 4476l3-3M12828 5351l102-56 92-53 81-53 64-49 46-46 38-50 21-38 18-43 14-49 4-57M13378 5122l46-18 60-24 53-32 49-32 43-35 35-35 25-39 17-43 11-38v-18M13082 5203l46-10 81-18 78-21 24-7M13308 4857v-70-42M13336 5161l11-11M2728 3122l-49-99-50-81-39-60-31-46-32-42-88-110-96-106-105-95-106-84-39-29-53-35-74-46-95-53-117-53M88 3203l-39 106-21 81-10 67-7 42-4 43-7 60v77 25M1292 4917h28l85-7 60-7 42-7 67-17 92-29 120-46M1786 4804l88-42 99-53 109-60M223 2896l-135 307M2040 2596v-3M2037 2596h3M2308 2850l-3 4M2305 2854M1906 2508v3M2396 2984v-3h4M1754 2183l-46-17-35-7-28-4h-21-25l-32 7-53 14M2742 3358l14-56 4-60-11-60-21-60M1603 2367l3-7M2456 2674l-3-7-4-4M2171 4134l81 18M4996 11656l7 15 22 67 21 77 21 81 10 57 15 60 10 63 7 64 11 77 7 92v28M4718 9490l-67 120-57 103-42 88-35 67-29 63-38 78-43 95-46 113M4354 10238l-21 53-18 85-10 88-4 78M4361 10214l-7 24M5557 9734l-74 35-32 18M5451 9787h-3-4-3M5434 9787h-11l-46-14-7-4M7889 12164v-7-17M5511 8623l-684 723M5370 9769l-17-3-36-8M5561 9730l-4 4M5296 9751h-3M5342 11798l28 7 14 3M5430 9773l32 10M5300 9744l130 29M5293 9744h3 4M5116 11716l21 11 43 18 42 17 53 18 67 18M4301 10542l4 81 7 67 7 46 7 42 25 88 31 85M4771 9413l-8 10-3 4M7494 11755v-3l-7-14-18-36-17-46-22-60-21-63-14-53-14-49-14-57-14-53-11-60-7-77-3-78 3-74 18-92 10-53 18-60 35-91 29-74 24-60 25-53v-4M7490 10556v-4l15-28 10-14 4-7v-4M7893 13523v-625-617M7886 12126l-15-71-35-109-46-99-56-85-67-77-95-85-103-71-74-52M5127 12320l7 405 7 801M7893 13674v-151M7893 12281v-110M5141 13523v151M12574 5454l7 3h7M12599 5457l14-3 14-4M12592 5457h3 7M12913 4783l-14-10-18-11M12863 4759l-7-4h-7M12881 4762l-7-3h-11M2005 1393v50 52l-7 43-7 28v14-3M3222 2832l10-7 18-14 28-17 32-18 32-14 28-11 28-10 36-11 42-10 49-11 57-7 63-4h81l71 4 85 7 102 14 106 18M4090 2741l63 14 251 39 49 7M4834 77l-198-24-250-25-250-18-251-7-250-3-247 7-247 14-237 21M4453 2801l25 3M4859 81l-25-4M4121 2025M2904 42l-70 11-78 17-74 25-67 32-67 35-63 42-60 50-57 53-49 56-50 64-46 67-3 3M661 2332l-78 109-99 148-7 14M978 1954l-63 67-117 134-77 99M2382 4364l124-92 141-117 134-120 130-127 67-67M2223 490l-56 102-49 106-43 113-31 113-25 116-14 117-4 116 4 120M2978 3841v-3M978 1951v3M12705 1153l3-24M12708 1129v-11l-3-11M12705 1107l-22-84M12620 984l-81-11-67-10-46-14-35-11-43-14-53-21-60-28-60-39M12955 885l7-39M12186 719l-7 36M12683 1023l-10-14-14-11-22-7-17-7M12602 606l-56-7-21-3h-36-38-36l-39 3-31 7-36 7-28 11-28 14-21 14-18 18-17 18-8 24-3 7M12962 850v-18l-3-24-11-29-18-24-21-22-28-21-32-21-32-21-38-14-39-14-35-14-32-7-32-8-39-7M12835 1012l-3 11M12832 1023v3M11946 899l-7 25M11939 927v4M12870 980l-14 7-10 7-7 8-4 10M11985 860l-14 7-14 8-7 14-4 10M13026 927l-64 36-92 17M12098 825l-113 35M12175 836l-17-7-21-4-22-3-17 3M12440 857h-4l-3 3v4l-4 3M12461 843l-21 14M12500 860M12465 843h-4M13057 875l-7 24-24 28M12087 740v-7l-3-10M12867 860l-4-7-7-3-3-4-7-3M11826 702l-10 49M11837 670l-11 32M11897 585l-46 57-14 28M12846 843l-50-11M12796 832h-3M12793 832h-4-3l-4 4h-7l-3 3-8 4v3M12084 723l3-18M13389 1150l10-78M13399 1072v-18l-3-17M13396 1037l-28-71-28-63M13061 825l-11 74M12387 712l-4-7-3-7-7-3-4-4M13121 800h-18l-17 4-15 11-10 10M13280 850l-78-28-81-22M12320 666h-4-3-7-4l-7 4h-3l-4 3M12369 691l-49-25M13340 903l-11-14-14-14-18-15-14-7M12655 688l-3 3-4 7M12680 659l-25 29M12151 490l-78 14-67 25-60 25-49 31M12722 673l-3-7-4-3-10-4-8-3h-7l-3 3h-4-3M12313 564v-10M12313 557v-11l-4-7-3-7-7-7M13191 744v-7l-3-11-7-7-7-7M13167 709l-71-50-74-38-46-22-35-14-32-14-25-10M12299 525l-64-31M12225 490h-7l-4-4M12433 501l-4 3M12493 479h-21l-18 4-14 7-7 4-4 7M9988 1217l-190 151M11336 3538l7 4 14 3 21 4 18 7M11392 3556l25 10 35 21 21 22 14 21 11 21 4 18 3 24v28 46 18M9773 1390l-127 112M9667 1485l-85 74-56 60-35 39-43 49-45 57M5077 16574l-70 46M5120 16786l70-50M5120 16599l-43 28M5077 16627v4 3h-3M5074 16634v4M5074 16638v3M4961 16581l-3 11M5130 16842h11M5180 16828l32-21M5021 16528l-32 21M5215 16811l14-11M5032 16514l-15 7M5257 16645v-4M5190 16546v-4M5257 16782l53-35M5113 16458l-53 35M13576 1337l-4-18-31-109-36-103-21-45-25-50-24-42-25-46-35-49-35-43-43-39-35-28M13675 2162l-7-123-11-152-14-131-14-112-18-131-7-46M11621 723l-35 17-39 22-67 31-77 36-81 35-71 28-70 25-89 32-77 24-60 14-39 11-32 11-35 7-39 7-42 7M13692 2571l-7-218-10-191M13692 2681v-64-56M11935 522l-24 10M11890 543l-43 18-74 45M13629 3005l7-21 7-17 7-25 11-28 10-36 11-49 7-57 3-38v-29-17-4M13629 3009v-4M13625 3400l-10-31-11-74-3-78 3-78 11-70 14-60M13706 3760v-21l-3-21v-28l-7-46-11-53-14-46-10-32-8-24-7-14M10570 1090l-42 35M8277 9688l7-7 4-7M3317 8386l7 7 14 11M5204 6344l-532-485-533-497M7363 7289l-28 4h-42-39-32-49l-74-7-88-15-85-14-78-21-53-14-45-14-50-18-49-17-64-25-74-32-88-35-92-42-74-36-63-28-57-28-95-50-99-49-88-49-85-50-91-56-117-78-130-88-138-106-92-77M4139 5362l-162-155M2231 7342l525 508 519 497M3338 8407l21 14 106 67 106 46 106 29 106 14h67 63l50-4 28-3 25-4h31 39l53 4 49 7M2068 7187l163 155M7522 10499l692-733M4199 8577l14 3 50 11 67 17 70 22 102 38 106 43 106 49 99 53 99 56 109 68 88 59 28 22M2435 6816M3275 8347l42 39M8341 9593l17-29M8365 9543l156-296 151-342M2435 6795l-3-10M8344 7709l-28-32M8672 8905l28-81 15-71 10-60 4-49 3-60v-57l-7-56-7-50-10-70-22-81-35-99-49-109-71-124-60-88-74-88-53-53M8312 7677l-88-81-91-71-89-56-77-42-92-43-71-24-49-18-35-11-36-10-38-7-46-11-64-7-84-7h-14M7406 7289l-53 4M9639 3270l7 7M9240 2529l11 60 17 67 25 81 35 92 50 102 67 110 88 116 106 113M7674 338h-138l-187-7M4354 16348l127-84M4319 16348l25-17M4040 15890l-24 14M4157 15787l-127 85M4495 16253l25-18M4481 16260l18-3 32-14 28-22 21-28 18-32 10-35 4-39v-46l-7-42-14-46-22-42-24-42-32-39-32-35-39-29-35-24-32-11M4580 16193l49-32M4196 15759l-25 18M4375 15731l-21-7-39-11h-38l-36 7-31 15-29 21-21 28-3 7M4305 15685l-50 35M4432 15724v-4M4414 15720M4446 15706v4M3158 15974l4-10-7-18-14-17-21-18-25-14-32-11-32-3-38-4-36 4-31 7-32 10-25 14-18 18-10 21-4 21M2837 15974v152M3162 16126v-152M3860 16747l-7-14M3723 16733l-7 18M3719 17075l4 11M3310 16380v4l-28 3-21 11-18 14-11 18v10M3444 16437l-3-11-11-14-14-14-25-11-25-7h-28-28M3232 16440v95M3444 16535v-95M7963 15138l-14-134-21-261-18-282-14-310-3-332v-124M5144 13657l-24 169-14 74-18 57-11 35-7 14M8076 15844l-3-21-36-173-31-194-32-215-11-103M8150 16137l-7-21-35-138-32-134M3818 14634l-49 53-43 42-31 39-36 42-21 28-21 29-28 42-36 49-31 50-21 42-25 46-32 64-25 63-21 53-24 74-22 81-17 78-18 74-7 32-7 42-11 53-10 67-14 109-18 134-7 71M4936 15770l-3 3M3243 16080l-4 46-3 25M8263 16465l-60-152-53-180M4940 16412h-4v3M4972 16465l7-4M4972 16521l3-3M4079 15787l4-3M5102 13904l-85 38-81 39-67 32-49 25-46 21-39 17-35 18-46 21-53 25-39 18-35 14-49 21-28 14-36 14-17 7-18 7-42 21-46 22-53 31-42 25-32 21-28 18-18 14-25 18-42 31-64 50-49 39-56 49-64 60M3134 15590l-96 99-70 84-64 78-49 78-42 70-36 71M2728 16250l-18 155M3363 15396l-42 32-89 74-88 81-7 7M5748 15812l162 1574M5762 15742l-14 53M5748 15795v10 7M2005 1157l-103 56-148 92-148 99-145 106-137 116-138 120-130 123-67 71M2989 3827l64-67 116-137 113-141 106-145 95-145 92-151 81-152 67-141M2989 3827M3959 5189l-17-18-198-183-85-71M777 5623l124 183 158 223 166 218 169 213 177 208 183 198 191 197 106 106M3663 4917l-99-88-92-88-70-78-67-77-50-64-31-49-29-42-21-46-24-50-22-56-28-99-14-102-4-106 15-109 28-113 39-110 21-49 24-46 11-21M664 5048l-3 10-7 71-4 71 4 74 7 70 17 71 25 70 32 67 35 64 7 7M989 1940M738 4790l-17 46-32 106-25 106M3613 5556l18 14M11724 712l-14 64M13456 1192l3-39M13110 670l-3-4M12458 483l-11-4-85-3M13047 903l3-25 4-28M12923 966h4M12098 695l-11 49M13026 903h-4-4v3M12271 4628l-4-7-7-11-7-3-11-4h-10v-3h-4M12274 4642l-3-14M12228 4600l-88-7-102-14M11752 4639l-11 21v7M12038 4579l-99-18-81-18M11791 4568l-39 71M11858 4543h-4l-10-3-14 3h-11l-7 4-7 7-14 14M3014 16839l201-145M3112 16549l-201 149M3462 16557v-22M4961 15936l-3 14M5130 16200h11M4982 16116l21 28 11 10 14 11M5180 16186l32-21M5021 15886l-32 21M5215 16168l14-10M5032 15869l-15 10M5257 15999M5190 15900M5243 16144l11-4M5060 15854l-11 8M5130 16133l60-39M5039 16119l3 4 14 10 14 7 18 4h18l17-4 11-7M5014 16094l18 22 7 3M5000 16059v4l7 14 7 17M5003 15985l-3 7-7 18v21l3 18 4 10M5003 15985M5007 15985h-4M5257 16140l53-35M5113 15816l-53 35M5081 15932l-49 32M5028 15978l4 3 3 4v4 3l-3 4M5028 15974l4 4M5032 15964l-25 17M5007 15981h-4M3670 2878l35-67M2019 1065l-127 71M3719 2840l7-22M3737 2995l39-96 31-88 25-67 14-39M3377 3732l49-25 43-35 32-42 24-53M3144 3788l36-3 91-21 106-32M3356 3591l3 3M3359 3594v8 3M2799 16126v35M3197 16151v-25M5141 17347v28M5540 17368v-21M12867 7582l67 10M13396 7596v-116M13657 7388v-117M11367 7197l4 117M13918 7180v-117M13399 7712l-3-116M13121 8679v-74l7-57 7-42 7-49 11-36 7-35 14-46 17-49 4-11M11992 8023l28 53 32 70 39 81 24 60 18 50 21 63 21 81 18 96 7 113M13661 7504l-4-116M11371 7314v116M13918 7296v-116M13396 5157v-42M12962 5729l-46-39-25-25-14-21M12376 5648l-28 38-56 53M12376 5584v74M12877 5651l-3-222M13086 8757l-4-11M13354 9088l-127-159M12242 8757l-24 31M12091 8954l-117 148M11950 9176v18M13382 9180v-21M12549 8993l-3-25M12352 9021l17 64M13033 9078l24-74M12867 8940l-4 18M12059 8891l49 95M13220 8940l45-99M13086 8757M13421 9480l-4-321M11914 9176l4 321M12260 10051v71M13463 9681v-219M11875 9480l4 233M13907 9836v-70M11435 9501v71M11699 5291v-53l4-53 10-56 18-56 21-50 25-42 49-78 49-74 50-77 25-32M11950 4720l179 21M12129 4741l32 4 18-4 14-4 14-7 14-7 14-21M12235 4702l43-60M12278 4642l7-10M12285 4632v-14l-4-8-3-7-11-3-7-4-21-3M12239 4593l-191-25M12048 4568l103-148M12757 4409l-155 22-155 7-152-4-144-14M12757 4409l96 18 95 21M12948 4448l-11 7-17 18-25 21-35 32-18 21-18 18-17 14-14 14-14 14-32 39-32 31-28 36-25 32-25 31-38 46-36 50-31 49-32 46-14 24-18 29-14 24-14 29-14 21-14 39M12412 5133l-18 42-7 42M12387 5217l-11 57-3 56M12373 5330v46M11699 5291l265 39 204 25 205 21M12387 5217l7-35 14-35 28-57 32-49 32-46 134-187 99-120 109-120 124-116M12966 4452l24 7 21 10 11 7 11 11 14 21M13047 4508l-152 141-131 145M12764 4794l-95 120-84 123M12585 5037l-39 57-32 60-14 35-7 42-7 39v42M12373 5330h10 11 14l14-3 29-7 35-8M12966 4452l-11-4h-7M12486 5312v18 21M12373 5376h3 18l14-4 39-7 39-14M12599 5027l-7 3-7 7M12599 5027l-14 28-15 28-14 71-7 70v67M12486 5351l14-17 18-14 31-29M11082 5016l-7 57-4 53M11117 4928l-21 42-14 46M11498 4222l-4 7-10 43-18 56-17 43-14 38-22 46-21 43-21 38-21 39-57 99-67 95-17 25-18 25-18 24-17 29-18 21-21 35M11685 4240l-95-11-92-7M12151 4420l-131-28-120-36-116-52-99-64M11872 4533l176 35M11791 4554l14-14 11-4 10-3h25 21M11780 4565l11-11M11738 4625l21-32 21-28M11777 4688l-29-11-10-7-7-7-4-7 4-7 7-24M11950 4720l-173-32M11071 5126v24 21M11071 5171l219 46 201 39 208 35M12761 4812l-152 201M12609 5013l-10 14M12764 4794v7 7M12764 4808l-3 4M13047 4508l28-21 28-14 28-4 29 11 21 21 17 28 15 74M11082 5016l10-35 18-50 25-38 60-96 60-95 56-92 67-127 60-130 42-134M11498 4222l-7-3h-11M12764 4808l-3 4M12884 4766l-21-14h-10M12235 4702h-3v4M12218 4723l14-17M11043 5133v7 14l7 10 11 4 7 3h3M12278 4642h-4v4M12232 4706l42-60M12285 4632h-4-3v3M12278 4639v-4M12239 4593h-4v3 4M12278 4635l3-14M13213 4603l3 92 4 88M12948 4893l28-14 46-18 49-21 46-18 46-18 57-21M11745 4674l-7-7-4-7v-11l11-17M11745 4660l-7 10M11738 4625h3v3h4v4M11868 4540l180 39M12235 4600l-187-21M12048 4579v-4-3-4M13202 4356l-42-7-50 11-53 25-91 67M13181 4349l-14-3h-22-24-28l-82 14-84 14-85 18-85 17M11745 4632l42-64M11780 4565h4 3v3M11872 4533v3l-4 4M11794 4565v-7M11794 4558l11-8 11-7 14-3h10 11 17M11791 4554h3v4M11787 4568l7-10M13220 4783l24-7 21-7 22-10 14-11 3-3 4-4v-4M11512 4092h-3l-4 18-3 31-22 78M11685 4240l-35-28-36-32-28-28-21-25-21-21-7-7-7-7-4-4h-3M1941 1577h-3M1941 1577l7-7M2001 1520l-46 39-3 3M5204 17195l15 18 21 14 28 10 32 7 35 4 35-4 36-3 28-11 24-14 15-17 10-18-3-18-11-17-18-18-24-11-32-10-32-4-39-3-31 7-32 7-28 10-21 18-11 18-4 17zM5176 17192v-4M5183 17368l14 18 25 17 28 11 32 10 39 4h35l39-4 32-7 31-14 22-14 14-18 7-21v-3M5176 17347v3l7 18M5363 17216l60-32M5423 17184l-25-42M5314 17132l84 10M5254 17163l60-31M5254 17163l25 43M5363 17216l-84-10M5398 17199v-57M5314 17213v-81M10750 973l-7 29M10743 1002l53-22M10796 980l-21-3-25-4M10478 818l-17 14-4 4M10895 564l173-113M9992 1210l35-29 74-45 81-43 81-35 88-25 92-14 92-10h92l95 10 42 7M8591 501l-180-15-180-10-180-14-180-14-179-11-173-7-205-7h-197l-191 7-180 14-176 18-110 17-105 22-106 21-110 32-113 42-116 60-109 81-110 99-98 113-96 130-84 141-74 148-60 163-43 162-21 109-11 113v103M4905 88M4559 1196l-4 60 4 60 14 52 14 25 18 18 10 3h14l15-3 17-18 32-42 25-53 17-53 7-46 4-49-4-46-14-32-17-18-18-10h-21l-18 3-25 15-31 35-29 63zM5204 2018l-359-29-353-35-346-46M8591 501l-10 10-8 21M7074 458l226-3 236 7 170 7 173 10 172 15 177 10 173 14 172 14M6263 564l169-39 173-28 229-25 240-14M5268 2021l-4-78 7-77 11-81 14-78 43-155 56-155 71-145 81-138 91-127 99-109 106-99 109-81 113-63 113-46 85-25M5268 2021l-64-3M10747 1002l7-15M10754 987l21 4M10754 987l-4-14M6626 1379l-28 18-35 35-32 35-49 67-36 71-28 63-14 64-7 60-4 53M6263 564l70 85 60 91 57 96 49 106 42 105 36 110 32 109 17 113M6393 1845l-123 38-120 29-134 31-134 25-95 14-99 14-95 7-110 11-106 4-109 3M4633 1125l21-14 25-4 21 4 14 7 18 21 14 39v11M4559 1316l7-60 21-67 28-46 18-18M8517 952l-145-7-134-3-130 7-127 10-159 21-155 32-145 35-169 53M8521 1347v-49-50l-4-49v-49-50-49-49-50M6700 1340l-39 18-35 21M7353 1100l-219 74-215 82-219 84M7371 1495l-120 39-120 46-120 42-117 46-120 46-123 46-127 46-131 39M8521 1347l-113-7-110-3-106 3-151 11-145 17-137 25-134 28-131 36-123 38M4880 84l-18-3-46 3-42 11-46 21-46 28-46 39-45 42-46 53-43 64-42 67-42 74-39 81-35 85-36 91-31 99-32 99-28 102-21 106-22 110-17 109-14 109-11 110-7 109-4 106 4 106M4125 1905l21 3M10041 599l-7 14-7 18M10041 599l78 7 70 4 71 3h67 42 39l39-3h35l35-4 39-3 57-4 52-7 50-7 49-7 46-7 42-3 43-4M9970 1051l4-113 11-113 21-106 21-88M7353 1100l-18-144-39-134-49-124-53-88-56-81-64-71M8573 532l-21 89-17 102-14 113-4 116M9970 1051l-1453-99M8573 532l1454 99M8521 1347l1206 81M10041 599l-1450-98M5204 2018l-359-29-353-35-346-46M5935 2832h-4M4594 2575l-7-35v-39l14-35 11-11 17-11h11 14l14 7 21 18 32 35 28 39 18 39 14 32 4 28-4 21-14 18-14 3h-18l-21-3-18-4-28-14-32-25-31-42zM8521 1347l1206 81M8521 1347l-113-7-110-3-106 3-151 11-145 17-137 25-134 28-131 36-123 38M7371 1495l-120 39-120 46-120 42-117 46-120 46-123 46-127 46-131 39M6393 1845l-123 38-120 29-134 31-134 25-95 14-99 14-95 7-110 11-106 4-109 3M5268 2021l-64-3M4143 1908l-18-3M6256 2741l17-11M7716 2074l127-35 194-43 191-28 194-14 190 4M6644 2134h-25l-39-7-35-11-49-28-39-42-28-46-22-49-10-53-4-53M6330 2705l25-14M6718 2116l-35 11-39 7M8521 1347l3 46v50 49l4 46 3 49v46l4 46 3 46M8538 1725l-173-7-162 3-152 7-148 18-141 25-134 31-130 32-124 39M7374 1873l-166 56-162 60-328 127M4591 2494l17 39 21 35 39 32 25 14 25 7 21 3 14-3 14-7 11-11M4502 2808l-24-4-43-17-38-22-39-35-35-39-36-49-32-56-28-64-24-74-22-78-17-81-14-92-14-91-8-99-3-102M6623 2515l14-4 17-7 18-10 25-21 35-29 39-49 21-32 14-35 7-46-3-14-7-7-11-4-11 4-10 7-14 11-25 28-42 60-29 46-24 38-18 36-3 21 3 7zM8810 1891l-21 10-21 21-4 21 7 15 21 7 32 7 32 3 31 4h32 21 18l7-4-3-10-18-18-32-25-28-17-25-11-17-7h-18zM8612 1958l664 45M8538 1725l7 95 18 74 21 46 28 18M11075 5175h-4M11699 5298l-14-3-67-11-134-24-67-11-64-14-70-14-71-14-137-32M12376 5380l-17-4-71-7-144-14-71-7-67-7-78-11-77-10-152-22M12376 5380M12479 5355l-14 7-25 7-35 11h-14-15M12546 5295l-7 7-29 25-31 28M12546 5295M12549 5298v-3h-3M12486 5358l17-17 18-18 28-25M12373 5383h21l18-3 42-11 32-11M11699 5298l332 46 342 39M11699 5298l-321-56-307-64M11071 5178l-17-7-8-3-3-18M11071 5175l-10-4-7-3v-4M12214 5570l-25-4-17-3h-18l-17-4h-18l-14-3M12373 5383l3 92 7 42 8 35M12415 5588l-14-11-10-25M12486 5358v74l7 57 3 25 7 14 7 7 25-4h4l7-3 7-7 7-4 28-18 11-7M12426 5591h3M12479 5355v-4-3M12549 5298l4 67 7 60 7 25 11 18 14 3 17-3M12599 5492l7-14 3-10M12546 5295v-7M12588 5464l-14-7-7-7M12546 5295v-7M12578 5457h-8M12609 5468v-4l-3-3h-4M12546 5288v7M11315 5429l7 3h10l14 4 18 3 18 4 14 4M11089 5351l14 25 18 11M11071 5178l4 92 3 42 11 39M12599 5492l17-17 81-57 36-24 123-74M12849 5309l4 3 3 8M12609 5468l18-11M12849 5309M11509 3944l3 28 11 35 21 35 28 32 39 32 46 32 53 31 60 25 67 28 70 22 81 21 82 17 88 14 91 15 96 7 95 7 99 3h95l99-3 99-7 95-11 91-11 89-17 84-18 81-21 78-25 67-24 64-29 56-28 49-32 39-31 36-36 24-35 14-35 7-35v-11M13703 3764l3 35-7 35-17 36-25 35-32 35-42 32-46 32-56 28-64 28-70 25-75 25-81 21-84 17-92 18-92 11-95 10-95 7-99 4h-99l-99-4-95-7-92-7-91-14-88-14-85-18-78-21-74-21-67-28-60-25-53-32-46-28-35-35-32-32-17-35-14-36-4-35 4-25M12842 5302h4v3h3v4M13611 4487l39-32 28-35 18-35 14-36v-31M13308 4632h7l70-25 67-28 60-29 53-31 46-32M13706 3923l-3 35-11 35-17 35-32 36-35 31-46 32-53 32-60 28-67 28-74 25-78 21-85 21-88 14-91 15-92 14-99 7-99 3-98 4-99-4-96-3-95-7-95-11-88-14-85-18-81-21-78-21-67-25-63-28-57-28-49-32-39-32-32-31-24-36-18-35-3-35v-11M11516 3771l-4 7v35l7 39 14 35 25 32 32 35 42 32 49 32 57 28 67 25 70 24 75 25 84 18 85 17 92 14 95 11 95 7 99 4h99 98l99-7 95-11 96-11 91-14 89-17 81-21 77-25 71-25 67-28 56-28 53-32 43-32 35-35 25-35 17-36 7-31M12200 4159h-11-14-10-14l-11-4-11-3-7-4-7-3M12115 4145l11 3h11l10 4h11l10 3h11l10 4h11M12934 4162l14-3h11 10l11-4h10l11-3h10l15-4M13026 4148l-11 4-7 3-11 4-10 3h-14-11-14-14M13562 3961l7-3 3-4 7-3 4-4 3-3 8-4 3-3 4-4M13601 3933l3 4v3l-3 4-4 7-7 3-7 4-11 3h-10M11614 3954h-10l-7-3-7-4-7-3-4-7v-4-3l4-7M13618 4078h-3l-43 35-49 32-60 28-64 28-70 25-78 25-84 17-89 21-91 15-92 10-99 11-99 3-98 4h-99l-99-7-95-7-95-11-89-14-88-14-81-21-78-21-70-25-64-25-56-32-49-28-36-28M11089 5351l10 21 11 11 11 4M13710 4321v21l-7 39-21 35-25 32-35 35-43 32-53 32-56 28-67 28-71 25-24 7M13717 4804M12856 5320l64-39 74-39 74-46 39-28 38-32 36-42 21-57 11-56 3-57M13622 4476l-14 15-46 31-53 32-60 28-67 28-71 25h-3M12846 5302h-4M12849 5309v-4l-3-3M12948 4900l28-14 46-18 49-21 46-18 46-17 57-22M13220 4790v67l-4 67M13308 4745v3l-7 7-14 11-32 14-35 10M13213 4787v3M13378 5122l-14 4-14 3-14 7-25 11M12902 5312l49-7 75-17 70-18 64-17 56-25 53-25 42-25 36-28 24-24M13597 3951v-4l4-3v-4-3M13601 3944v-7M13601 3933v4M11583 3930v10M11583 3930v-7M11583 3933v4 3l3 4M752 3221l-74 10-74 14-67 25-63 32-60 42-53 46-46 49-39 60-32 64-24 67-18 70-8 74v78l8 78 14 77 25 78 32 77 38 75 46 74 53 67 57 63 63 60 71 53 70 49 74 39 78 35 78 29 81 17 77 11 78 3 78-7 74-14 70-21 64-28 60-35 56-46 49-50 43-56 35-60 28-67 18-67 14-74 4-78-7-74-11-81-21-78-28-77-36-74-46-74-49-71M2171 4134h3v-3h4v-4l3-3M2171 4134l-4-3M2185 3975l3 15-7 134M2178 3986v-3h3v-4M2178 3986l-4 88M2174 4074M2171 4102l3-28M1899 4674l88-102 71-117 53-130 35-110 25-113M1899 4674M1624 4614l275 60M1624 4614l63-74 50-85 35-91 21-99 7-106-7-106-18-109-35-106-49-106-60-102-71-96-81-88M1479 3446l102-106 103-105 162-170M2188 3975l4-70v-113l-11-109-21-113-35-113-57-106-67-102-74-96-81-88M2188 3975l-7 4M2192 3972l3-67v-113l-10-113-21-113-39-113-57-105-63-103-74-92-85-88M1846 3065l148-155 110-116M2428 3291l-56-134-74-131-89-119-105-113M2474 3542l-14-127-32-124M2499 3778l-7-53-7-56-11-127M2516 3848l-17-70M2587 3827l-35 11-36 10M2587 3827l-46 187-67 177-56 113-68 105-77 96M2026 4635l123-63 124-67M1902 4674l64-14 60-25M1902 4674l89-102 70-120 53-127 53-191M2167 4134M2171 4134h-4M2171 4134l81 18M2262 4141l-3 4v3h-4v4h-3M2262 4141l21-130 15-138M2287 3873l4-3h3v3h4M2287 3873l-95 99M1479 3446l-92-77-98-67-103-57-109-46-109-31-110-18h-106l-105 11-99 24-92 39-81 49-74 67M227 3062l74 278M227 3062M1846 3065l-92-77-98-71-103-63-109-53-113-32-116-18-113-7-110 4-144 17-141 32-135 43-127 59-116 75-102 88M378 2681l92-81 102-71 113-60 177-70 187-53M1031 2420l7-39 11-35M1102 2434l-71-14M1342 2451l-127-7-57-3-56-7M1596 2487l-124-25-130-11M2104 2794l-113-99-127-85-131-67-137-56M1846 3065l-92-81-95-70-106-64-109-49-113-36-113-17-113-7-113 3-144 18-141 32-135 46-127 56-116 74-102 88M262 2935l-21 60-14 63M378 2681l-60 123-56 131M304 3348l-60 74-50 81-35 91-21 99-11 103 7 105 21 110 32 106 50 105 60 99 71 95 81 85 88 78 99 70 102 57 106 42 109 32 110 17h106l102-10 99-25 91-39 82-49 74-64M1472 3453l-88-77-99-71-102-53-106-46-109-28-110-17-106-4-102 11-99 24-91 39-82 53-74 64M1617 4610l60-74 49-84 35-92 29-148-4-159-21-106-32-109-49-102-60-103-71-91-81-89M752 3221l131 3 134 28 134 46 127 67 113 88 99 103 42 49M1352 2339l60-22 42-17M1454 2300l92-18 50 4 52 10M1648 2296l106 39 106 49 102 57 145 99 134 116 120 127 102 145 39 56 32 60 32 64 28 63 25 60M2619 3231l14 49 3 50-3 49-11 43M2622 3422l-21 60-14 42M2587 3524l-14-117-28-116M2548 3288l-3 3M2552 3288h-4M2559 3280l-7 8M2566 3245v14 11l-7 10M2446 2998l35 60 32 60 53 127M2393 2981l10-4h15l10 4 11 7 7 10M2393 2981M2393 2981l-88-120M2308 2857l-3 4M2312 2857h-4M2308 2808l7 10 4 11v14l-7 11v3M2202 2691l29 29 24 28 28 28 25 32M2086 2593l32 24 28 25 32 25 24 24M2037 2593l10-7 11-4 14 4 10 3 4 4M2033 2593h4M2033 2596v-3M2033 2596l-123-81M1910 2511v4M1888 2462l11 7 7 11 4 14 3 10-3 7M1638 2349l127 50 60 31 63 32M1603 2360l10-7 11-4h14M1596 2363l7-3M1592 2367h4v-4M1592 2374v-7M1592 2374l-81-18-78-14-81-3M1747 2187l155 74 149 88 141 102 130 117 120 127 110 137 91 145 81 152M2724 3129l-81 95M1656 2272l109 38 106 50 106 56 144 99 138 120 123 130 106 145 60 102 53 106 42 106M1747 2187l-91 85M227 3062v-4M1846 3065M301 3340l-64 75-50 84-35 92-21 99-11 102 7 109 21 106 35 110 51 105 60 99 70 99 81 85 92 81 99 67 102 56 106 46 109 32 110 14 109 3 106-10 99-25 92-39 81-53 74-63M4 3697l3 95 25 138 42 134 60 134 75 127 88 116 103 109 113 99 123 85 127 70 138 53 137 39 138 18 123 3M1656 2272l-4 3v4 3l-4 4v3 4 3M2643 3224h-3l-4 4-3 3h-4-3-4-3M1472 3453l4-3 3-4M1617 4610l3 4h4M2192 3972l-4 3M301 3340v4h3v4M2195 2339l43 38 88 92 77 106M939 2377l32-14 124-56 134-53 137-42M227 3058M4 3697l3 91 25 138 42 138 60 134 75 127 88 116 103 109 113 99 123 85 131 70 134 53 137 39 138 21h127M1902 4674M227 3058v4M1899 4674h3M2386 2984h3v-3h4M2379 2991h3l4-3v-4M2372 3041l-4-15 4-17 7-14v-4M2485 3273l-25-63-42-85-46-84M2545 3291l-11 4h-11-14l-14-7-7-8-3-7M2474 3542l14-4 11-7 14-4h14l18-3h14 14 14M2104 2794l21-22 17-17M2245 2861l-18-18-32-35-31-36-22-17M2305 2861l-7 7-15 3h-7-17l-11-3-3-7M2305 2861M2029 2596h4M2033 2660l-7-11-4-11-3-14 3-3 4-14 3-11M2142 2755l-17-18-36-32-35-31-21-14M1342 2451l3-14 7-10v-14l4-18v-14-14-14l-4-14M1610 2430l-7-3-7-4-8-14-3-14 3-14 4-7M1846 2536l-63-35-85-35-88-36M1895 2526l-7 7-14 7h-7-10l-11-4M1902 2522h-3v4h-4M1910 2515h-4v3l-4 4M2273 4505l-106 91-85 53M223 2899l67-112 88-106M2086 2593M2562 3242v3h4M2562 3242l-53-124-32-63v-4M1511 2180l56-14 60-7 60 7 60 21M1451 2272l49-11 50-7 53 3 53 15M1511 2180l-60 92M2724 3129l22 60 7 60v56l-14 57M2739 3362l-89 63M2643 3224l14 53 7 53-3 49-11 46M2202 2691l-38 43-18 17M2037 2656l17 14 39 32 35 32 18 17M2301 2797l-46 50-10 10M2146 2751l18 18 35 35 32 36 14 17M1638 2349v4M1828 2430l-63-31-127-46M2040 2593M2075 2586l-14-4-10 4-11 7M2312 2857l-4-3v-4M2308 2850l4-3 3-11 4-11-4-10M2037 2656M2033 2603l-4 4-3 14v3 14l3 11 4 7h4M2037 2600l-4 3M2037 2600M2037 2600M2245 2857M2245 2857v4M2146 2751l-4 4M2037 2656h-4v4M1902 2476l-28 32-24 25M1850 2533M1610 2430h3l85 32 85 39 67 32M2548 3206l-14 18-46 49M2375 3041v3l46 81 39 81 28 67M2375 3041M2305 2854M2305 2854M2298 2861l7-7M2252 2864l7 4h17l7-4 15-3M2245 2857l7 7M2037 2600h-4v-4h-4M1910 2511h-4v-3M1906 2508l4-7v-11l-4-10M1906 2508M2305 2854v3 4M2488 3273M2485 3273h3M2372 3041h3M2400 2981h-4-3M2400 2981M2428 2981l-10-4h-11l-7 4M1906 2511l-11 11M1895 2522M1895 2522M1888 2526l7-4M1853 2536h4 10l7-3 14-7M1850 2533l3 3M2040 2596h-3-4v-3M2037 2596v4h-4v-4M2308 2857h-3v-3M2037 2596v4M1610 2430M1850 2533v3h-4M1610 2430M2305 2861v-4-3M1902 2515M1895 2522l4-4 3-3M1906 2511l-4 4M2386 2995h-4l-7 14-3 17v11h3v4M2386 2995M1451 2272v3 4 3 4 3 4l3 3v4M1895 2522v4M1906 2508v3 4h4M1906 2508M1906 2508M2650 3425l-3 4h-4-3-4l-3-4h-4-3l-4-3M1902 2515v3 4M1902 2515l4-4M1902 2515M2379 2991l3 4h4M2393 2981l3 3v-3M2386 2984v4h3M2389 2988M2389 2988M2396 2984h-3l-4 4M2389 2988l-3 3v4M1606 2360l-7 10M1610 2430M1596 2374l-4 7v14 11l7 14 4 7 7 3M1596 2374M1599 2370l-3 4M1599 2370M1599 2370M1606 2360M1638 2353l-11-4-10 4-7 3-4 4M2488 3273l4 7 3 4 14 4v3h14l11-3 11-4M2548 3284M2545 3284h3M2545 3284M1603 2367M2559 3273h-4v4h4v3M2559 3273l3-10 4-11v-7M1596 2374h-4M2548 3284l4-4M2545 3291v-3-4M1123 2321l194-67 194-74M1126 2391l163-59 162-60M1126 2391l-3-35v-35M1592 2367v3h4 3M1352 2339l-116 31-113 29M1123 2399v-4h3v-4M2552 3280v4 4M2552 3280l7-7M2739 3362l-135 391M2604 3753h-31-36M2650 3425l-113 328M2167 4134v-3M1899 4674h3M2171 4117h-4v14M2171 4117M2171 4102v8 7M2548 3284v4M2181 4124l81 17M1910 2173l49 17 99 53 70 43 67 53M1366 2212l53-15 102-21M1631 2155l17-3 124-7 67 7 71 21M2403 2575l-3-4M2301 2444l28 29 71 98M2537 3753v4h-3-4M2530 3757l29-113 28-120M1102 2434l3-4 4-3 3-4 4-3v-7l3-4 4-3v-7M2499 3778l3-4 4-3 3-4h4l3-3 7-4 4-3h3M2485 2737l-8-17-7-11-3-14-4-7-3-7-7-11v-7l-4-7-7-11-3-7-4-7-14-24-18-32M2252 4152l-81-18M2400 2571l28 50 11 17M1049 2346l74-25M1031 2420l95-29M1123 2399l-92 21M2604 3753l-17 74M2537 3753l-21 95M2516 3848l14-91M2587 3820l3 4h-3v3M6545 12171l-35 29-67 28-67 14-67 4-106-4-46-11-18-7-7-7v-3-7l7-7 21-11 39-14 50-14 70-18 78-14 56-10h53l25 3 18 7 7 7 3 14-7 11zM7639 12200l49 42 18 11 46 7M7748 12260h4M7752 12591v-331M7752 12591l-89 81-109 78-127 71-141 60-159 49-166 42-130 21-138 18-137 7-138 4-141-7-134-14-134-22-127-28M5346 11798l81 31 77 50 71 67 67 88 60 102 49 120 46 138 35 155 29 194 21 208M5384 11805l-38-7M6393 11057l11-7 42-25 163-109 250-173 78-57 81-56 77-71M7095 10559v4 3M7095 10566l4 43 42 292 39 223 49 211 60 198 11 25 35 109 88 198 96 172 60 85 60 78M5582 10849l28 28 46 24 46 22 77 17 82 4 56-7 53-18 25-18 14-21 7-17-4-18-7-18-17-21-46-24-46-18-46-7-81-4-78 7-74 22-32 17-7 11-3 14v10zM5331 9829l-28-7-42-7-71-11-77-7h-57-56l-60 7-64 11-56 18-60 17-49 21-50 29-56 35-21 14-22 18-21 17-21 18-21 25-21 21-43 53-28 42-17 32-4 7v3l-4 7-45 110-25 123-11 127M6369 11067l-4-24v-25-25l-3-28-4-28-7-50-11-49-10-42-14-43-14-46-18-42-18-46-31-63-46-81-46-71-42-56-39-50-32-35-39-42-49-50-60-53-67-56-81-53-29-21-28-14-28-18-28-14-28-14-25-14-28-11-74-32-60-21-46-14-29-7M5339 11794l59 14 50 11 53 7 56 3h25 28 28l29-3 31-4 32-3 71-14 53-15 35-10 49-21 64-32 60-39 60-49 60-57 53-70 49-85 35-85 28-88 15-91 7-96M4386 10958v3l49 106 53 96 57 81 53 70 53 64 60 60 56 53 64 53 81 60 46 28 42 24 42 25 35 18 32 14v3M5561 9734l-50 24-56 29M5561 9734l3-4 4-3v-4-3l-4-4h-3M5430 9674l71 21 60 21M5808 9134l-212 296-166 244M5808 9134l130 42 134 53 127 64 166 106 152 123 137 138 32 35 106 134 81 124 71 123 60 127 42 123 32 120 17 113M5349 9794l109 32 103 42 102 49 95 57 120 91 113 99 99 110 88 119 74 124 60 130 46 135 28 137 7 138M5367 9769l-11 14-7 11M5441 9790l-35-10-39-11M5441 9790h3 7l4-3M5127 12337v7l17 89 39 88 60 84 78 82 102 74 92 56 106 49 120 46 141 39M5331 9829l11-18 7-17M6369 11067l14-3 10-7M5286 9744l-4-42-7-39M5286 9744v4l3 3h4M5367 9769l-39-7-35-11M5808 9134l-103-21-95-14-102-4h-95l-163 25-151 49-134 67-29 22-98 81-57 60-49 67-14 28M5300 9649l56 11 74 14M5300 9649h-4-3l-4 4h-7l-3 3v4l-4 3M5557 9734M5370 9769h-3M7752 12260h17l64-11 38-25 18-42v-11M5818 9120l-3 3-4 4-3 4v3M5829 9123h-7l-4-3M7106 10549l-18-113-28-117-42-120-78-162-95-159-113-155-32-35-106-113-112-106-124-95-127-81-134-71-138-56-130-43M7109 10552h-3v-3M7646 12179l-99-131-92-155-81-180-74-198-11-28-35-113-60-247-46-268-31-236-8-60v-11M7752 12235h-4l-39-7-14-7-49-42M7752 12235M7886 12126l3 17-3 36-25 31-46 21-63 4M6330 9191l17-4 32 4 46 14 42 21 67 35 57 46 39 42 24 50 7 21-3 21-11 11-10 7-25-4-35-10-60-36-50-39-45-38-46-43-39-46-14-21-4-14v-7l4-7zM6912 8718h14 28l53 17 53 29 46 31 60 60 21 39 11 32v21l-4 14-10 7-15 4-24-4-39-17-64-46-42-36-39-42-35-42-18-28-7-18 4-11 3-7zM5667 8531l-22 17-17 15-11 10-3 7 3 4h18l42-14 39-14 46-18 70-28 29-11 24-14 14-7 7-7 4-7v-4l-11-7h-42l-39 7-46 14-52 25-43 25zM7748 9875l-4 3M7723 9900l21-22M7723 9900l-31 14M7692 9914v21M7593 10037l99-102M7109 10552l484-515M5804 9120h7 7M4795 9385l14-18 103-99 31-21 74-46 78-42 88-32 92-25 95-14 96-7 102 4 106 7 130 28M5511 8623l11-15 63-56 71-49 74-46 78-39 84-28 89-21 91-15 96-7h95l99 11 98 18 99 24 102 32 96 42 98 46 96 53 91 60 85 67 85 71 81 77 74 81 71 89 60 88 56 92 53 95 42 95 35 99 29 99 17 98 14 96 4 95M5296 9751M5423 9706l-3 3M5420 9709h3 4v-3-4M5423 9713l4-4M5423 9713l4-7M5561 9716h-4v4 3M5409 9709l14 4M5557 9723l-60-21-70-21M5430 9674l-3 3v4M5275 9663h4 3l4 4v3M5286 9670l3 36 4 45M5406 9713v-4h3M5406 9713v-4M5423 9741l-14-4M5409 9737v-3h-3v-4M5406 9713v17M5427 9702v-21M5427 9769v-18M5427 9744v-3h-4M5427 9751v-7M5427 9709v-7M5427 9751v-3-4h-4v-3h-3M5430 9744l-3 7M5395 9709l3-7M5395 9709v-3h3M5420 9741l-22-7M5395 9709v18M5398 9734h-3v-4-3M5427 9681l-71-14-60-7M5296 9660v-4-3-4h4M5346 11798h-4M5296 9741l60 14 71 14M5296 9660v81M5398 9706l22 3M5427 9769v4h3M5296 9660h-3l-4 3h-3v4 3M7487 10552l7-7M6926 8718l14 3 42 21 50 32 46 39 35 42 28 46 4 21-4 18-10 11-14 3M7692 9956v-21M7723 9900l-31 56M5705 8559l15-11 35-21 60-28 46-14 42-11M7692 9938l21-35M7748 9875l-14 169-21 85M7554 10457l-14 21-25 21M6838 13999l-4 21-14 21-28 21-53 25-42 7-50 4-95-14-49-22-18-14-14-14-4-14 4-11 7-14 21-17 50-21 52-15 57-10h85l45 10 29 18 14 14 7 18zM5882 12951l14 296 10 300 8 304v310M7438 11625l10 7 64 53 42 46 11 14 3 10v4h-7l-11-4-17-10-32-22-35-24M5144 13526v-3M5264 13604l4 24 3 25 15 32 24 42 21 28 25 18 57 25h28l10-7 11-11v-10-15l-4-14-14-24-31-46-32-35-32-32-42-32-21-7-15 7-3 11-4 14zM5914 14309l201 43 211 24 215 7 216-10 208-28 197-46 180-60 163-74 137-85 110-95 81-103 46-109 10-99M5914 14309v-148M7752 13942l-11-52M7762 13865l-10 77M7741 13890l21-25M6534 14076l53 4 57-4 56-14 53-28 18-17 7-22v-21l-7-14-14-18-25-10M5144 13674l-3 14 21 110 57 106 84 102 117 95 141 85 169 70 184 53M5324 13646l-3-21v-18l3-10 7-7M5437 13798l-7-4-32-21-24-28-25-32-18-39-7-28M7748 13914l4-39M12546 5284l10 4M12602 5020l7 3M12609 5023l-17 25-11 32-11 35-7 35-7 71v67M12585 5288h-15-10M12613 5023l-14 25-14 32-11 35-7 39-7 67v67M12637 5034l-14-7-10-4M12637 5034l-14 24-14 29-7 35-7 32-7 70-3 64M12560 5288h-4M12613 5023h-4M12641 5041v-4h-4v-3M12641 5041l-14 21-11 28-10 32-7 35-4 64-3 63M12592 5284v4h-4-3M12602 5281l-7 3h-3M12645 5055l-4-14M12645 5055l-15 21-10 28-7 29-7 31-4 60v57M12754 4928l-57 85-56 88M12764 4917l-3 4-7 7M12786 4974l3-28-3-22-4-7-3-3h-7l-8 3M12786 5041v-67M12786 5164v-63-60M12768 5256l7-18 7-21 4-28v-25M12697 5327l36-32 35-39M12655 5362l21-18 21-17M12613 5253l3 45 4 46 3 18 4 7 7 3 11-3 10-7M12641 5101l-7 14-7 18-7 38-7 82M12652 5415v-14-14l3-25M12602 5281v56l7 57 7 21 4 7 7 3 10-3 15-7M12641 5101l4-21v-25M12588 5454h-3-11M12637 5443h4l7-4M12630 5450h4l14-11M12637 5443l15-11M12648 5439h4v-3-4M12789 4836l-152 198M12768 4822l-155 201M12793 4833l-14-7-11-4M12793 4833l-4 3M12641 5041l152-201M12793 4840v-4h-4M12578 5457h3M12585 5454h3M12652 5432v-10-7M12789 4868l-77 95-67 92M12793 4840v14l-4 14M12768 4822l-4-3M12764 4819l-155 204M12764 4917l8-14 3-10 7-11 4-7 3-7M12800 5312l-7-14-7-14-18-28M12652 5415l70-53 78-50M12800 5334v-11-11M12652 5432l148-98M12648 5439l148-102M12800 5334l-4 3M12888 4946l35-15 25-17M12789 4868l14-18 21-10h18l14 7 14 17 11 22 3 28 4 32M12796 4840h-3M12948 4914l-4-46-7-39-17-32-7-7M12937 4826v-4l-17-32-11-3M12888 4946l-28 10-32 4-25 7-10 3-7 4M12796 4840v-4h-3v-3M12948 4914v-4M12888 4946v67M12888 5013v74l-7 70M12881 5157l-28 4h-32-21l-14 3M12881 5157l-7 50-7 24-11 22M12856 5253l-10 21-18 14-28 24M12888 5013l35-14 25-15M12948 4984v82l-11 84M12937 5150l-7 39-10 42-11 18-10 18-22 17M12877 5284l-3-10-4-11-14-10M12877 5284l-74 46M12803 5330l-3 4M12948 4914M12948 4914v70M12803 5330v4h-3M12796 5337l4-3M12877 5284v4l-3 3M12800 5334l74-43M12874 5291l25-21v-3M12948 4981v3M12948 4910v4M915 2109l14-17 14-18 3-4 15-14 10-17 14-11 11-14 10-11 11-14 14-14 32-39 35-35 25-28 21-25 25-24 21-22 25-28M1218 1774l99-46 106-35M2322 1675l-113-38-88-46-63-57-39-63M2569 1742l-247-67M1458 3577l-102 3-92-3-78-14-60-21-56-25-49-32-92-67-92-81-95-81M915 2109l-11 11M3229 3072l-11 14M3003 3298l215-212M2904 3386l99-88M2904 3386l-247 205M4019 2614h14 18l14 7 25 7 28 17 32 25 17 21 4 14-7 4-14 4-22-4-17-4-21-3-25-11-28-14-28-21-11-21 7-14 11-7zM4037 1054l7-56-7-35-14-21-14-11-22-7-17 3-21 8-25 17-25 35-17 57 3 56 11 32 14 21 14 7 14 4h18l21-14 24-25 29-49zM2869 984l-21-4-21 7-25 18-32 42-21 43-10 42-11 67v71l14 67 14 28 7 10 11 8 10 3 15-3 17-15 32-52 28-64 21-63 14-89-3-53-11-31-10-22-14-10zM4488 2804h-21l-42-14-39-21-39-28-35-39-35-46-32-56-28-60-29-71-21-74-21-81-18-88-10-92-11-99-3-99-4-105v-106l7-106 11-109 10-113 18-110 18-106 24-109 25-102 28-103 32-98 35-92 36-88 38-85 43-74 39-71 45-63 43-56 46-46 46-43 45-31 46-22 46-14 42-3 46 3M4887 88l14 3M4718 2600l-4-99M4125 2028M4125 2021v4 3M4125 2021h-4M4121 2025v-4M4125 2028v-3h-4M4026 987l14 25v4M3885 1107l11-53 21-45 25-25 21-11 21-3h17l18 10 7 7M4121 2021h4M742 3256l-74 10-71 18-63 25-64 31-56 39-50 46-42 53-39 56-28 60-25 67-14 71-7 74v74l11 74 17 78 25 74 32 74 39 74 45 67 53 67 57 60 63 57 67 53 71 42 74 39 74 31M989 4709l-7 11M858 4688l-7-7-14-11M989 4709l77 7h78l74-7 71-14 67-25 63-31 60-39 50-46 45-53 39-56 32-64 21-67 18-70 7-75-4-77-7-78-17-77-29-78-31-74-43-74-46-71-56-63M837 4670l-39-56-17-46-7-46 10-42 14-14 7-4h14l11 4 14 7 21 18 25 24 18 25 35 49 25 46 14 32 7 28v14M2223 494v-4M2548 4032l4-4 7 4 7 10-4 36-10 42-25 46-32 53-32 39-24 21-18 17-7 4M2523 4060l4-3 10-15 11-10M2918 3767l8-3 3 7-3 25-11 35-18 39-17 31-25 36-28 35-25 28-18 18-14 14-7 7-7 3 4-14 24-42 22-39 28-42 35-67 14-25 18-25 7-10 7-11zM682 2303l17-21 11-18 11-10 3-4M724 2250l-10 11-4 3M661 2332l21-29M4146 2667h-7-18l-21-4-17-7-25-7-28-18-14-14M4771 2610l-53-10M3232 3069l-3 3M3278 2794l-31 81-18 95 3 99M1426 1693h-3M1426 1693l106-25 109-21 106-18 110-24 98-35 43-32M2915 3767l-7 29-18 35-24 42-29 46-31 42-15 18M3232 3069l4 99-7 98-11 92-21 92-32 88-35 85-42 77-53 74-57 64M1218 1771v3M1218 1771l102-46 106-32M978 1951l18-18 67-60 74-53 81-49M12645 1160l-99-14-99-17-95-25-96-28-88-36-77-35-74-39-60-42M12267 1047l92 32 95 21 95 18 99 14M11974 899l60 43 71 38 77 36 85 31M11992 860l-14 11-7 4-4 3v7 4 7l7 3M12105 825l-113 35M12161 836l-10-7-14-4h-18-14M12620 987l-131-21-127-31-113-46-88-53M12666 1012l-7-7-11-7-14-7-14-4M12687 1097l-11-43-10-42M12648 1132h7l11-3h7l7-8 7-10v-14M12302 977l-10-18M12271 980l31-3M12281 998l-10-18M12309 991l-28 7M12320 1012l-11-21M12345 1005l-25 7M12334 987l11 18M12362 984l-28 3M12355 970l7 14M12327 973l28-3M12316 956l11 17M12292 959l24-3M12648 1132v7 7 7l-3 7M11974 899l-7 4-7 7-3 7v7M13160 1213l21 4h14M12994 1171l84 18 82 24M12944 1132l7 11 11 14 14 7 18 7M12870 1012l39 57 35 63M12881 987h-7l-7 7v8l3 10M13050 927l-32 22-38 17-46 11-53 10M13142 991l-46-32-46-32M13209 1047h-4l-3 4-7-4h-7l-14-7-7-3-7-7-15-11-7-10v-7-4-4l4-3M13322 1160l-53-60-60-53M13195 1217l70-21 57-36M13156 1238l-81-25-85-17M12990 1196l-24-7-22-11-17-11-14-17M13160 1213v7 7l-4 11M12994 1171v3 7l-4 8v7M12302 977l-31 7M12316 956l-24 3M12327 973l-11-17M12355 970l-28 3M12362 984l-7-14M12345 1005l-11-18M12944 1132h-7-3l-4 4h-7l-3 3-4 4-3 3v4M12913 1150l-36-64-35-53M12870 1012h-3-7l-4 4-3 3-7 7-4 4v3M12334 987M12302 977M12355 970M12327 973M12316 956M12906 871l-29 18-35 14-42 10-46 7-53 4h-53l-56-4-57-7-53-14-53-14-49-21-46-21-39-21-31-25-25-25-14-28-7-25 3-24 11-22 17-21 29-17 35-14 42-11 46-7 53-4h53l56 7 57 7 53 11 53 18 49 17 46 22 39 24 31 25 22 25 17 24 7 25-3 25-11 21zM12288 673l-3 4 3 4 4 7 7 3M12299 691l7 4 7 3 7 4 7 3h4l7 4 7 3 7 4M12352 716l7 3h7 7 7l3-3 4-4M12764 846v4 3l4 4h7 4M12779 857l7 3h7l3 4h7 7l7 3h7 8M12832 867l7 4h10l7-4h4l7-3v-4M12500 864v-4M12429 867l4 4 7 4 7 3h7 11 7 3M12475 878l11-3 7-8 7-3M12719 681l3-4v-4M12676 666l-7 7M12659 684l-4 4M12652 691M12652 691l-4 4v7l4 3 7 4 7 3h7 7 7l7-3v-4M12694 705l11-10 7-7 7-7M12461 751l-10 11v14l7 17 17 15 25 14 28 10 35 7 32 4h32l28-4 21-10 14-11 7-14-3-14-14-14-21-14-25-14-32-11-35-4-32-3-32 3-24 7zM13156 1238l21 3h21M13198 1241l4-7v-7l-4-3-3-7M13329 1181l-57 36-74 24M13322 1160l3 7 4 4v10M13128 804h-14-14l-4 4-3 7M13283 857l-74-32-81-21M13329 896l-7-11-11-10-14-11-14-7M13389 1030l-28-71-32-63M13392 1062v-15l-3-17M13322 1160l42-46 28-52M13142 991l3-4h4 7 7l14 7 14 11 11 7 3 4 8 10v7 7 4l-4 3M13093 815l3 31-7 32-18 25-21 24M12475 878v-7l-7-7-3-7h-7M12458 853v4M12500 864l-4-7-3-7-4-4-7-3M12458 857l24-14M13213 1040v-7-7l-8-10-3-4-11-7-14-11-14-7h-7-7-4l-3 4M13142 991l-4 3v4M12479 843l-21 10M13142 991l14 14M13195 1033h-4-3-4-3l-7-3-7-4-7-7-4-7v-3-4M13195 1033l14 14M12482 843h-3M13195 1033h-4-3-4-3l-7-3-7-4-7-7-4-7v-3-4-3M13156 1002h4 3 4 3l7 3 7 7 7 4 4 7v3 4 3M13156 1005l4-3h3 4 3l7 3 7 7 7 4 4 7v3 4 3M13195 1033l-18-14-21-17M12034 762l-123 21M13399 1079l-28 57-42 45M12038 596l-36 7M12031 596h7M12013 596h18M12006 589l7 7M12006 589M12006 589l49 7 53 10M12062 709l8-53 38-50M12027 730l14-4 14-3 7-7v-7M11904 748l123-18M11847 737l4 3 3 4 7 4 7 3h7 11l18-3M11911 582l-36 35-21 39-10 39 3 42M11911 582l35 3h32M11974 592l4-7M11992 592h-18M12002 603l-10-11M13392 1062l4 3v4l3 7v3M12027 730l4 7v7 4l3 7v7M11904 748v7l3 3v4l4 10v11M11830 758l3 7 4 4 10 7 11 3h10l15 4h14 14M11847 737l-7 3-3 4-7 7v7M13093 815h-4-7-4l-7 3-3 4-4 3v4l-3 3M12461 751l-10 11v7M12697 808v-4l-3-14-14-14-21-14-25-14-32-8-35-7-32-3-32 3-24 7-18 11M12570 811l39-14M12570 793v18M12539 779l24 14M12563 793h4M12518 772l24 4M12518 762v10M12503 786l11-3M12500 772l3 14M12627 808l10-8M12609 800l18 8M12556 815l14 7M12567 769h14M12832 867v-7l3-7 4-3 3-4M12842 846M12789 836l-3 3-4 4-3 7v7M12789 836l53 10M12842 846l-53-10M12789 836h-3zM12108 606l11 4 7 11 3 7v7M12567 808l3 14M12570 822l-14-7M12556 815l11-7M12556 815M12570 822M12570 811v-18M12570 793h4M12574 793l35 4M12609 797l-39 14M12570 811M12609 797M12570 793M12503 786l-3-14M12500 772l10-3M12510 769l4 14M12514 783l-11 3M12627 808l-18-8M12609 800h28M12637 800l-10 8M12503 786M12514 783M12500 772M12627 808M12637 800M12609 800M12563 793l-24-14M12539 779l28-10M12567 769v21M12567 790v3M12567 793h-4M12539 779M12567 793M12518 772v-10M12518 762l24 3M12542 765v11M12542 776l-24-4M12518 772M12542 776M12518 762M12352 716l3-7 4-7 3-4 4-3M12366 695v-4M12313 670l-4 3-3 8-4 3-3 7M12313 670l53 25M12567 765l14-3M12581 762v7M12581 769l-14-4M12567 765v4M12581 769M12366 691l-50-21M12316 670h-3M12221 490l-10-4h-7-11-7-11-10-7M12285 522l-64-32M12274 539l11-3 3-4v-7l-3-3M12108 606l71-38 95-29M12006 589M12027 585l-21 4M12034 592l-7-7M12045 592h-11M12031 578l14 14M12002 585l29-7M11985 582l17 3M11978 585l7-3M12158 486l-74 18-71 21-56 29-46 28M12274 539l4 4h3v7l4 4v3 7l3 4-3 7M12038 596h-7M11978 585l-4 7M11978 585l17 4h11M12013 596l-7-4M12031 596h-18M12694 705v-7l-7-3-4-7-7-4M12673 684v4h3v-4M13170 709l-60-43-70-38-81-36-85-35M13156 719h14 7v-3l-3-4-4-3M13050 702l53 3 53 14M12994 684l14 7 14 4 14 3 14 4M12535 532l131 18 127 35 113 46 88 53M12489 515l7 3 11 7 14 4 14 3M12458 483l31 32M12493 479l-7-3h-11-7-3l-4 3h-3v4M12874 557l-92-28-95-21-95-18-99-11M12863 578l-42-3M12835 568l-18-14M12821 575l-11-11M12031 596M12013 596M12006 589v3M12002 585l-17-3M12031 578l-29 7M12045 592l-14-14M11985 582l-7 3M12719 681l-4-8-3-7-7-3-4-4M12676 684l25-25M12697 659l-24 25M12701 659h-4M12031 578M12697 659h-7-7l-3 4-4 3M11985 582M12002 585M12994 684h-4l-3 4-4 3h-3l-4 7-3 4v3l-4 4M13050 702l4 3 3 7v4 10l-3 7M13156 751l4-11v-7-7-3l-4-4M12489 515h-10l-7 7-7 7-4 7M12810 564l25 4M12835 568l-18-14M12817 554l22 3M12839 557l24 21M12863 578l-42-3M12821 575l-11-11M12821 575M12863 578M12458 483h-7l-11 7-4 7-3 7M12810 564M12817 554M10253 1178l-21 3-89 18-88 25-81 35-78 42-74 46-67 57-21 21M10725 1030l-35-7-95-4h-95l-89 11-91 17-85 29-81 35-78 42-74 50-14 14M11643 2840v95l-4 95-10 95-11 92-14 92-32 84-25 32-28 32-35 25-35 17-127 43-131 24-141 14-148 7-152 4M11643 2840h3 4l3-4h4 7l10 4 53 10M11727 2967v-60-57M11727 2967v3M11727 2970v131l-7 127M11720 3242v-7-7M11375 3549l17 7h4M10034 1308l-39 36-39 49-14 18-17 24-22 29-24 35M10034 1308l53-10 49-7 50-7h70l64 3M11699 2427l-7-43-7-45-11-43-21-60-32-63-35-57-42-49-42-46-53-42-103-74-106-67-109-60-109-57-110-53-109-53-106-53-106-52-98-53-89-57-35-28-28-28-18-28-3-29M11699 2441v-7-7M11727 2850l-7-205-21-204M9879 1499l91-7 96 3 99 18 95 25 95 32 99 35 113 46 116 49 120 49 116 53 106 50 88 42 82 42 81 50 81 53 74 60 60 56 49 67 36 74 21 78 14 77 10 78 11 106 7 102 4 103M13583 2332l-49 35-57 32-92 42-102 35-109 32-148 32-156 21-162 10-166 4-187-7-183-21-32-4M12140 2543l4-279 7-261 10-236 7-155 11-138 7-116 7-102M12193 1256l11-57 7-21 7-14M12218 1164l148 46 141 28 141 21 120 7 113 4 109 10 92 21 88 25 43 4h38l64-18 56-28 25-18M13396 1266M13583 2332l-18-237-17-208-22-176-28-149-28-119-28-89-25-53-21-35M11526 776l-39 17M11533 772l-7 4M11533 772l71-39M11632 716l-28 17M11643 712l-11 4M11643 712l10-7M11671 695l-18 10M11671 695l3-4M11674 691l18-14M11706 666l-14 11M11706 666M11706 666l7-7M11720 656l-7 3M11738 642l-18 14M11756 621l-18 21M11756 621M11766 610l-10 11M11773 606l-7 4M11784 599l-11 7M12218 1164l-71-25-120-53-106-60-84-63-67-67-43-67-17-64 3-63 28-57 43-46M11699 2441l145 39 141 35 155 28M10320 1287v-10l17-39 29-32 67-60M10433 1146l7-3 289-60M10852 1026l-77 36-46 21M10852 1026l321-99M11230 906l-57 21M11300 878l-70 28M11364 850l-64 28M11431 822l-67 28M11487 793l-56 29M11780 624l4-25M11710 762l7-11M12140 2945l-3-148 3-254M13597 2850l-3-155-4-148-7-215M13068 3048l148-32 131-39 98-39 81-42 71-46M12140 3062h7l134 17 138 11 141 4 145-4 141-11 137-14 85-17M12140 3062v-117M10750 3591h-148l-148-4-148-7-149-24-151-46-145-71-137-95-82-74M9237 2515l-4-14-10-159M9223 2342l7-155 31-145 53-134 71-120 21-21M9448 1714l29-28 105-81 92-50 99-35 106-21M9565 2603v-3-4-14-21l3-28 4-18 3-14v-18l4-14 21-63 25-50 35-46 39-42 46-32 53-24 56-15 60-7 64 4 63 7 64 14 67 14 63 11 67 14 102 25 106 31 110 39 102 39 113 46 49 17 43 22 42 21 28 21 28 25 43 60 7 21 10 24 7 36 7 46 4 53 3 45v50M12168 3323l-14-74-10-88-4-99M13047 3312l10-63 7-71 4-63v-67M12168 3323l96 14 95 7 99 7 98 4 103-4 98-3 99-11 99-11 92-14M11110 2889v-4l-4-7M10669 3284l127-14 127-21 42-11 43-21 49-42 32-64 10-53 7-53v-56l4-28v-14-11-4-3M10355 3280l138 8h88l88-4M9565 2603v7 21l10 85 22 81 31 85 43 81 56 74 64 64 70 56 78 39 81 25 166 35 169 24M11727 2850l124 35 137 32 152 28M12175 3838l11-138v-134l-4-127-14-116M13047 3799l-4-67-7-63-3-64v-63-60l3-60 4-57 7-53M13047 3799l-7 14-4 14M12175 3838l92 10 92 11 99 4 98 3h99l95-7 99-7 95-11 92-14M11720 3228l152 35 145 32 151 28M12140 3062l-148-28-138-32-127-35M12151 4138l3-74 4-81 7-78 10-67M11505 3767l7 64 32 56 35 39 46 35 53 36 95 42 113 39 124 35 141 25M13047 3312l77-17 78-18 70-21 68-25 59-25 53-24 50-29 42-31M13544 3122l21-67 18-74 11-67 3-64M13036 3827l-3 18 3 14 11 11 10 10h4M13082 4127l-4-67-3-74-14-106M12151 4138l98 14 106 10 103 4 105 3h110l106-7 102-7 102-14 99-14M13234 3781l49-14 46-17 46-18 42-18 35-17 36-21 31-18 29-21M13234 3781v-10l-4-11-3-7-11-10-25-7-46 3-52 21-32 21-14 18M13548 3637l-14-67-15-67-7-64-3-67 3-63 7-64 7-63 18-60M13061 3880l28 7 42-7 57-32 25-24 17-32 4-11M13082 4127l85-17 81-22 74-21 70-25 64-28 56-28 53-28 43-32M13608 3926l-4-85-21-84-18-64-17-56M13234 3788l-25-10-18-14-14-21v-4M10034 1308l131-112M10034 1308h-4M9812 1390l134-57 70-21 14-4M9812 1390l-127 81M9667 1485l4-4 14-10M10165 1196l-85 24-85 32-77 39-75 46-70 53M10165 1196l176-32 92-18M5120 16666l3 7 14 25 4 28v25l-7 21-18 14-17 7h-25l-25-11-21-14-21-25-14-24v-4M4986 16687l-4-21 7-25 11-17 21-11h21M5077 16638l25 21 18 28 10 32v28l-7 21-17 18-21 3-25-3-28-14-22-25-17-28-7-32v-25l10-24 18-14h25M5085 16631h-4v3l-4 4M5039 16624v-4-4-3h3M5035 16747v4l-3 3h-4-3l-8-3-3-4-4-4v-7-3l4-4h3 8l3 4 4 3 3 4zM5053 16715l-4 4v3l-3 4-7-4h-4l-3-7-4-3v-7-4l4-3h3 4l7 3 3 4v7zM5070 16687v4l-3 3-4 4-3-4h-7l-4-7-3-3v-8-3l3-4h4 7l3 4 4 3 3 8zM5088 16729v7h-3l-4 4h-4l-3-4-4-3-3-7v-4-7l3-3h4 3l4 3 4 4 3 7zM5099 16669v4l-4 3h-3-4l-7-3-4-4-3-7v-3-4l3-3 4-4 7 4h4l3 7 4 3zM5123 16708v4l-3 3h-4-3l-7-3-4-4v-3l-3-7 3-4v-3h4 7l3 3 4 4 3 3zM5127 16747v7l-4 4h-3-7l-4-4-3-3-4-8v-3-7h4l3-4h4l7 4 3 3 4 7zM5106 16775v4l-4 3h-3-4l-7-3-3-4-4-7v-3-4l4-3 3-4 7 4h4l3 7 4 3zM5070 16772v7l-3 3h-4-3l-7-3-4-4-3-7v-3-7h3l4-4h7l3 4 4 3 3 7zM5014 16705v3l-4 4-3 3-4-3h-7l-3-7v-4l-4-7 4-3v-4h3 7l4 4 3 3 4 7zM5017 16666v3l-3 4-4 3-7-3h-3l-4-7-3-4v-7-3l3-4h4 3l7 4 4 3 3 7zM5042 16645v7l-3 3h-4-3l-7-3-4-4-4-7v-3-7l4-4h4 7l3 4 4 3 3 7zM5039 16624M5077 16638v7l-3 3v4h-4l-3 3-7-3-7-4-7-3v-4l-4-3-3-7v-7M5077 16638M5088 16652h-3v3 4l3 3 4 4 3 3 4-3M5113 16691l-4 3v4l4 3 3 4v3h4 3v-3M5049 16624h-3-4-3M5042 16613h4v3h3v4M5049 16624v-4M5116 16733h-3v3 4l3 3v4h4 3 4M5039 16624h3 4 3v-4M5060 16669l-4 4v3 4l4 4 3 3h4 3M5032 16631h-4v3 4l4 3v4h3 4 3M5077 16712v3 4 3 4l4 3h4 3M5095 16758l-3 3v4l3 3v4h4l3 3 4-3M5042 16698h-3v3 4 3 4h3l4 3h3 4M5007 16648l-4 4v3 4l4 3 3 4h4 3M5060 16758h-4v3 4l4 3v4h3 4 3M5003 16687l-3 4v3 4l3 3h4v4h3 4M5025 16729l-4 4v3l4 4v3l3 4h4 3v-4M5053 16549h-11-28l-25 8-21 14-14 24-7 29-4 28 7 35 11 35 18 32 24 32 25 25 32 17 28 11 32 3 24-3 25-11 18-17 10-29 7-28-3-32-7-35-14-35-14-18M5085 16546l-32-11h-28l-29 11-21 14-14 21M5141 16842l18-3 24-14 18-18 11-28 7-28-4-36-7-35-18-35-21-32-25-28-28-25-31-14M5070 16560l-45-7-22 4-21 10-14 14-14 21-7 46 7 53 14 28 14 29 21 24 22 21 45 29 50 10 21-3 21-11 14-17 14-18 7-46-7-53-14-32-14-24-21-29-21-21zM5116 16521l-31-7h-29l-28 7-7 7M5212 16807l3-4 18-17 10-28 7-29-3-35-7-35-18-35-21-32-25-32-28-21-32-18M5070 16567l32 18 28 21 25 28 18 32 14 35 3 35v32l-10 25-14 21-25 14-25 7-28-3-32-14-28-18-28-25-21-32-14-35-11-32v-35l4-28 14-25 17-17 25-7 28-4zM5081 16574l28 14 18 14M5180 16680l7 21 3 32-3 32-11 24-17 18-25 7-25 4-28-7-28-15-28-24-22-29-17-28-11-35-7-32 7-28 11-25 17-17 22-11h28l28 7M5130 16507l-31-7-29-3-28 10-10 7M5229 16800l11-7 17-21 11-29 3-31-3-36-11-35-17-35-21-32-29-28-28-25-32-14M5116 16518l-31-7-29-4-28 11-21 14-14 14M5183 16825l18-7 25-15 14-21 10-28 4-32-4-35-10-35-14-36-25-31-25-28-28-25-32-14M5257 16641l-14-32-21-31-28-29-32-24-32-18M5155 16493l-32-11h-28l-28 11-7 4M5254 16782l3-3 18-18 14-28 4-32v-35l-11-35-14-36-25-35-24-28-32-25-32-14M5159 16489l-32-10h-28l-29 7-21 18h-3M5243 16789l25-14 14-21 11-28 3-32-3-35-11-35-14-36-25-31-24-29-29-24-31-15M5212 16454l-32-10h-32l-25 7-10 7M5310 16747l11-7 14-25 11-28 3-32-3-31-11-39-14-32-25-35-25-29-31-21-28-14M5296 16479l-21-21-21-14-21-14-21-11-25-7-21-4h-22l-17 4M5381 16669l-4-24-3-25-7-25-11-28-10-25-15-21-17-24-18-18M5296 16793l18-7 17-7 15-14 10-14 11-18 7-21 3-21 4-22M5236 16793l18 3h21l21-3M5127 16412l-21 7-14 7-15 14-14 14-10 18-7 21-4 14M5349 16528l-53-49M5381 16602v-7l-4-10-3-11-7-10-4-7-3-11-7-11-4-7M5381 16669v-67M5349 16528l25-17M5296 16479l-49-53M5271 16408l-24 18M5324 16458l-53-50M5374 16511l-50-53M5409 16585l-3-7-4-11-4-10-3-11-7-7-4-11-3-10-7-7M5409 16585l-28 17M5409 16648v-63M5180 16398l-53 14M5247 16426l-11-7-7-4-7-3-10-4-8-3-10-4h-7l-7-3M5381 16729l28-17M5381 16729v-60M5409 16712v-64M5180 16398l24-18M5271 16408l-7-7-10-3-7-4-7-3-11-4-7-3h-10l-8-4M5204 16380l-49 11M5349 16779l4-4 7-7 3-3 4-7 7-7 3-8 4-7v-7M5296 16793l53-14M5127 16412l-50 10M5102 16405l-25 17M5155 16391l-53 14M5374 16761l7-3 3-7 4-4 7-7 3-7 4-7 4-7 3-7M5374 16761l-25 18M5042 16472v39M5077 16422l-7 4-3 7-7 4-4 7-3 7-4 7-3 7-4 7M5247 16803l49-10M5233 16800l3 3h11M13399 1273v-14M13586 2328l-28-413-21-166-25-165-28-113-35-113-25-53-25-46M13601 2727l-15-399M13601 2843v-116M13548 3118l31-95 18-85 4-95M13555 3630l-32-155-7-159 10-103 22-95M13615 3923l-11-106-21-92-28-95M13608 3919l7 4M13590 1439l7 7 7 21M13601 1467l-4-10-3-7v-11l-4-11v-10l-4-18-3-28-7-35M13399 1259l36-35 28-43 11-35-4-42-11-50-21-52-49-96-28-39-29-38-84-74-11-11M12426 483l-67-7h-21M10852 1026l15-3 141-43 271-95 138-60 130-60 71-39M10831 1033l4-3 17-4M10761 1051l70-18M10651 1076l110-25M10574 1086l42-3 35-7M10768 1030l-60 3-57 18-38 18-39 17M11932 525l-46 18-49 25-46 28M11791 596l-4 17M11713 663l43-42M11759 621h-3M11759 617v4M11759 617M11759 617M11763 617h-4M11791 596l-7 3M11773 606l-7 4-3 7M10852 1030v-4M11618 726l32-21 31-21 32-21M13639 3453l-3-7-4-10-3-11-4-10-3-15M13555 3630l21-21 21-22 18-21 10-21 11-25 3-21v-21-25M10570 1090l4-4M10574 1086M13646 3475l-3-8-4-10v-4M13615 3923l35-36 25-35 21-35 7-36 3-21M10574 1086l-43 35M10725 1079l50-21 56-25M10725 1079l-109 25-85 17M10729 1083l-4-4M10528 1125l3-4M2583 4314l50 173 70 173 11 17 35 71 81 134 96 131 31 38M2851 4081l-42 57-74 67-56 46-64 42-32 21M3239 4854l-105-120-99-127-85-134-49-95-32-99-18-81-3-81 3-36M3042 5062l42-42 74-81 67-71 14-14M2957 5051l18 15 18 7 17 3 18-3 14-11M2950 5058l-70-91-67-99-64-99-53-106-70-169-50-180M2929 5080l14-11 4-7 3-4M2220 4550l81 53 349 254 279 223M2576 4314l-3-3-4-7-7-4-7-4h-7-11M2583 4618l14-22 4-24-7-25-14-21-18-21-25-14-24-4-25 4-18 14-14 17-3 25 7 25 14 24 18 22 24 10 25 4 25-4zM2957 5051v4h-3l-4 3M2583 4314h-3-4M2806 4046l-53 28-29 11M2537 4286l43-28 60-43 53-46 67-67 46-56M2806 4046l7-4 10 4 11 4 7 3 7 11 3 10v7M2537 4286h11l11 3 7 4 7 7 7 7 3 7M2537 4286l-3 3v4l3 3M3045 5069l-17 11-18 3h-21l-21-10-18-15M3045 5069h-3l-4 7h-3l-4 4M3031 5080l-17 14-25 7-25-4-24-10-11-7M3042 5062h3v4 3M3239 4861l-14 18-67 70-74 78-39 42M3635 7970l-7 7-11 11M4033 7578l-106 99-102 99-32 32-116 120-42 42M5247 6866l-35 3-149 32-151 49-156 74-123 71-124 85-123 88-120 99-120 105-113 106M5250 6866h-3M5515 6894l-138-25-35-3h-88M7910 8107l-46-35-324-226-268-172-272-163-275-144-39-22-166-77-324-145-328-120-177-60-176-49M7914 8111l-4-4M8295 9663l24-35 46-78 36-81 42-151 14-163-7-166-7-42-35-148-36-95-42-96-53-95-60-95-67-81-70-81-82-74-84-71M7903 8122l81 67 78 74 74 77 67 85 99 155 74 166 49 166 7 42 14 99 4 99-7 98-14 96-21 88-32 85-42 84-50 78-70 85M7900 8118l3 4M5515 6912l296 88 297 106 310 127 307 148 39 21 162 85 321 187 321 204 261 187 60 46 11 7M5264 6887h7 78l39 3 127 22M5261 6887h3M3638 8002l78-81 84-82 89-88 91-92 103-95 102-92 102-91 106-85 109-81 110-78 109-67 113-56 145-64 144-42 138-21M3617 7988h3l8 7 3 3 7 4M3638 8002l-74 74-63 67-36 39-35 38-28 32-39 46-25 39-10 28v25l10 14M3317 8386l-10-10v-18l7-25 17-28 25-35M3356 8270l39-46 46-49 17-22 88-91 50-53 7-7M3603 8002l7-7 7-7M6506 7896l28 17 36 8 35-4 39-14 32-28 14-32 3-35-10-36-22-31-24-22-32-10-32-4-28 11-28 18-25 35-14 42v35l11 29zM5074 8171l99 18 98 35 96 49 95 64M5074 8171l113-127 99-141 81-152 67-162M5434 7589l21-81 11-88-8-92-14-92-31-95-39-92-50-85-60-77M7900 8118l-487 515M6093 8090l177 7 176 25 173 42 173 60 169 81 159 95 152 110 141 123M5462 8337l81-71 92-60 102-49 113-35 120-22 123-10M4968 6598l74-78 64-67 46-49 31-36 18-21M4033 7578l145-151 148-156 124-127 119-127 113-116 106-113 95-99 85-91M2583 6989l579 558 455 441M2583 6989l103-106 109-113 116-119 46-46M3176 6379l25 3 21 11 14 18 7 17 4 32-11 46-42 63-39 39-50 35-52 25-39 7h-21l-15-7-10-7-7-14-4-18v-24M4150 7815l7-64 21-63 35-67 28-43 39-42 39-35 42-21 25-4 18 4 17 7 11 14 10 21v39l-24 74-43 74-56 70-32 32-39 28-42 22h-18-14l-10-8-7-10-7-21zM4894 8185l88-14h92M4894 8185l-148 28-152 21-152 15-155 7M4287 8256l-74-4-77-10-78-18-81-28-85-36-85-42-84-53-85-63M4968 6598l279 268M7363 7293h-3M8309 7681l-4 7-21 21-84 92-142 148-49 49-53 53-42 60M3176 6379l-32 3-53 25-38 28-32 32-50 85-14 53M2421 6834l162 155M2421 6834l124-127 134-141 144-148 148-153 149-155 148-155 141-145 130-141 120-124 103-109 74-78 56-60 46-49 25-28 14-14-7 3-25 25-49 49-71 71-70 70M3864 5510l-21 25M3800 5471l64 39M3843 5535l-43-64M2421 6834l-109 109-92 92-71 74-49 50-25 24h-3M2072 7183l17-21 43-49 67-67 84-92 25-25M2435 6795l39-42M3610 5570l10-7M2308 6929l53-53M2375 6862l-3 4h-4v3l-3 4-4 3M2435 6799l-10 7-7 10-8 7-7 7-7 11-7 7-7 7-7 7M2435 6795v4M2435 6820v-4zM2435 6816M2432 6820h3v-4M2432 6820h3M3610 5574v3h-4M3610 5574M3610 5574v3h-4v4M3606 5581h-3M3606 5577v4h-3M2435 6816v4M3148 6612l14-11 32-53 17-56v-28l-10-25-18-14-18-7-28-4-42 7-60 35-18 18M2252 7321l14 17 17 18 15 14 17 14 18 14 25 7 24-3 11-14 7-21v-29l-7-28-7-14-7-10-11-11-10-11-15-7-17-7M2326 7250l21-21 63-67 82-78 91-95M5074 8171l-124 116-137 103-152 84-159 71M4199 8577l-11-4M7265 8795l-138-120-145-102-155-88-159-67-162-49-159-29-158-7-156 14-144 36-131 53-120 70-105 92M5533 8598l7-7M5462 8337l32 32 28 35 21 32 14 35 7 32v31l-7 29-17 28M7413 8633l-95 106M7296 8721l22 18M7282 8771l14-50M7282 8771l-17 24M7536 10482l4-4 53-67 46-74 38-78 32-81 25-88 14-88 11-95-4-96-7-95-14-99-25-95-32-99-38-98-50-96-53-91-60-92-67-88-70-85-78-78M5522 8612l11-11M7261 8795l-152-130-165-113-177-92-180-67-180-42-176-14-166 7-151 32-145 53-127 77-109 95M2252 7321l-11-18-3-21 3-14 14-11 39-10 32 3M8298 9568h-3l-4-11v-24l4-32 7-53 10-60 7-53 15-56 10-29 11-21 10-10 7-4 11 4 11 17 3 50-3 49-11 50-18 60-24 56-14 28-11 18-7 10-7 7zM7981 9850l-7 4-4-7-3-32v-39-42l10-74 7-50 11-35 7-21 11-14 7-7 10-4 11 7 10 25 4 56-4 50-10 49-18 57-17 38-8 18-10 11-4 7zM7261 8795h4M7282 8771l53-14M7335 8757l-17-18M5533 8601v-3M3843 5535l14-18M3857 5517l-46-28M3857 5517l7-7M7325 8760l-29-28M2400 7370l-25-3-21-11-18-14-14-11-14-17-10-14-15-18-10-21 3-7M5533 8598l-8 10M5522 8612l-11 11M7998 9564l8 4 7 21 7 50-7 49-11 49-14 46-18 46-3 7M2308 6929l-7-10M8316 7677l-7 7M8316 7677l21 21 7 7M11145 2896l127-11 127-10 124-14 120-21M9508 2603l4-70 10-71 18-60 25-56 35-53 39-43 46-38 49-29 57-21 56-10h95l99 14 102 21 103 21 187 46 194 63 201 78 77 32 74 39 64 52 49 64 29 78 14 77 10 159M9223 2342l14 46 31 46 46 42 92 64 102 63M9223 2300v42M11554 2247l-56-81-78-78-35-28-39-28-42-29-46-28-60-35-63-35-74-36-78-38-85-39M11643 2840l-7-149-15-148-21-148-17-74-29-74M10898 1792l-264-113-272-106-138-46-137-28-134-7-134 14-124 39-113 56-102 81-88 96-71 113-53 127-31 137-14 145M11643 2840M11643 2840l-14-244-15-123-24-127-14-50-22-49M11106 2878l29 11 10 7M11106 2878v-3M9565 2603M9508 2603h14 43M9565 2603l3-67 11-67 21-63 32-57 35-53 53-46 64-31 70-22 71-7 70 4 85 14 85 18 232 56 233 74 237 88 60 29 56 31 56 50 36 63 21 71 7 74 3 113M11145 2896l-7 155-10 74-29 71-45 56-68 39-74 25-74 10-201 25-194 7-183-18-138-24-134-28-63-22-64-31-60-39-56-50-53-52-46-60-39-64-35-71-28-70-22-74-10-74-4-78M11565 3400l28-60 18-67 18-141 10-144 4-148M9223 2342v35M10919 3587l92-7 85-3 92-11 81-14 67-14 60-18 60-24 53-32 31-28 25-36M9223 2377l17 152M9639 3266l74 71 127 88 134 71 138 49 137 28 134 11 272 7 264-4M10669 3284l-131 4h-91l-92-8M11106 2878l-7 163-7 45-10 46-39 57-53 39-81 24-81 11-159 21M10214 3263l-46-7-180-43-81-31-74-46-67-57-60-70-53-78-39-84-28-92-14-74-7-78M11128 437h14 28 11 28 14l28 4 28 3h14l57 11 14 3 7 4 7 3h7l7 4h7l7 3 11 4M11417 476l56 21 113 53 110 67 38 28M11417 441v35M11417 441l88 31 88 46 134 85M11727 603l25 21M11995 352l-84 82-92 84-92 85M11995 352l166 103 32 24M11078 444l25-3 25-4M11995 352l-169-74-176-46-92-10M11558 222l-141 219M10090 529v17 18M10090 529l180 10 170-3 155-18 137-24 135-36 105-28 106-21 110-7 112 10 117 29M11078 444h-7-7-7l-25 7-102 28-14 4-14 3-11 4-24 7h-15l-14 4-10 3-28 7-11 4-14 3-14 4-11 3-28 4-11 3-14 4-14 3-53 7-7 4h-7-7l-7 4h-4-7-7-3l-7 3h-7-7-4l-7 4h-7-7-4l-14 3-63 4-14 3h-14-36-14l-32 4h-17-35-15-17l-36-4h-17-35l-18-3h-32l-14-4h-18M10090 529l60-46M11558 222l-109-4-106 7-103 22-137 35-131 46-134 46-148 45-155 32-162 25-170 7h-53M10101 568v-4M8157 427l480 35M8644 462v-35M10090 529l-70-4-145-10-148-11-543-39-540-38M8644 462l71 7 144 10 293 18 145 11 74 7h17 11 7l11 3h17 11 7 10l18 4h11 7 10l18 3h7 11 10l18 4h7 10 11l18 3h7 10 7 22l7 4h10 7 11l17 3h11 35l145 11 183 14M8644 427l60-46M10140 483l-81-7-462-32-463-35-430-28M10150 483h-10M7254 328l194 7 268 21 529 42M8245 398l237 18 162 11M7900 338h-7-39l-39-3h-39-81l-21 3M8344 359h-17l-78-7h-42l-39-3-39-4-78-3h-38-43l-39-4h-31M8344 359l360 22M4192 15865l42 18 43 28 35 35 35 43 28 42 22 49 17 50 7 46v45l-7 43-17 35-22 32-28 21-35 14-35 7h-22M4319 15777l-127 88M4319 15777l42 21 39 28 39 36 32 42 31 42 22 50 14 45 7 50v46l-7 42-14 35-22 32-21 18M4167 15897l39 21 39 25 35 31 32 39 28 43 18 42 14 46 10 46v42l-10 39-14 35-18 28-28 21-32 11-35 7-39-3-39-11M4192 15879l-25 18M4192 15879l39 21 39 25 35 32 32 39 28 42 21 42 14 46 7 46v42l-7 39-14 35-21 29-21 14M4167 16359l-39-21-38-25-36-35-31-35-29-43-17-46-18-42-7-46v-42l7-39 18-35 17-28 29-22 31-14 36-3 38 3 39 11M4181 15932l39 21 35 28 32 32 25 39 21 42 14 43 7 42v39l-7 39-14 31-18 25-28 18-32 10-31 4-39-7-35-14-39-25-32-28-32-32-28-39-21-42-14-42-7-43 3-39 7-38 14-32 22-25 24-17 32-8 35-3 36 7M4181 15932v-7l-3-7-4-7-7-4h-7l-3 4-4 3-3 4M3973 15953l14-31 22-32 28-21 35-15 39-7 39 4 42 14M4040 15890l7-7 32-14 35-4 39 4 39 10M4167 15907l-17 11M4351 16253l-32-7-39-14-35-21-35-28-32-36-25-39-21-42-14-42-7-43v-38l7-32M4157 15787l7-3 32-14 38-7 43 3 42 11M4333 15780l39 18 39 28 39 32 31 39 28 42 22 46 14 46 7 46v46l-7 38-4 11M4333 15766l42 21 39 29 39 35 35 42 29 43 21 49 14 49 10 46v46l-10 42-14 36-21 31-29 22M4358 15752l-25 14M4358 15752l42 18 42 28 36 35 35 43 28 42 21 49 18 50 7 46v45l-7 43-18 35-21 32-21 17M4164 15784l14-11 35-14 35-7 43 4 42 10M4259 15763l32 3 42 14M4301 16197l-35-18-32-21-28-32-25-35-17-35-11-39-3-39 3-32 11-32 3-3M4358 16207h-25l-32-10M4390 15727l-8 8M4411 15731h-7-4-7l-3-4M4411 15731l35-7 32-4h3M4308 16190l-7 7M4358 16200h-18l-32-10M4308 16190l-31-14-32-25-25-28-24-32-18-39-14-35-4-36v-35l11-32v-3M4196 15759l7-3 35-14 39-7 38 3 43 14M4263 15632v-14M4393 15682l-11 42M4439 15696l-4 3M4435 15699l11 4M4446 15703h-7M4439 15703v3 4h3M4442 15710M4442 15710h4 4 3 4M4457 15710l3-4M4425 15706l-4 4M4421 15710l21 7M4442 15717l4-4M4446 15713l-21-7M4428 15713h-3-7-4-3v4l-4 3h4v4M4411 15724l3-4M4425 15717h-4-3-4v3M4425 15717h3M4421 15724h4 3 4v-4-3h-4M4421 15724h-3M4418 15724l3 3h7l4-3h3v-4-3h-3M4432 15717l-4-4M4418 15727h-4-3l-4 4M4421 15727h-3M4393 15682v3l-7 18-4 17M4390 15727h-4l-4-3v-4M4421 15727h-3M4418 15727h-4-3v4M4418 15731l-4-4M4414 15727h-3M4411 15727l3 4M4411 15731M4411 15731M4411 15731M4414 15731v-4M4435 15720l-3-3M4432 15717M4421 15724v3M4421 15724l4 3 3-3h4M4414 15720M4428 15717l-3-4h-7l-4 4h-3v3h-4M4432 15717h-4M4421 15724M4428 15717v-4M4425 15706l-4 4M4446 15717l-21-11M4425 15706M4439 15706M4446 15703l-7 3M4439 15699M4442 15699h-3M4446 15710M4446 15710M4446 15710h4 3M4453 15710l4-4M4439 15706v-3M4446 15706v4h4v-4h3M4446 15706M4446 15706M4450 15703l-4 3M4457 15706l-7-3M4453 15706h4M4453 15710v-4M4446 15710v-4M4446 15710v-4M4457 15706M4439 15699M4446 15703M4252 15611h7M2933 16020l31 7h36 35l35-7 28-10 22-14 14-18 7-18-4-21-10-17-22-15-24-10-32-11-35-3h-36l-35 3-32 11-24 14-18 14-11 18-3 17 7 18 18 18 21 14zM3162 15974M2922 16200l35 7 39 4 35-4 36-3 35-11 25-14 21-18 10-17 4-18M2837 16126v14l11 18 18 18 24 14 32 10M3074 15978l-4-46M3070 15932l-74-21M2922 15936l74-25M2926 15978l-4-42M2926 15978l77 21M3074 15978l-71 21M3070 15978v-46M2996 15996v-85M2993 15999l3-3M3003 15999l-7-3M3758 16768l21 4h25l25-7 17-7 7-15v-10l-7-14-17-7-22-7-24-4-21 4-22 7-14 10-3 14 3 15 11 10zM3737 17082l10 4M3758 17110l21 4h25 7M3723 17086l3 7 11 10 21 7M3462 16560v7 4l-4 3v4l-3 3-4 4-3 3-4 4M3419 16606M3419 16606l-3 3h-7l-7 4M3419 16606v14M3366 16631v3M3419 16620h-3l-7 4-7 3h-7l-7 4h-7-7l-8 3M3366 16631v3M3444 16592v10M3426 16602h18M3462 16560v14M3462 16574v4 3l-4 4v3l-3 4-4 3-3 4-4 3M3247 16440l10 14 18 11 24 10 29 4 28-4 28-3 25-11 14-10 7-18v-14l-11-14-21-11-24-7-29-7-28 4-28 3-21 11-18 14-7 14zM3232 16451v-11M3444 16440M3232 16535v14l11 15 21 14 25 7 32 7h31l32-4 25-10 21-14 11-15 3-14M3349 16458l42-18M3391 16440l-10-32M3324 16401l57 7M3282 16422l42-21M3282 16422l14 29M3349 16458l-53-7M3352 16458h-7-3M3381 16444v-36M3324 16454v-53M3324 16454M3324 16454l28 4M5868 14994l98 24 103 29 106 28 105 28 106 32 103 35 102 42 92 46 84 53 78 60 67 71 56 74 60 109 46 117 35 120M5868 14994l3-325 4-346M5875 14323l99 25 105 18 106 17 106 11 113 7 109 4 110-4 109-7 109-11 106-14 106-21 99-25 95-28 92-32 88-35 78-42 74-42 67-46 60-46 53-50 42-53 35-56 28-53 18-56 7-57v-53M6626 14662l-95 14-46 14-39 25-10 11-7 14v10l3 14 14 15 32 21 78 24 95 7 67-14 42-21 21-21 14-21 4-21-7-18-11-18-24-17-50-14zM7744 14122l-24 22M7734 14069l10 53M7720 14144l14-75M5144 13657v21M5144 13692l-3 35 14 74 32 74 46 74M5233 13949l67 78 84 71 103 67 116 60 131 53 141 45M5727 15593l24-60 25-63 21-74 21-81 18-78 18-81 10-81 4-81M7109 15862l43 190 28 198 21 201 18 208M7219 16659l14 215 11 219 7 208 7 212M6189 17643l166-21 169-14 187-11 187-17 183-29 177-38M6157 17407l3 24 18 131 11 81M6153 17400h4v3 4M6171 17336l-3 35-11 25-4 4M5727 15593l31 15 57 28 53 35 63 67 32 46 21 46 18 49 7 46 14 85 7 88 74 610 67 628M6206 15639l89 4 56 21 28 25 14 21 7 21-3 25-11 17-17 22-36 21-56 14-53-4-56-24-36-36-17-28-4-25v-21l11-17 10-11 28-14zM6570 17361l91 3 60 25 32 25 14 24 7 22-3 24-11 18-21 21-39 18-81 14-56-4-53-14-39-14-32-25-10-21-4-21 7-21 11-18 24-21 50-25zM5152 14366l10 35 25 35 32 25 35 14 39 7 38-3 15-7 10-15 4-10v-11l-4-17-7-21-28-43-28-35-29-28-31-25-29-11h-28M5233 13949l-25 152-32 155M5727 15593M4594 15459l106 11 363 28 293 28 145 18 148 28 39 11 39 10M5152 14366l-43 141-56 148-67 159-85 162-99 162-106 163-102 158M6510 14810l56 7 92-10 46-18 32-21 14-21 7-18-4-18-7-17-18-14-28-14M5727 15593v4M5727 15593M6171 17336h-3-8-3-4-3-4-7-3M6136 17336l-64-617-74-621-10-85-11-84-25-85-21-42-28-43-56-56-50-35-49-29-28-10M5720 15629v-11l3-14 4-7M3984 15858l42 18M4143 15795v-4M4143 15791v-7l-4-11-3-7-4-10-7-7-7-7-7-4-7-3M4104 15735l-120-50M3984 15685h-7-11-7l-3 4-7 3-4 7v7l-3 7M3942 15713v85M3942 15798l3 11v7l4 10 7 7 3 7 7 7 11 7 7 4M4852 15872l120 50M4972 15922M5010 15883v-74M5010 15809v-11l-3-7-4-11-3-7-7-10-7-4-7-7-7-3M4972 15749l-120-46M4852 15703l-7-4h-7-7l-8 4-7 7-3 3v7 11M4813 15731v85M4813 15816v7 10l3 7 7 11 8 7 7 7 7 4 7 3M4852 16518l120 46M4972 16564M5010 16528v-77M5010 16451v-11l-3-7-4-11-3-7-7-7-7-7-7-7-7-3M4972 16391l-120-46M4852 16345l-7-4h-7l-7 4-8 3-7 4-3 3v11 7M4813 16373v85M4813 16458v10 7l3 11 7 7 8 7 7 7 7 7 7 4M5324 16461l-14-14M4598 15830l-36-43-42-38-42-32-46-21-46-14-42-4-39 7-35 18M4270 15703l10-14 4-21-4-22-10-21-18-21-18-14-21-4h-17l-15 11-7 14v21l4 25 14 21 18 18 17 10 21 4 15-4M4263 15706l-11 11M4577 16200l21-10M4598 16190l-11 14-7 21 4 21 10 21 18 21 17 15 22 7 17-4 14-11 7-14v-21l-3-25-14-21-18-17-18-11-21-3-14 3M4601 16186l28-25 22-35 10-42 7-46-7-49-10-53-22-50-28-49M4601 15837l14 17 21 11 18 4 18-4 14-11 3-21v-21l-7-21-14-21-17-14-22-11h-17l-18 7-10 14-4 18 7 25 11 21M4407 15452l-70-3-67-4-64-7-63-3-60-4-71-3-63-4h-60l-60-3h-22-21l-21-4h-21-21-18-46-39-24-4-3-4l-24 7-25 11-18 17-21 18-18 32-17 31-14 43-14 42-11 53-7 46-4 53-7 56-3 64-4 70v53l-3 74-4 81-3 60-4 64M4605 15473l-198-21M5720 15629l-39-14-39-7-145-29-144-17-290-39-359-39-99-11M5720 15629M5176 14256l-7 7-10 18-7 21-4 21v25l4 18M4587 15459h7M4866 14076l-81 89-71 91-60 99-53 106-39 106-28 116-25 180 4 191 25 197 49 208M5286 14348l10 32 14 35 32 50 7 3M5286 14313v14 21M4594 15459l11 14M4594 15459M7723 14126l7-7M7730 14119l-3-18M7730 14119l14 3M5413 17770l7-109 3-74M6058 17491l-99 32-102 28-102 29-110 17-60 4h-60l-77-11-25-3M6157 17407l-18 28-35 35-46 21M5413 17770l49 11 53 7h56l57-4 123-17 117-29 162-46 159-49M5441 17541l42 7 46 7h53l56-4 103-21 98-25 96-28 106-31M6041 17446l3 3 4 7 3 4v7l4 7 3 3v7 7M5423 17587v-14l4-11 7-11 3-10h4M3723 16754l-7-3v-8l-4-7 4-7 3-7 7-7 7-3 11-7 11-4 14-3h10 14 14l11 3 11 4 10 3 11 4 7 7 3 7 4 3v7l-4 7-3 8-7 7-7 3-11 7-10 4-11 3h-14-14-11l-14-3-11-4-10-3-7-4zM5148 17386l21 17 25 14 28 11 32 7 35 7 39 4 35-4 39-4 32-7 32-10 28-14 24-14 18-18 11-21 3-18v-17l-7-22-14-17-18-14-10-7M5176 17266l-14 10-18 18-10 17-7 18v21l10 18 11 18M5342 17505l46 18 39 14 14 4M3310 15622l-148-39M3180 16073l-18-14M2837 16063l-3 3-21 14-14 18-11 21-4 18 7 21 11 18 14 17 21 14 29 14 31 11 32 7 39 4h35l39-4 35-7 32-7 32-14M8281 16514l24 117-7 116-35 116-53 99-77 99-96 92-116 84-134 78-148 71-184 70-197 57M5303 17735l53 21 57 18M5303 17735l11-113 3-74M5317 17548M5423 17587l-14-4-39-14-53-21M5413 17774v-4M5317 17548l4-11 3-14 7-7 8-11h3M3243 16091v-4M4485 15456h17l32 3h18 10 11 4 3 4 3M4481 15456h4M3084 16811l2219 924M6041 17446l35-15 32-24 14-25M6122 17382h3l7 7 11 7 10 4M6122 17382l14-21v-25M5540 17343l7 11M5130 17357l11-14M4820 15724v85M4827 15703l-4 7-3 7v7M4859 15869l120 45M4820 15809v10l3 7 4 11 4 7 7 7 7 7 7 7 7 4M4968 15844l-7 3-3 4-4 3M4986 15809l-4 14-7 10-7 11M4958 15766l14 7 3 7 7 11 4 11v7M4940 15770v-4h7 7 4M4950 15787l-3 4v4M4986 15869v17M4954 15854l32 15M4883 15816l-14 24M4898 15795l31 70M4926 15756l-28 39M4908 15749l18 7M4869 15735l18 38M4852 15727l17 8M4979 15872v18M4979 15890l-53-21M4926 15869l3-22 11-7 7-10M4947 15830l3-4 4-3 7-4M4961 15819l4-3v-4-7M4965 15805v-3l-4-7v-4h-3l-4-4M4954 15787h-7l-4 4v4l-3 3M4940 15798l-14-7M4926 15791l3-14 4-7h7 10 4M4954 15770l11 7 7 7 3 11 4 10v7M4979 15812v14l-7 11-11 10M4961 15847l-3 4h-4l-7 7M4947 15858l32 14M4979 15812l3-3h4M4954 15770l4-4M4961 15847l4-3h3M4940 15798h3l4-3M4979 15914l-7 8M4845 15837l31-46M4876 15791l-28-60M4848 15731l18 7M4866 15738l17 39M4883 15777l18-25M4901 15752l18 7M4919 15759l-25 39M4894 15798l28 67M4922 15865l-17-7M4905 15858l-22-46M4883 15812l-21 32M4862 15844l-17-7M4919 15759l7-3M4901 15752l7-3M4894 15798l4-3M4979 15872l7-3M4947 15858h3l4-4M4979 15890l7-4M4820 15724l-7 7M4866 15738l3-3M4922 15865h4M4848 15731l4-4M4859 15869l-7 3M4862 15844l7-4M4820 15809l-7 7M4407 15452h7 28l39 4M4594 15459M3236 16133l3 28 11 32 21 32 32 25 39 21 42 21M4601 15837l-3-7M4686 15805l-4-10M4665 15766l-7-3-14-4-8 4-7 7-3 10 3 15 7 14 8 7 14 7 10 3 7-3 7-7 4-11M4598 16190l3-4M4270 15703l-7 3M4661 15763v10l7 11 11 11 7 3M4820 16366v88M4827 16345l-4 7-3 7v7M4859 16511l120 46M4820 16454v7l3 11 4 7 4 7 7 11 7 7 7 3 7 4M4986 16497v10l-7 7-4 4M4972 16465l7 3 3 7 4 7v15M4982 16447v11l-3 3M4958 16412l10 3 7 7 4 11 3 11v3M4940 16412l7-4h7l4 4M4947 16430v3 4M4954 16447l4 4h3M4958 16504h3M4947 16482l3 7v4l4 4v3l4 4M4933 16479l14 3M4883 16458l-14 24M4898 16440l31 67M4926 16398l-28 42M4908 16391l18 7M4869 16377l18 38M4852 16370l17 7M4926 16482l17 4M4943 16486v7l4 4v3l3 4 4 3M4954 16507h4l3-3v-7l4-4M4965 16493l-4-11v-3l-3-4-4-3M4954 16472h-4-3M4947 16472v-18M4947 16454h3 8M4958 16454l3-3v-4-3M4961 16444v-4-3l-3-4h-4v-3M4954 16430h-7l-4 3-3 4v3M4940 16440l-14-7M4926 16433l3-14 7-4 7-3h7l4 3M4954 16415l11 4 3 7 7 11 4 10v4M4979 16451l-4 10-3 4-7 3M4965 16468l7 4 3 7 4 7v14M4979 16500v11l-4 7-10 7h-7-4M4954 16525l-11-7-7-11-7-7-3-14v-4M4979 16451l3-4M4954 16415v-3h4M4979 16500l3-3h4M4940 16440h3l4-3M4979 16557l-7 7M4947 16454l3-3 4-4M4845 16479l31-42M4876 16437l-28-64M4848 16373l18 7M4866 16380l17 42M4883 16422l18-28M4901 16394l18 7M4919 16401l-25 43M4894 16444l28 67M4922 16511l-17-7M4905 16504l-22-50M4883 16454l-21 32M4862 16486l-17-7M4894 16444l4-4M4919 16401l7-3M4901 16394l7-3M4954 16507v-3h4M4820 16366l-7 7M4866 16380l3-3M4943 16486l4-4M4922 16511l7-4M4926 16482h3l4-3M4848 16373l4-3M4859 16511l-7 7M4862 16486l7-4M4820 16454l-7 4M4686 16243l-4-8M4665 16207l-7-7h-14l-8 4-7 7-3 10 3 14 7 11 8 11 14 7h10 7l7-11 4-10M4277 15646l-4-10M4255 15608l-7-4-14-4-7 4-7 7-3 11 3 14 7 10 7 11 14 7 11 4 7-4 7-7 4-11M4661 16204v7l7 14 11 10 7 4M4252 15604v11l7 10 11 11 7 3M3952 15710v85M3959 15685v4l-3 3-4 7v11M3991 15851l42 18M3952 15795v7l4 10 3 7 4 11 7 7 7 7 7 3 7 4M4090 15752l14 4M4069 15770l10-4 4-3M4104 15756v67M4016 15798l-15 28M4030 15780l28 67M4058 15738l-28 42M4037 15731l21 7M4001 15717l18 39M3984 15710l17 7M4100 15763l4-7M4086 15756l14 7M4086 15756h4v-4M4100 15763v63M4083 15837v-53M4083 15784l-7 3-7 4h-8M4061 15791v-18M4061 15773l15-3 7-7 3-7M4061 15773l4-3h4M3977 15819l28-42M4005 15777l-25-64M3980 15713l18 7M3998 15720l18 43M4016 15763l17-28M4033 15735l18 7M4051 15742l-28 42M4023 15784l31 67M4054 15851l-17-7M4037 15844l-21-46M4016 15798l-22 28M3994 15826l-17-7M4023 15784l7-4M4051 15742l7-4M4033 15735l4-4M3952 15710l-10 3M3998 15720l3-3M4054 15851l4-4M3980 15713l4-3M3991 15851l-7 7M3994 15826h7M3952 15795l-10 3M2731 16366v-7l4-7 4-4 3-3 4-4 7-3 7-4h7M2710 16521l21-155M2710 16521l7 46 11 42 14 25 21 25 46 32 49 24 36 14M3063 16803l21 8M3151 16204l-10 7M3151 16204l25-4 32-14 21-25 7-28M2731 16366l-7-74 7-74 18-71 28-70M3137 15590l4-4 10-3h11M2710 16405l-3 56 3 60M3197 16123l7 10 4 7M2788 16147v-3l11-21M3180 16073l21 18 10 25-7 28-21 35-32 25M6065 17438l-7-74-7-74M6051 17290l-81-733-42-364-7-56-7-57-8-56-7-60-17-67-25-57-42-53M5878 15731l-63 56M6136 17336l-81-758-39-350-28-201-7-77-18-78-35-77-50-64M6136 17336v25l-11 28-14 14-28 25-18 10M5815 15787l-7 11-11 7-7 11-7 7M6002 17290l10 4h14 11l14-4M6002 17290l-81-733-15-120-14-124-14-116-7-71-10-70-11-75-14-70-11-25-10-21-32-42M5914 17259l14 148M5769 15830l145 1429M5769 15830v-4M5783 15823h-4v-4h-3-4-3v4 3M6019 17438l-17-148M5928 17407l91 31M5910 17386v3l7 11 11 3v4M5928 17407M5878 15731l-21-14-21-14-21-4-21 4-15 7-14 14-3 18M6019 17438l11 4h14 18l3-4M3388 5006l-159-131M999 1933l-14 14M999 1933l64-64 70-53 78-45 81-43 88-31 92-25 92-18 39-3M3232 2988l11 84v99l-4 95-14 96-21 91-32 85-38 85-43 77-53 71-53 63M3388 5006l-134-134-124-142-113-151-60-92-49-99-39-102-18-102v-99l25-92 46-85 46-52M1500 1584l18-11 32-14 70-25 53-14 53-7h49l29 7 7 11v7l-7 10-14 7-22 11-35 11-60 10-46 7-39 7-38 4h-36-24l-4-4v-3l7-7zM1994 1174l11-3M2005 1185l-14 4h-14-8 4l4-4 7-4 10-7M3688 2808l-4 10-7 7v4h-4v-11l7-42 8-49 3-29M3726 2698l-3 4-18 56-10 32-7 18M3299 3337l-3 3h-4l-3-10v-35-43l7-49 7-71 11-46 7-31 7-21 10-15 7-7h7l11 14 7 32v67l-11 53-14 57-10 35-18 42-10 14-4 7zM999 1933v-4M3677 5309l18-21M3740 5351l-63-42M3740 5351l-45-63M2453 5835l35-32 39-28 42-14 43-8 21 8 21 14 10 17 8 21-4 32-18 50-53 67-49 42-53 28-60 21h-21l-21-3-11-4-10-10-4-11-3-21 7-39 17-42 21-39zM1708 6746l18 17 14 11 21 11 25 3 18-7 10-14 11-28 7-36-7-38-7-18-7-14-7-11-11-7-18-7-24-3-46 7-21 14-14 17-4 25 7 28 11 22 14 17zM1239 6198l14 18 18 14 18 10h21l14-7 10-14 15-28 7-39-4-49-3-21-7-11-8-14-10-7-14-7-21-7-43 7-24 14-18 17-7 32 7 32 11 25 10 17zM2446 6774l-60 60-57 56-53 53-45 50-43 42-39 39-31 32-25 24-18 18-14 14-7 7h-3M3959 5185v4l-7 4-10 14-18 17-21 29-29 28-35 39-42 42-42 46-50 53-56 60-60 60-60 67-67 67-67 74-74 74-71 77-78 78-74 78-77 81-78 77-74 83-78 77-74 78-70 74-71 70-67 71-63 67M3215 4889l74 60 317 279M3631 5238l-7-7-4-3h-3l-4-4h-3l-4 4M3631 5242v-4M3638 5242h-3-4M3642 5235v3 4h-4M3638 5242l-106-99-102-99-159-158-134-149-120-158-60-96-49-98-39-99-18-106 4-99 25-91 42-82 60-70M1507 1605l43-18 46-17 49-15 49-7 46-3 32 10 7 7M3324 3048l4 3 7 21 3 50-7 49-10 53-14 46-18 46M2435 5852l25-28 53-35 49-18h28l25 4 14 14 14 14 7 21v32l-14 46-49 67M3606 5228l-194-184-31-31M3388 5006l-7 7M3222 4882l159 131M3677 5309l14-14M3719 5337l-28-42M3691 5510l-18-18M3762 5432l-15-14M3691 5295l4-7M1751 6749l-14-10-18-14-14-18-11-14-10-18-7-28 14-32h3M1818 6756l-11 7h-24l-25-10-7-4M13202 1319h-11-7M13248 1319l-21 4-25-4M13272 1316l-10 3h-14M13287 1312h-7l-8 4M13385 1259l-45 28-53 25M11724 716l24-60 50-53M12997 1210l-28-11-28-14-21-21-18-25M13160 1252l-82-25-81-17M13213 1259h-25l-28-7M13343 1199l-56 35-74 25M13343 1199l21 25 18 24M11805 596l-53 63-21 67 10 78 46 78 74 74 106 74 131 67 144 56 163 46 165 32 113 14 110 3h106l98 15 99 24 92 21h63l50-14 81-46M11805 596h18 14M11837 596l21-4h17M11812 758l-4-46 8-42 24-39 35-39M11911 776l-14 3h-18-18-14l-14-3-10-4-7-7-4-7M12038 758l-127 18M12101 730v7l-14 11-21 7-28 3M12144 624l-36 46-3 53M12144 624l7 4h7M12997 910l-46 28-60 21-74 14-81 4-88-4-88-7-92-17-85-25-77-32-67-35-57-39-38-39-25-42-4-39 11-35 32-35M12997 910l7 3 4 4M12853 973l91-21 64-35M12832 1023l-11-18 3-14 11-11 18-7M12902 1139l-35-63-35-53M12648 1171l-102-14-103-18-98-25-96-31M12722 1129v3l-14 21-14 11-14 3-14 4h-18M12701 1023l25 84M12616 977l29 7 28 10 17 15 11 14M12193 836l81 49 106 42 116 32 120 18M12087 818l28-3 29 3 28 7 21 11M11971 853l116-35M11939 927l-7-10-4-7v-11-10l7-11 11-11 11-7 14-7M12249 1083l-88-32-84-39-75-42-63-43M11805 596h-4l-3 3v4M13385 1259v-3l-3-4v-4M11946 931v-4h-3-4M11946 931l64 42M12645 1171h3v-4 4M12676 1167l14-3 11-7 14-21v-4M12715 1111h4v-4h3 4M12168 635l-28 31-11 36 4 38 21 39 39 39 53 39 67 35 74 28 85 25 88 18 88 7 85 3 77-7 71-14 56-21 43-25M12980 906l31-31 11-39-4-39-21-39-38-39-53-38-67-36-75-28-84-25-88-14-89-10-84-4-78 7-70 14-57 21-46 29M12172 726l3 25 22 35 35 36 46 35 60 32 70 24 74 22 78 17 77 7h78l71-3 63-14 53-18 39-25 28-28 7-25M12715 1111l-21-85M12990 1210l4-4v4h3M13156 1252h4M12906 1143v-4h-4M12906 1143l14 21M12694 1026h3v-3h4M12168 635l-7-4-3-3M12997 910l-7-4h-10M12835 1026v-3h-3M12835 1026l35 53 36 64M12616 987v-3-4-3M12186 843v-4h3l4-3M12182 740l-3 8M12959 878v-3-8M13435 1019l3 4 21 77 4 25v14M13205 1259v-3h4 4v3M12828 1002l-4 7 11 17M12853 973l3 4v3M12299 564l-88 25-67 35M12331 546v4l-11 11-21 3M12256 497l64 32M13459 1118l-3-28-21-74-39-74-39-67-39-53-53-50-63-49-25-14M12362 479l-74-3-151 7-135 25-112 38-85 50M13417 1093l-28 60-46 46M13410 1051l7 25v17M13354 917l31 63 25 71M13269 843l25 14 24 21 22 21 14 18M13110 793l81 22 78 28M13050 815l4-11 10-7 22-7 24 3M13008 917l35-46 7-56M12158 628l42-29 64-21 70-14 81-3h88l89 10 91 18 85 24 78 29 67 35 56 39 39 39 25 42 7 42-11 39-32 32M13191 730l11 7 3 7 4 4-4 3h-10l-25-3M12451 525l-32-31M12535 557l-28-3-25-8-21-10-10-11M12962 702l-85-53-102-39-116-32-124-21M13064 730l-28-4-28-7-25-7-21-10M13170 748l-106-18M11935 903v10l4 11 7 7M13343 1199h-3-4v4M13205 1259l71-21 60-35M11971 853h3v4 3M13011 924l-67 35-88 21M13011 924v-4-3h-3M12091 829v-4-3h-4v-4M11830 920l-4 4M13407 1097v-4h3 4 3M13336 1203l42-50 29-56M11819 762v-4h-3-4M11819 762l4 7 3 3M12084 748l10-8v-3M12098 726v-3h3 4M13054 822l-4 28M13054 822v-4h-4v-3M12920 966l7-3v3M13018 906v-3h4 4M13026 903l-11 21M11883 599v-3h-4v-4h-4M11816 712v7l3 43M11823 716l-7 24M12101 695v-18l39-49M12144 624l-4 4M13392 1238l4 3M13026 903h-4l-4 3M13407 1097v-7M13403 1054v-3h4 3M12151 762h-4-3v3M13347 924v-4h3v-3h4M13054 815v7M13050 864l4-4M13110 800v-3-4M12295 568v-4h4M13167 744h3v4M12316 561l8-7v-4M12316 536v-4h4v-3M12454 532v-3l-3-4M12309 578l29-3M12426 497h-4v-3h-3M12422 494v3M12137 4734l-180-25M11957 4709l74-123M12031 4586l106 10 88 11M12225 4607h3 11l7 3 3 4v4 3l-3 11M12246 4632l-42 70M12204 4702l-11 18-7 7-7 3h-7l-11 4h-24M12225 4720l-4-4v-3l-3-4-4-3h-3l-4-4h-3M12264 4649v-3-4h-4l-4-3v-4h-3l-4-3h-3M12225 4720l21-39 18-32M11851 4547h-4-10-11-3l-7 3-4 4-7 11M12031 4586l-99-21-81-18M11787 4677l71 15 99 17M11763 4635l-7 18v7l3 3 4 4 3 3 21 7M11805 4565l-42 70M3236 16648l-4-24-10-29-18-21-21-17-25-11-21-4-21 7h-4M3215 16694l7-3 10-18 4-25M3031 16796l-3 22-11 17-17 11-22 3-24-7-21-14-22-21-14-25-7-28v-25l7-21 14-14 22-3h21l24 10 22 18 17 24 11 25zM3017 16789l-3-24-11-22-18-17-17-14-21-7-21 3-15 11-7 17v22l7 24 15 21 21 18 21 7 17 4 18-7 11-14zM2929 16708l-11 18v21l11 25 14 21 18 18 21 7 18 3 7-3M3236 16673l7-4 7-3 7-4 7-3 7-4 7-3 7-4 7-3M3183 16557l49-53M3444 16504l14 17 4 18-7 18-14 17M3441 16574l-149 71M3236 16694v-21M3236 16694l-11-10M3232 16669l4 4M3222 16687l14 7M3292 16666v-21M3236 16694l7-3 7-4 7-3 7-4 7-4 7-3 7-4 7-3M3441 16574v21M3292 16666l149-71M3441 16595l14-17 7-18v-3M5074 16193l-32-17-14-11M4958 15950l3-11 18-17 24-15 25-3 32 3 28 15 32 17 24 25 25 32 18 31 10 36 7 31-3 32-7 28-14 22-21 17-25 7h-32l-28-7M4961 15936l7-7 18-22 24-10 29-4 28 4 32 10 31 22 29 24 24 32 18 35 11 36 7 35-4 32-7 28-18 25-21 14-25 10h-3M4982 16116l-14-29-14-28-7-53 7-46 14-21 14-14 21-11 22-3 45 7 50 28 21 21M5021 15886l21-10 28-4 29 4 31 10 32 21 28 25 25 32 18 35 10 35 7 36-3 31-7 29-18 24-10 11M5070 16183l-28-15-28-24-25-28-17-32-14-35-4-32v-32l11-28 14-21 21-14 28-4 28 4 32 10 28 21 25 25 25 32 14 31 10 36v31l-3 29-14 24-18 18-25 11h-28zM5081 16168l28 8 25-4 25-11 17-17 11-25 3-28-3-32-7-21M5127 15960l-18-14-28-14-28-7h-28l-22 11-17 17-11 25-7 28 7 32 11 32 17 31 22 29 28 21 28 17M5032 15869l10-7 28-8h29l31 11 32 14 28 25 29 28 21 32 17 35 11 35 3 36-3 31-11 29-17 21-11 7M4993 15904l14-14 21-18 28-7h29l31 11 32 14 28 24 25 29 25 31 14 36 10 35 4 35-4 32-10 25-14 24-25 15-18 7M5190 15900l18 18 25 32 17 35 7 14M5060 15854l21-10 28-4 32 4 32 10 31 22 29 28 24 32 18 31 14 39 4 35v36l-11 28-14 21-14 14M5035 15964h-3v3 4 3M5003 15992v-3-4-4h4M5007 15996l-4-4M5032 15978h24l25 11 25 21 17 24 11 25 3 32-7 21-14 18-17 7-29-4-24-14-21-18-18-28-7-28v-28l7-21M5032 15974v4M5134 16091h-7-4l-7-4-3-7-4-3v-7-7l4-4h3 7l4 4 7 3 3 7v7 7zM5077 16073h-3-7l-4-3-7-4-3-7v-7-7l3-4h7 4l7 4 3 4 4 7v7 7zM5116 16130h-3-7l-4-4-7-3-3-7v-8-7l3-3h7 4l7 3 3 7 4 4v7 7zM5074 16130l-4 3-7-3-7-4-3-3-4-7v-8-3l4-7h3 7l7 3 4 7 3 8v3 7zM5035 16091h-7-3l-8-4-3-3-4-7v-7-4l4-7h3 8l3 4 7 7 4 7v3 7zM5025 16038l-4 3h-7l-7-3-4-7-3-7v-7-4l3-3 4-4 7 4 7 3 4 4 3 7v7 3zM5067 16010l-4 3-7-3-7-4-3-3-4-7v-7-4l4-4 3-3h7l7 3 4 8 3 7v3 7zM5109 16038l-3 3-4-3-7-4-3-3-4-7-3-7 3-4 4-7h3 7l4 4 3 7 4 7 3 3-3 7zM5032 15978l3 7v7 7l-3 4-7 3h-8l-3-3-7-7M5046 15862l3-4 21-14 29-7h28l32 7 31 18 29 21 24 28 25 35 14 32 11 39 3 32-3 31-11 28-14 25-25 14M5113 15816l10-7 25-7h32l32 7 28 17 31 21 25 29 25 31 14 36 11 35 3 35-3 32-11 28-14 21-11 11M5113 16027h3M5102 16010h-3v3 4l3 7h4l3 3h4M5137 16080v-3M5123 16059l-3 4v3 4l3 3 4 4 3 3h4 3M5296 16151l-21 3h-21l-18-3M5042 15865l4-18 7-17 10-18 14-14 15-14 14-11 21-3M5127 15770l17-4h22l21 4 25 7 21 10 21 15 21 14 21 17M5296 15833l18 21 17 25 15 21 10 25 11 25 7 24 3 29 4 21M5381 16024l-4 25-3 21-7 21-11 17-10 15-15 14-17 7-18 7M5102 16010v3 4l4 3 3 4h4v3h3M5070 15999M5056 15981l-3 4 3 7v4l4 3h3 4 3M5349 15886l25-17M5296 15833l53 53M5247 15780l49 53M5271 15763l-24 17M5271 15763l53 53M5324 15816l50 53M5381 15960v64M5349 15886l4 7 7 11 3 10 4 8 7 10 3 11 4 7v10M5123 16059v4 3l4 7h3l4 4h3M5060 15981l-4 4 4 4v3l3 4 4 3h3M5014 15992h-4v-3M5409 15943l-28 17M5374 15869l7 7 3 10 4 7 7 11 3 10 4 11 4 7 3 11M5007 15996h3v-4h4M5032 15974h-4M5120 16119M5109 16098v3h-3v4 3l3 4v4l4 3h3 4M5081 16063v-4M5070 16041h-3v4 4 3 4l3 3 4 4h3 4M5127 15770l53-14M5180 15756h7l7 3 10 4 8 3 10 4 7 3 7 4 11 3M5074 16045v4l3 3v4h4M5109 16098v3 4 3 4l4 4h3 4M5010 15989v-4l4-4M5409 16070l-28 17M5381 16024v63M5409 16006v64M5409 15943v63M5028 16027M5014 16010v3l-4 4 4 3v4l3 3h4l4 4 3-4M5007 15981M5003 15992h4l3-3M5077 16119M5067 16101h-4v4 3 8h4l3 3h4 3M5204 15738l-24 18M5204 15738h8l10 4 7 3 11 4 7 3 7 4 10 3 7 4M5039 16080M5025 16059v4h-4v3 4l4 3 3 4 4 3h3 4M5067 16101v4 3 4l3 4h4l3 3M5035 16077l4 3M5025 16063v3 4l3 3 4 4h3M5381 16087v7l-4 7-3 7-7 8-4 7-3 3-7 7-4 4M5349 16137l-53 14M5077 15780l50-10M5102 15763l-25 17M5102 15763l53-14M5155 15749l49-11M5374 16119l-25 18M5409 16070l-3 7-4 7-4 7-3 7-7 7-4 3-3 8-7 3M5042 15865v-35M5042 15830l4-7 3-7 4-7 3-7 4-7 7-4 3-7 7-4M5247 16161l-11-3h-3M5296 16151l-49 10M1648 1354h-3l-28 43M3638 3185l32-74M3508 3577l130-392M3370 3725l46-21 39-35 31-43 22-49M3762 2702v3M2005 1157l-39 17-64 36M3225 3573l36-10 46-18M3359 3609v10l-7 14-7 7M3359 3594v11 4M3359 3591v3M3307 3545h10 11l10 7 11 11 3 7 7 14v7M3670 2878l3-3 32-71 28-84 7-25M1969 1181h-7l-31 18-25 14M3582 3026l21-28 35-53 32-56 3-7M1895 1136l-42 24-113 85-92 99-38 60M3762 2702l-4 21-28 92-39 88-74 134-95 124M3740 2698l-17 67-53 131-78 127-42 56M3684 3111l49-116M3670 3111v4h3 4 3 4v-4M3522 3161l-25 28M3497 3189l-49 53M3638 3185h4 3 4 3 4v-3M3656 3182l28-71M3525 3577l131-395M3508 3577h3l4 3h3 4l3-3M3377 3732h4M3483 3658l21-32 21-49M3307 3545v4h3 4M3359 3591v-4M3359 3584h-3l-4-14-3-4M3331 3549l-10-4-7 4M3359 3587v-3M3345 3633l7-3 7-14v-11M3345 3633v4 3M3342 3556l-60 24-60 18h-11M3314 3549l-50 17-42 11M2897 16214l39 11 42 3h43l42-3 39-11 35-14 28-17 18-18 14-21v-21l-7-25-14-21-14-11M2837 16066l-17 14-14 21-7 22 3 21 11 21 21 21 28 18 35 10M2799 16161v15M5525 17386l4-8 11-21v-21l-11-25-18-17-10-7M5176 17287l-17 17-15 18-3 25 3 21 15 21 21 18 10 7M12980 6806l56-43M13036 6763l39 4M13075 6767l402 63M13424 6876l53-46M13424 6876l-444-70M13149 7628l-272-43M12870 7148l4 314M12877 7511v46M12877 7585M11773 6979l1097 169M11777 7413l-4-434M11777 7413l-272-43M11505 7370l-7-635M12983 6968l-1485-233M12980 6806l3 162M13424 6876v138M13142 6972l282 42M13149 7628l-7-656M13068 7374l-71-11M13068 7490v-116M13477 6830l4 142M13424 7014l57-42M13248 6795l356-286M13068 6113l7 654M13068 6113l529-420M13597 5693l7 654M13604 6347v162M11823 6735l1160 180M11816 5919l7 816M11816 5919l1252 194M12249 5574l-433 345M13597 5693l-720-112M12874 7462v3h-4l-3 4v3l-4 4v4l-3 3v4M12874 7462l70 10M12944 7472l-3 4h-4v4l-3 3v4l-4 3v4l-3 3M12860 7487l67 10M12944 7472l124-98M12944 7589l124-99M12927 7589l3 3h4 3 4l3-3M12927 7589v-21M12927 7568l7 7h7l7-7 7-11 4-14 3-18v-17l-3-14-4-7h-7l-7 7-7 10-7 18M12927 7522v-25M12927 7522l-67-11M12860 7511v-24M12860 7557l67 11M12881 7557l3-10 7-15 4-17M12860 7578l67 11M12860 7578v-21M12874 7462l123-99M12860 7578l3 4h4M13653 6785l8 433M13505 6905l148-120M13509 7226l-4-321M13424 7293l85-67M13421 7014l3 279M13269 7091l106-84M13272 7437l-3-346M13163 7501l85-67M13163 7501v116M13163 7617l-14 11M13724 6527l-356 286M13721 6411l3 116M13784 7017l-7-596M13685 7084l81-67M13685 7084v117M13685 7201l-24 17M11498 6735l272-219M11770 6566l53 10M13604 6509l120 18M13248 7434l88 14M13336 7448l28 3 18 11 10 10 4 11-11 11-14 10-24 7-32 4h-32-28M13255 7515l-92-14M13280 7494l-15-4-7-3-3-7 3-4 11-7 14-4h14 14l14 4 7 7 4 4-4 7-10 3-11 4h-17zM13255 7515v116M13396 7596v3l-7 11-18 11-24 7-29 3h-31-32M13255 7631l-92-14M13290 7388l-3-311M13516 7307l-92-14M13516 7307v116M13516 7423l-226-35M11833 6986l7 377M11777 7413l63-50M13597 7240l28 3 18 11 10 10 4 11-11 11-17 10-25 7-28 4h-32-28M13657 7388v3l-7 11-18 11-24 7-32 3h-28-32M13509 7226l88 14M13541 7286l-15-4-7-4-3-7 3-3 11-7 14-4h14 14l14 4 8 7 3 3-3 7-11 4-14 4h-14zM11427 7229v116M11427 7229l75 11M11427 7345l78 11M11452 7208h14 18l10-4 8-3M11502 7187l-4-4-14-3h-14-14l-14 3-11 7-4 4 4 7 7 3 14 4M11502 7159h-22-31l-29 3-24 7-18 11-7 10v14l11 11 21 7 24 7M11371 7314v7l11 10 21 7 24 7M11773 6280v7l-3 4v7 3 7 4 7 3M11819 6287l-46-7M13604 6347l402 64M14006 6411v137M14006 6548l-46-7M13960 6541v-92M13960 6449l-239-38M14063 6506l-57 42M14059 6365l-53 46M14059 6365l4 141M13618 6298l-14 10M14059 6365l-441-67M11770 6322v244M13523 7197l-4-307M13661 7218l-138-21M13766 7017l92 15M13858 7032l28 3 18 11 11 10v11l-8 10-17 11-25 7-28 4h-32-28M13777 7099l-92-15M13802 7077l-14-3-8-4-3-7 3-3 11-7 11-4h17 14l15 4 7 7 3 3-3 7-11 4-14 3h-14zM13777 7099v116M13918 7180v3l-11 11-14 10-24 7-32 4h-32-28M13777 7215l-92-14M12881 8023l-4-438M12877 7585l272 43M13149 7628l7 483M13156 8111l307 49M13463 8323v-163M12997 8249l466 74M12997 8249v-67M11509 7949l1488 233M11505 7370l4 579M11505 7370l272 43M11777 7413l3 437M11780 7850l1101 173M13255 7631h32 31l29-3 24-7 18-11 7-11v-3M13163 7617l92 14M13149 7628l14-11M13258 7748h29 31l29-4 24-7 18-11 10-10v-4M13258 7748l-3-117M13167 7734l91 14M13167 7734l-4-117M13788 7331l3 367M13738 7741l53-43M13262 8118l476-377M13167 8104l-11 7M13280 7966l-4-218M13431 7843l-151 123M13428 7525l3 318M13512 7779v-243M13664 7656l-152 123M13661 7218l3 438M13661 7218l24-17M13685 7317v-116M13403 8139l-236-35M13449 8107l-46 32M13516 8118l-67-11M13463 8160l53-42M13463 8323l53-43M13516 8280v-162M13664 7656l-138-21M13431 7843l-137-21M11844 7801l-64 49M12200 8690l4 14 10 24 18 22 28 21 35 17 43 18 49 14 53 14 60 7 60 7 63 4h64l63-7 64-4 56-10 57-14 49-15 42-17 36-21 28-18 21-25 14-21 4-21M13516 7423h32 28l32-3 24-7 18-11 7-11v-3M13516 7423l-226-35M13516 7540h32 31l29-4 24-7 18-11 7-10 4-4M13516 7540v-117M13294 7822v-71M13290 7441v-53M13428 7525l88 15M11840 7363l4 438M11840 7363l-63 50M11505 7356l-78-11M11427 7345l-24-7-21-7-11-10v-7M11505 7472l-74-10M11431 7462l-4-117M11431 7462l-28-7-18-7-10-11-4-7M13777 7215h28 32l32-4 24-7 14-10 11-11v-3M13685 7201l92 14M13661 7218l-138-21M13777 7331h32 31l29-3 24-7 18-11 7-10v-4M13777 7331v-116M13526 7635v-95M13523 7226v-29M13685 7317l92 14M14098 7815l-53 42M14045 7857l-3-162M14098 7652l-56 43M14098 7815v-163M13738 7741l237 35M13975 7684v92M14042 7695l-67-11M13664 7797l381 60M13975 7684l52-42M14027 7642l71 10M13791 7698l184 28M12687 5443h14l81-4 81-10 74-11 74-14 71-17 63-22 57-21 53-24 42-25 35-28 29-29 21-28 10-28 4-25M12877 5651l-7 18-10 17-25 15-28 14-35 10-43 11-46 7h-46-45l-46-4-46-7-39-7-32-14-24-14-18-14-11-18v-7M12962 5732l18 11 17 25 7 28-10 24-25 29-39 21-46 21-60 18-67 10-70 7-74 4-71-4-70-7-64-14-56-17-43-18-31-25-22-25-3-28 11-24 24-29h4M13378 9134l-10-28-14-18M11974 9102l-3 11-14 28-7 28 3 29 11 28 21 28 32 28 35 25 46 25 53 21 60 17 63 18 71 14 74 11 74 7 81 7h81l78-4 81-3 77-7 75-14 70-14 67-18 60-18 57-21 45-25 43-24 32-29 21-28 14-28 7-28-4-32M13089 8771v-4l-3-3v-4M13089 8771l7 17 11 25 17 28 21 36 29 31 21 25 18 7h7M13086 8760M12468 8922l11 4h10l11 3M12369 9085v3l18 32 21 18 28 7 32-4 28-10 25-22 21-28 11-35v-42l-4-11M12235 8795v7 4l4 4M12108 8986l7 3h14l18-14 21-17 25-32 21-35 14-43 7-24 4-14M12895 8912l11-4 7-3h10M12863 8958l-7 24 4 39 14 43 28 31 32 21 32 7 28-7 21-10 14-21 4-11M12500 8929l21 11 14 14 11 18v21l-11 21-17 21-22 14-28 11-28 7-28-3-29-8-17-10-14-18-4-21 7-21 11-21 21-18 25-14 28-7 28-4M12401 9007h11l10-3 7-8 4-3 3-7-3-7-4-7h-10-7-11l-7 7-7 7v7 3l7 8zM12475 9018h7l11-4 7-3 7-7v-8-7l-7-3-7-4h-11l-7 4-7 3-7 7-3 8 3 7 7 3zM12923 8905h28l29 3 28 14 21 15 18 17 10 21v21l-7 18-14 14-21 11-25 3-31-3-29-11-24-10-22-18-14-21-7-21 4-18 10-18 18-10M13008 8979l7-4 3-3v-7l-3-7-7-7-11-4-7-3-10 3-7 4-4 3v7l4 7 7 7 7 4h10zM12941 8996l7-3 3-7v-4l-3-7-7-7-7-3-11-4-7 4-7 3-3 4v7l3 7 4 3 10 7h11zM12482 8989l-7 4-7 7-7 7v4M12507 8996l-4-3-10-4h-11M12412 8979l-11 3-7 7-3 7v4M12436 8986l-7-4-7-3h-10M12923 8972h-10l-7 3M12948 8993v-7l-7-7-7-4-11-3M12987 8954h-7l-7 4-4 3M13015 8975l-4-7-7-7-7-3-10-4M12239 8810l-7 14-14 14-18 17-25 14-24 15-29 10-24 7h-18l-14-3-7-11v-10l11-15 14-17 21-18 24-14 29-11 24-10 25-4 18 4 10 3M12122 8841l4 4h3l11-4 7-3 7-4 7-7 4-3 3-4-3-3h-7-7l-7 3-11 7-7 4-4 7zM12129 8869l4 4h4 10l7-4 11-7 3-3 7-7v-4l-3-3h-4-10l-7 3-11 7-3 4-8 7zM12172 8855h-7l-11 4-7 7-7 3-3 4M13086 8760l7-7 10-3h21l25 7 25 10 28 11 25 17 17 15 18 14 3 10v11l-7 3h-17l-21-3-25-7-28-11-29-14-21-14-17-14-11-14M13195 8795l-4-7-7-3-7-4-7-7h-10l-7-3-4 3v4l4 3 3 4 7 3 11 7h7l7 4 3-4zM13202 8824l-4-4-3-7-11-3-7-4-10-4h-7-4v4l4 4 3 3 11 7 7 4h10l4 3zM12165 8827h-7l-11 4-7 7-7 3-4 4M13188 8824l-7-4-11-3-7-4M13181 8795l-7-3-11-4-7-3M12881 7963l-1037-162M13526 7635l-14 14M13294 7822l-18 14M12422 9427l78 7 78 3h81 81l81-7 78-7 77-10 71-14 67-18 63-21 57-21 49-25 42-25 36-28 24-28 22-28 7-29v-28l-7-32-18-28-25-28-32-25-38-24M12034 9025l-28 21-35 25-25 28-21 28-7 32v28l7 28 18 28 24 29 32 28 42 25 50 21 56 21 60 18 67 17 71 14 77 11M12429 9416l78 7 81 4h81l81-4 78-3 78-11 74-10 70-14 67-18 60-21 53-21 46-25 39-28 32-25 21-28 14-32 3-28-7-28-14-29-21-28-3-3M11988 9085l-3 3-21 28-14 29-4 31 7 29 14 28 21 28 32 25 39 24 46 25 53 21 63 18 64 18 70 14 74 10M12264 10041l-4 14 7 10 14 11 25 11 32 7 35 3 35-3 32-4 32-7 21-11 14-10M12507 10062v67M12260 10122l7 14 18 11 24 10 29 7h35 35l35-3 29-7 21-11 14-14M12507 10062l95-141M12359 9900l-95 141M12359 9900l32 3 28 4 28 3 32 4h31l29 3h31l32 4M12422 10076l21-7 15-7 7-11-4-10-14-7-21-7-25-4h-28l-25 4-24 3-15 11-3 10 3 11 15 7 17 7 28 4h29zM12602 9988v-67M12507 10129l95-141M13043 9720l71-18 67-18 63-21 53-24 50-25 38-28 32-29 25-31 14-29 7-31-4-29-14-31-21-29-7-7M11918 9385l-11 14-17 28-11 32-4 28 11 32 14 31 28 29 32 28 42 24 50 25 56 21 64 22 67 17 74 14 78 11 77 7 85 7 84 3 85-3 81-4 85-7 78-10 77-14M13022 9706l71-15 67-21 56-17 53-25 46-25 39-28 28-25 21-31 14-29 4-28-4-21M11918 9459v21l3 28 14 28 22 28 31 29 39 24 46 25 53 21 60 21 63 15 71 14 74 14 78 7 77 7h81 82l81-4 81-7 77-10 71-14M13449 9677l-7 11-7 14-7 11-11 10-10 11-15 10-10 11-18 11M13364 9766l4 67M11879 9713v10l11 32 17 32 28 28 39 32 46 24 53 25 64 25 70 17 74 18 35 7M12602 9988h92l92-4 88-7 88-10 85-14 77-18 71-21 67-25 56-25 50-31M13742 9808l31 3h39l32-7 28-7 21-10 11-14 3-11-7-14-17-11-28-7-32-7M13364 9766l378 42M13823 9723l-374-46M13819 9790l21-7 18-7 4-10-4-11-14-7-18-7-28-4h-28l-25 4-21 7-18 7-3 11 3 10 15 7 21 7 24 4h29zM13742 9808v70M13742 9878l35 4 35-4 32-3 28-7 21-11 11-14 3-7M13368 9833l374 45M11516 9543l363 43M11600 9455h-35-35l-32 7-28 7-21 11-11 10-3 14 7 15 17 10 28 7 29 7M11875 9490l-275-35M11597 9526l21-7 14-11 7-7-3-11-15-10-21-4-24-3h-29l-24 3-21 4-18 10-4 11 4 7 14 11 18 7 28 3h28zM11516 9543l3 71M11519 9614l360 42M11435 9572v3l10 11 18 14 24 7 32 7M12595 5030h4v-3M12606 5016v-3h3M12761 4815v-3M12944 4882l124-134 145-145M12764 4808l25-28 28-21 32-14 28 3 25 18 11 21M11480 4219h-31l-11 3-11 7-10 8v7M11071 5126h-7l-7-4-7-4-4-7-3-10M12860 4752h10l21 17M12129 4741h4M11950 4720M11777 4688v-3zM12281 4621l-3-7-7-4-4-3-11-4-21-3M12235 4600l4 3M12271 4628l7 7M11745 4656v-24M11872 4547l-4-7M13301 4522l-4 11-10 14-32 28-42 28M11787 4579v-11M1952 1562l-11 15M5183 17216l-7-21v-3M5501 17192v7l-7 17-14 18-22 14-31 14-32 7-39 7h-35l-39-7-32-7-28-14-25-14-14-18M10895 564l-28 14-32 21-35 18-39 21-78 46-78 46-74 49-53 39M11149 434l-81 17M8591 501l28-29 29-10M4905 88h-4l-70 3-75 25-74 49-74 71-74 92-67 109-63 131-60 141-53 158-46 166-39 173-28 177-21 176-11 176v173M11068 451l14-10M10027 631l63 7 57 11 35 7 35 10 32 11 25 11 28 14 21 14 21 14 18 14 14 14 28 46v46l-10 32-7 10M9970 1227v-176M10101 564l-28 7-32 28M4524 2811l-67-21-64-42-56-67-53-85-46-106-35-127-29-137-17-156-11-162M5931 2832l-77 8-113-15-103-31-98-57-92-77-78-92-67-117-53-130-24-95-14-103-8-105M5268 2021l3 74 8 74 14 74 17 67 50 124 63 109 78 95 88 75 95 56 99 35 109 18 113-4 113-24 113-43 25-10M6355 2691l28-17 56-50 53-63 46-71 39-77 32-89 24-91 11-99M7374 1873l-14 127-32 106-46 84-46 53-52 39-18 7M9388 1785l-850-60M12422 5588h-7M11748 5507l-14-4-17-21-11-43-3-45-4-96M11699 5291v7M12376 5380v-4M12574 5528l4-4 10-14 11-18M12391 5552l10 22 11 14 14 3M12602 5461l-14 3M11075 5171v4M12856 5320l-7 14-10 10-11 7M12627 5457l18-14M12652 5439l60-45M12736 5380l113-71M12620 5454h3v3h4M12842 5302l-42 28M13142 5161l78-18 81-21 74-25 67-28 63-28 53-28 50-32 38-35 29-32 24-35 14-36 4-39M12874 5284l-25 25M13216 4924l-162 25-106 21M13216 4924l56-31 29-21 7-11v-4M227 3062l-79 102-63 109-46 120-28 127-11 134 4 43M1299 4917h14l134-14 127-31 120-50 110-67 95-81M2361 2600l42-25M1366 2212h67M1860 2233l39 7 148 39 148 60M2728 3122v3h-4v4M1754 2183h-3l-4 4M1754 2190l11 4M227 3058l-79 103-63 112-46 120-28 127-11 134 4 43M1303 4917h10l134-14 127-31 120-50 113-67 95-81M262 2935l-56 63-51 67-39 74-28 64M1786 4804l39-21 74-42 67-49 60-57M2093 2596l-32 32-24 28M2037 2593h3M1673 2363l-3 4-60 63M2428 2981l-28 31-25 29M1603 2360h3M2559 3273l-11 11M1603 2367l-4 3M2742 3358v4h-3M1596 2363v4h3 4M2298 3873h-11M2608 3746v4l-4 3M1056 2342h-4-3v4M6393 11057l-7 127-24 123-43 113-60 102-77 89-89 77-77 46-85 39-88 32-95 17-131 11-134-7-99-21M4301 10552v21l4 22v21 21l3 21 4 39 11 42 3 28 4 18 7 28 10 39 18 49 21 57M5109 11716l113 46 117 32M4354 10238l28-67 60-102 78-92 88-74 103-60 116-46 123-28 131-11 134 11 134 25M4301 10542v10M5557 9734h4M5451 9787h4M5441 9787v3M5293 9751h3M5561 9730v-3h-4v-4M5557 9734v-11M5286 9744h3v4h4v3M5427 9769l39 11M5398 9734l8-7M5395 9727l11-21M5342 11798l-3-4M5296 9741v3h4M5296 9741h-3M7494 11755l42 46 67 81 53 88 46 92 28 88 22 85M7494 10545l25-56 42-141 25-152 7-159M7744 9878l-10 152-32 141-53 134-70 120-74 85M7889 13523v42l-25 95-42 88-70 85-89 81-109 74-127 67-141 57-155 46-166 35-173 25-180 14h-180l-176-11-177-25-165-35M7889 12281v42l-25 92-42 92-70 84M5914 14161l-156-46-144-56-127-64-110-74-91-81-67-85-50-88-25-91v-50M12867 4759l-11-7M12556 5288v60l7 60 7 28 8 11 7 7h3M12560 5288l3 63 7 60 8 28 7 11 7 7h7M12585 5288l3 63 7 64 7 24 7 8 7 3h14M12592 5284l3 67 7 60 7 21 7 7 7 8 14-4M12754 4819h10M12913 4790l-14-10h-29l-24 14-25 18-25 28M12909 4787l-14-11-25-3-28 14-25 21-24 25M12881 4766l-4-4h-31l-29 11-24 21-25 28M12863 4759h-21l-28 14-28 21-22 25M12937 5150M1998 1541l-50 32-98 35-106 21-106 22-109 17-106 25M2019 1471l-14-78M2569 1742l11 226 10 244 14 247 11 243 7 173 4 60M1504 3570l-46 7M742 3256l-32-28M640 2494l17-28 60-96 28-38 29-46 35-46 28-35 28-36 39-49M3278 2794l-35 81-14 95v102M2569 1742l53 14 53 18 60 28 60 32 60 35 56 39 60 43 57 45 88 74 92 85 31 28 36 32 32 32 35 32 35 31 35 32 36 32 130 109 141 99 46 28 42 25 46 25 43 21 42 17 71 25 67 18h17M4083 2035l10 95 14 92 14 88 22 81 21 75 28 70 28 60 32 57 35 45 36 39 38 28 43 22 42 14h7M4834 77h-32l-46 4-45 14-46 21-46 32-46 42-42 46-46 56-43 64-42 71-42 74-39 84-35 88-36 92-31 99-29 102-24 103-25 109-18 106-17 109-11 113-10 109-4 106-3 110 3 102 4 102M2904 42l-14 4-42 10-42 21-39 28-43 39-42 46-39 53-42 60-35 67-39 74-32 81-32 85-28 92-28 91-25 96-17 98-18 103-14 99-11 102-3 99-4 98v96l7 91M2019 1471l-4-81v-82l4-81 7-84 11-89 17-81 18-84 17-81 25-75 28-74 29-67 31-60 21-38M3229 3072l3 99-3 95-14 96-21 91-29 85-35 85-46 77-49 74-57 67M978 1954l18-18 102-91 120-71M12645 1167v-7M11957 924l-4 11M12645 1160h14l14-3 10-4 11-7 7-3 4-11v-3M12687 1097l10 3h4v4l4 3M12666 1012l7 4 7 3 3 4M13153 1252l3-14M12987 1210l3-14M12161 836h4 3 4 3M12620 987v-3M12962 846l-3 11M12186 748v-25-4M13198 1241v18M12835 1016v3l7 14M11946 899v4 7l4 7 7 7M12881 987v-3l-4-4h-3l-4 4M13325 1213l4-32M11985 860h7M13050 927l-14-3-10 3M12105 825h-4-3M12436 857l7-4h8 7M12479 843l-7-4-7 4M13389 1153l10-74M11826 772l4-14M13061 832l-11 67M13057 885l4-53M12084 740l3-7M12062 709l4 3h7l4 4 3 3 4 4M12846 843l-4 3M11830 758l-4-42 7-43 11-17M11911 582l-7 3-7 4-4 3M12796 832h-3l-4 4M12129 642v-7M12129 635l-38 49v21M13399 1079v-7M13389 1030l3 3 4 4M13329 896l7 3 4 4M13064 825l-3 7M12369 691h-3M13128 804l-4-4h-3M13283 857v-4h-3M12320 670v-4h-4v4M12137 631l-8 4M12655 688l4-4h7 7M12158 486h-4v4M12535 532v4 3 7 4 4 7M12285 522h7l3 3h4M13170 709l4 3M12235 494l-3-4h-11M12458 529l-25-25M12433 501h-4l4 3M11396 3556l24 3h15 14l14-3h17l11-4 25-7 17-3 21-11 18-7 28-21 25-21 21-22 32-45 21-57 7-25 7-31 4-32 3-28M11643 2840M5042 16613l50-35M5085 16631l21 17 14 18M5123 16602l-38 29M5077 16627h4 4v4M5074 16634l3 4M5049 16624l53-39M5074 16641l-7 4h-4l-7-4-3-7-4-3v-7M5074 16638h3M5049 16620l53-35M5074 16557l-21-8M5166 16634l-7-14-25-25-32-24-28-14M13675 2162v7l-14 67-29 46-46 46M13689 2561l3 7-14 63-42 64-35 32M13601 2843l49-46 28-49 14-50v-17M13548 3118l35-35 25-32 17-35 4-7M2537 4296l-95 36-35 10M2428 4328l109-42M3176 6379l106-114 123-127 120-127 113-116 106-113 95-99 85-92 74-74 56-63 43-46 28-32 14-14h-3M8309 7684l-113-102-123-85-131-74-134-60-138-39-137-28-99-7-71 4M2234 7342l4-4 14-17M3356 8270l-49 49-25 25-4 3M4502 8545l-84 25-88 14-92-4-39-3M5462 8337l-71 81-52 92-39 98-25 106-11 106 4 60M8672 8905l28-85 22-120 7-127-11-130-28-131-42-134-60-130-78-127-92-124-109-113M2361 6876l-3-14M2368 6848l7 14M2435 6799l-7-11M3606 5581M10108 568h-7M4333 15780l-10 4M4375 15731h-3l-7 4-4 7v7M2922 16049l-32-15-24-14-18-17-11-18v-11M3162 15974l-4 15-10 17-21 18-25 14-35 11-36 7h-35-39l-35-7M3444 16440l-3 14-11 14-21 14-25 7-32 4h-31l-32-4-25-10-21-11-11-17M7109 15862l103-25 99-32 91-32 85-38 81-39 74-46 67-46 60-49 53-50 46-56 35-53 28-57 22-56 10-60 4-56-4-29M3384 16292l2512 952M5088 13964l-32 24-91 46-99 42M8076 15844l7 42 4 64-7 63-18 60-25 64-35 60-46 56-53 60-60 53-70 53-74 46-85 46-92 42-95 39-102 35-106 32M3282 16669l2060 836M2767 16334l7 46 10 46 11 18 14 17 32 21 35 18 120 53 74 28M3162 15583l-99 102-88 106-78 109M2837 16006l-24 43-25 70-18 71-7 74 4 70M3180 16073l24-49 57-95M3271 16394l-49-32-39-35-28-39-14-38v-39M6041 17446l-11-4M5921 17400l-420-156M5212 17132l-1768-671M8150 16137l14 56 57 162 60 159M3243 16087l11-98 24-135 32-127 32-109 49-102 32-50 35-45 46-39 60-25h56l60 7 57 7 56 7 57 7 226 25 405 46M4866 14076l-402 198-582 314-57 42-7 4M5317 17548l-2102-854M3084 16811l4-25M3359 16380l11-18 11-35 3-35M4866 14076l88-74 88-63 60-32M3024 16616l-53-21-120-53-38-21-36-24-17-18-11-21-14-46-4-46M3356 15414l-88 74-106 95M5748 15812v4 3h3l4 4 3 3h4l7 4M5815 15787l-11-7-10-7-15-3h-10l-11 7-7 7-3 11M2989 3827l49-56 53-74 46-78 39-81 28-88 21-92 14-92 8-95-4-99-11-98v-7M1627 1647l-60 7-95 18-92 25-84 31-81 39-78 49-71 53-67 60M3659 4917l14 11 25 28 18 35 10 39v36l-7 38-28 64-49 67M1490 4900l-25 21-71 74-67 71-67 67-63 67-60 60-57 60-52 56-50 49-46 46-38 39-36 35-28 29-21 21-18 17-10 11-4 3M664 5048l4-4 14-10 17-18 25-25 32-31 35-36 39-42 35-35M3617 5552l18 14M13385 1259l-3 14M13184 1319l-81-18-85-24-88-14h-91l-92-4-99-7-145-21-148-32-137-42-131-50-113-60-95-63-78-64-49-70-28-67v-67M12105 723l-4 7M12726 1107l-4 22M12715 1111l-3 32M12715 1132v-21M12743 642l-74-21-77-15-82-10h-77l-71 3-63 14-50 18-42 25-25 28-10 32v10M12976 846l4-7-7-35-18-35-35-36-50-35-60-32-60-21M12690 1051l4-25M12260 885l-74-42M12948 779l11 14 10 29v24 7M12175 723v-4l11-24 14-22 25-21M12694 1026l-11-14-17-10-11-8M13463 1139l-4 11-17 42-57 67M12856 980l-17 7-11 11v4M12856 987v-7M12320 529l11 10v7M12232 494h3 11l10 3M11875 592l50-31 60-29 70-21h4M13382 1248l56-63 18-42 3-25M13184 723l7 7M12419 494l-4-4v-4h7l7-3h11 11M11974 860l-10 7-14 8-7 10-8 11v7M13011 935v-11M12186 843l-18-11h-3M11826 924v-4M12098 726l-4 11M12094 737l4-11M13050 850l-3 25-36 49M11883 599l-36 39-24 39-7 35M12098 726l3-31M13403 1054l-4 8M13407 1083v-4l-4-25M13403 1054l-7-17M13103 800l-17-3-18 3-11 11M12962 702h4M11893 592l-10 7M12535 557M12578 769l3-7M12316 536l-3 10M12324 550v-4l-8-10M13198 751v-3l-7-4M12867 575l-11-4M12316 536l-10-4M12436 494h-3-7-4M12133 4741l4-4v-3M11957 4709v4 3l-4 4v3M12264 4649l3 7M11787 4677v4l-3 4v3 4M12228 4600l-3 3v4M12264 4649l7-14v-7M12038 4579h-4v3l-3 4M11741 4667v7M11763 4635h-4-3-4v4M11858 4543h-4l-3 4M11805 4565h-4-3-4v3h-3M5070 16190l-45-29-22-21-21-24M5141 15967l21 25 14 28 14 29 7 52-7 50-14 17-14 18-21 7-21 4-50-7M5035 15964l21-4 25 7 25 18 17 21 18 25 11 28 3 25-3 24-11 18-11 7M5081 15932l-46 32M5032 15996l-4 3h-7l-4-3-3-4M5028 15978l-18 11M5032 15964h3M5032 15978M5014 15981l18-10M5007 15981h3 4M2015 1086l-42 18-123 67-110 85-92 98M3670 3111l74-169 56-184 11-56M3148 3774l81-10 141-39M1902 1210l-31 14-53 42M3345 3640l-49 18-81 21-35 7M3596 3002l10-14 39-64 25-46M1892 1220l-21 14-25 18M2019 1076l-46 17-78 43M3522 3161l-14-11M3733 2995l25-57 53-183 11-50M3370 3725v4l4 3h3M3740 2772h4M3359 3591M3345 3633l14-28M3359 3594M3359 3605v4M3180 3679l35-7 81-21 49-18M11819 6329l-49-7">
          <text:p/>
        </draw:path>
        <draw:polyline draw:style-name="gr8" draw:text-style-name="P9" draw:layer="layout" svg:width="0cm" svg:height="0cm" svg:x="16.965cm" svg:y="5.005cm" svg:viewBox="0 0 0 0" draw:points="0,0">
          <text:p/>
        </draw:polyline>
        <draw:custom-shape draw:style-name="gr9" draw:text-style-name="P10" draw:layer="layout" svg:width="4.064cm" svg:height="5.842cm" svg:x="18.658cm" svg:y="6.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0" draw:layer="layout" svg:x1="18.912cm" svg:y1="10.837cm" svg:x2="16.753cm" svg:y2="12.827cm">
          <text:p/>
        </draw:line>
        <draw:frame draw:style-name="gr11" draw:text-style-name="P12" draw:layer="layout" svg:width="2.667cm" svg:height="1.55cm" svg:x="3.926cm" svg:y="8.636cm">
          <draw:text-box>
            <text:p text:style-name="P11"><text:span text:style-name="T3">HHD</text:span></text:p>
          </draw:text-box>
        </draw:frame>
        <draw:line draw:style-name="gr10" draw:text-style-name="P13" draw:layer="layout" svg:x1="3.672cm" svg:y1="9.821cm" svg:x2="2.783cm" svg:y2="11.472cm">
          <text:p/>
        </draw:line>
        <draw:line draw:style-name="gr10" draw:text-style-name="P13" draw:layer="layout" svg:x1="6.466cm" svg:y1="9.694cm" svg:x2="7.355cm" svg:y2="11.218cm">
          <text:p/>
        </draw:line>
        <draw:frame draw:style-name="gr12" draw:text-style-name="P12" draw:layer="layout" svg:width="6.731cm" svg:height="1.174cm" svg:x="1.64cm" svg:y="0.609cm">
          <draw:text-box>
            <text:p text:style-name="P11"><text:span text:style-name="T3">HMD</text:span></text:p>
          </draw:text-box>
        </draw:frame>
        <draw:polyline draw:style-name="gr13" draw:text-style-name="P5" draw:layer="measurelines" svg:width="1.748cm" svg:height="1.198cm" svg:x="4.239cm" svg:y="11.401cm" svg:viewBox="0 0 1749 1199" draw:points="0,963 1749,0 1749,474 431,1199">
          <text:p/>
        </draw:polyline>
        <draw:line draw:style-name="gr13" draw:text-style-name="P5" draw:layer="measurelines" svg:x1="3.717cm" svg:y1="12.077cm" svg:x2="5.466cm" svg:y2="11.114cm">
          <text:p/>
        </draw:line>
        <draw:line draw:style-name="gr13" draw:text-style-name="P5" draw:layer="measurelines" svg:x1="3.09cm" svg:y1="12.774cm" svg:x2="3.09cm" svg:y2="12.792cm">
          <text:p/>
        </draw:line>
        <draw:polyline draw:style-name="gr13" draw:text-style-name="P5" draw:layer="measurelines" svg:width="1.045cm" svg:height="4.313cm" svg:x="4.239cm" svg:y="12.364cm" svg:viewBox="0 0 1046 4314" draw:points="0,0 1046,574 1046,4314">
          <text:p/>
        </draw:polyline>
        <draw:line draw:style-name="gr13" draw:text-style-name="P5" draw:layer="measurelines" svg:x1="2.673cm" svg:y1="11.501cm" svg:x2="3.718cm" svg:y2="12.077cm">
          <text:p/>
        </draw:line>
        <draw:polyline draw:style-name="gr13" draw:text-style-name="P5" draw:layer="measurelines" svg:width="1.045cm" svg:height="1.151cm" svg:x="4.42cm" svg:y="10.538cm" svg:viewBox="0 0 1046 1152" draw:points="0,1152 0,0 1046,576">
          <text:p/>
        </draw:polyline>
        <draw:polyline draw:style-name="gr13" draw:text-style-name="P5" draw:layer="measurelines" svg:width="1.606cm" svg:height="4.314cm" svg:x="5.425cm" svg:y="11.401cm" svg:viewBox="0 0 1607 4315" draw:points="563,0 1607,575 1607,4315 0,3429">
          <text:p/>
        </draw:polyline>
        <draw:polyline draw:style-name="gr13" draw:text-style-name="P5" draw:layer="measurelines" svg:width="0.836cm" svg:height="3.22cm" svg:x="5.778cm" svg:y="11.875cm" svg:viewBox="0 0 837 3221" draw:points="210,0 837,344 837,3221 0,2759">
          <text:p/>
        </draw:polyline>
        <draw:polyline draw:style-name="gr13" draw:text-style-name="P5" draw:layer="measurelines" svg:width="0.195cm" svg:height="0.217cm" svg:x="4.839cm" svg:y="11.242cm" svg:viewBox="0 0 196 218" draw:points="196,108 0,0 0,218">
          <text:p/>
        </draw:polyline>
        <draw:path draw:style-name="gr13" draw:text-style-name="P5" draw:layer="measurelines" svg:width="0.311cm" svg:height="0.171cm" svg:x="5.996cm" svg:y="15.39cm" svg:viewBox="0 0 312 172" svg:d="M46 146c61 35 159 35 220 0 61-33 61-88 0-121s-159-33-220 0-61 88 0 121z">
          <text:p/>
        </draw:path>
        <draw:line draw:style-name="gr13" draw:text-style-name="P5" draw:layer="measurelines" svg:x1="5.285cm" svg:y1="16.677cm" svg:x2="7.033cm" svg:y2="15.715cm">
          <text:p/>
        </draw:line>
        <draw:polyline draw:style-name="gr13" draw:text-style-name="P5" draw:layer="measurelines" svg:width="2.611cm" svg:height="5.464cm" svg:x="4.799cm" svg:y="10.329cm" svg:viewBox="0 0 2612 5465" draw:points="0,0 2612,1439 2612,5465">
          <text:p/>
        </draw:polyline>
        <draw:line draw:style-name="gr13" draw:text-style-name="P5" draw:layer="measurelines" svg:x1="6.158cm" svg:y1="14.426cm" svg:x2="6.351cm" svg:y2="14.532cm">
          <text:p/>
        </draw:line>
        <draw:path draw:style-name="gr13" draw:text-style-name="P5" draw:layer="measurelines" svg:width="0.367cm" svg:height="0.142cm" svg:x="6.249cm" svg:y="12.124cm" svg:viewBox="0 0 368 143" svg:d="M0 0c0 49 44 94 119 120 74 26 167 30 249 10">
          <text:p/>
        </draw:path>
        <draw:path draw:style-name="gr13" draw:text-style-name="P5" draw:layer="measurelines" svg:width="0.367cm" svg:height="0.142cm" svg:x="6.249cm" svg:y="14.826cm" svg:viewBox="0 0 368 143" svg:d="M0 0c0 49 44 94 119 120 74 27 167 31 249 10">
          <text:p/>
        </draw:path>
        <draw:path draw:style-name="gr13" draw:text-style-name="P5" draw:layer="measurelines" svg:width="0.017cm" svg:height="0.003cm" svg:x="6.548cm" svg:y="14.553cm" svg:viewBox="0 0 18 4" svg:d="M18 4c-6-2-12-3-18-4">
          <text:p/>
        </draw:path>
        <draw:path draw:style-name="gr13" draw:text-style-name="P5" draw:layer="measurelines" svg:width="0.294cm" svg:height="0.172cm" svg:x="6.322cm" svg:y="14.582cm" svg:viewBox="0 0 295 173" svg:d="M52 0c-67 38-70 98-6 138 63 40 171 47 249 16">
          <text:p/>
        </draw:path>
        <draw:path draw:style-name="gr13" draw:text-style-name="P5" draw:layer="measurelines" svg:width="0.004cm" svg:height="0cm" svg:x="6.434cm" svg:y="14.516cm" svg:viewBox="0 0 5 1" svg:d="M5 0c-2 0-4 0-5 1">
          <text:p/>
        </draw:path>
        <draw:path draw:style-name="gr13" draw:text-style-name="P5" draw:layer="measurelines" svg:width="0.367cm" svg:height="0.256cm" svg:x="6.249cm" svg:y="14.539cm" svg:viewBox="0 0 368 257" svg:d="M103 0c-105 44-134 125-66 187 68 63 210 87 331 57">
          <text:p/>
        </draw:path>
        <draw:path draw:style-name="gr13" draw:text-style-name="P5" draw:layer="measurelines" svg:width="0.01cm" svg:height="0.007cm" svg:x="6.416cm" svg:y="14.612cm" svg:viewBox="0 0 11 8" svg:d="M11 0c-4 2-8 5-11 8">
          <text:p/>
        </draw:path>
        <draw:path draw:style-name="gr13" draw:text-style-name="P5" draw:layer="measurelines" svg:width="0.028cm" svg:height="0.024cm" svg:x="6.584cm" svg:y="14.61cm" svg:viewBox="0 0 29 25" svg:d="M29 25c-7-9-16-18-29-25">
          <text:p/>
        </draw:path>
        <draw:line draw:style-name="gr13" draw:text-style-name="P5" draw:layer="measurelines" svg:x1="4.488cm" svg:y1="13.392cm" svg:x2="2.71cm" svg:y2="12.413cm">
          <text:p/>
        </draw:line>
        <draw:line draw:style-name="gr13" draw:text-style-name="P5" draw:layer="measurelines" svg:x1="2.71cm" svg:y1="15.289cm" svg:x2="2.71cm" svg:y2="14.973cm">
          <text:p/>
        </draw:line>
        <draw:line draw:style-name="gr13" draw:text-style-name="P5" draw:layer="measurelines" svg:x1="2.71cm" svg:y1="13.132cm" svg:x2="2.71cm" svg:y2="12.413cm">
          <text:p/>
        </draw:line>
        <draw:line draw:style-name="gr13" draw:text-style-name="P5" draw:layer="measurelines" svg:x1="2.71cm" svg:y1="15.289cm" svg:x2="2.943cm" svg:y2="15.162cm">
          <text:p/>
        </draw:line>
        <draw:path draw:style-name="gr13" draw:text-style-name="P5" draw:layer="measurelines" svg:width="0.405cm" svg:height="0.142cm" svg:x="2.942cm" svg:y="12.645cm" svg:viewBox="0 0 406 143" svg:d="M0 0c0 54 53 101 138 126s188 23 268-8">
          <text:p/>
        </draw:path>
        <draw:path draw:style-name="gr13" draw:text-style-name="P5" draw:layer="measurelines" svg:width="0.367cm" svg:height="0.142cm" svg:x="4.12cm" svg:y="13.293cm" svg:viewBox="0 0 368 143" svg:d="M0 0c0 49 45 94 119 120 74 27 168 31 249 10">
          <text:p/>
        </draw:path>
        <draw:path draw:style-name="gr13" draw:text-style-name="P5" draw:layer="measurelines" svg:width="0.367cm" svg:height="0.142cm" svg:x="4.12cm" svg:y="15.998cm" svg:viewBox="0 0 368 143" svg:d="M0 0c0 49 45 94 119 120s168 30 249 10">
          <text:p/>
        </draw:path>
        <draw:line draw:style-name="gr13" draw:text-style-name="P5" draw:layer="measurelines" svg:x1="2.71cm" svg:y1="15.289cm" svg:x2="4.488cm" svg:y2="16.268cm">
          <text:p/>
        </draw:line>
        <draw:path draw:style-name="gr13" draw:text-style-name="P5" draw:layer="measurelines" svg:width="0.511cm" svg:height="0.142cm" svg:x="2.942cm" svg:y="15.348cm" svg:viewBox="0 0 512 143" svg:d="M0 0c0 73 99 133 230 142 130 8 252-40 282-110">
          <text:p/>
        </draw:path>
        <draw:line draw:style-name="gr13" draw:text-style-name="P5" draw:layer="measurelines" svg:x1="4.487cm" svg:y1="13.391cm" svg:x2="4.487cm" svg:y2="16.267cm">
          <text:p/>
        </draw:line>
        <draw:path draw:style-name="gr13" draw:text-style-name="P5" draw:layer="measurelines" svg:width="0.293cm" svg:height="0.136cm" svg:x="4.193cm" svg:y="15.79cm" svg:viewBox="0 0 294 137" svg:d="M11 0c-27 43-2 90 63 117s154 27 220 1">
          <text:p/>
        </draw:path>
        <draw:path draw:style-name="gr13" draw:text-style-name="P5" draw:layer="measurelines" svg:width="0.153cm" svg:height="0.009cm" svg:x="4.285cm" svg:y="15.682cm" svg:viewBox="0 0 154 10" svg:d="M154 4c-51-7-104-5-154 6">
          <text:p/>
        </draw:path>
        <draw:path draw:style-name="gr13" draw:text-style-name="P5" draw:layer="measurelines" svg:width="0.367cm" svg:height="0.205cm" svg:x="4.12cm" svg:y="15.762cm" svg:viewBox="0 0 368 206" svg:d="M26 0c-48 55-29 120 47 163 77 43 195 56 295 30">
          <text:p/>
        </draw:path>
        <draw:path draw:style-name="gr13" draw:text-style-name="P5" draw:layer="measurelines" svg:width="0.094cm" svg:height="0.038cm" svg:x="3.098cm" svg:y="15.197cm" svg:viewBox="0 0 95 39" svg:d="M0 0c16 21 53 37 95 39">
          <text:p/>
        </draw:path>
        <draw:path draw:style-name="gr13" draw:text-style-name="P5" draw:layer="measurelines" svg:width="0.242cm" svg:height="0.134cm" svg:x="3.015cm" svg:y="15.144cm" svg:viewBox="0 0 243 135" svg:d="M9 0c-22 37-4 77 46 104 49 28 122 38 188 25">
          <text:p/>
        </draw:path>
        <draw:path draw:style-name="gr13" draw:text-style-name="P5" draw:layer="measurelines" svg:width="0.372cm" svg:height="0.204cm" svg:x="2.942cm" svg:y="15.113cm" svg:viewBox="0 0 373 205" svg:d="M26 0c-48 54-28 120 50 163s198 55 297 28">
          <text:p/>
        </draw:path>
        <draw:path draw:style-name="gr13" draw:text-style-name="P5" draw:layer="measurelines" svg:width="0.164cm" svg:height="0.027cm" svg:x="4.287cm" svg:y="15.765cm" svg:viewBox="0 0 165 28" svg:d="M165 15c-24-12-56-17-87-15-33 3-61 12-78 28">
          <text:p/>
        </draw:path>
        <draw:path draw:style-name="gr13" draw:text-style-name="P5" draw:layer="measurelines" svg:width="0.21cm" svg:height="0.047cm" svg:x="4.276cm" svg:y="15.838cm" svg:viewBox="0 0 211 48" svg:d="M0 10c18 25 63 41 112 38 48-2 89-22 99-48">
          <text:p/>
        </draw:path>
        <draw:line draw:style-name="gr13" draw:text-style-name="P5" draw:layer="measurelines" svg:x1="4.904cm" svg:y1="13.149cm" svg:x2="5.285cm" svg:y2="12.938cm">
          <text:p/>
        </draw:line>
        <draw:line draw:style-name="gr13" draw:text-style-name="P5" draw:layer="measurelines" svg:x1="7.411cm" svg:y1="11.768cm" svg:x2="7.031cm" svg:y2="11.977cm">
          <text:p/>
        </draw:line>
        <draw:line draw:style-name="gr13" draw:text-style-name="P5" draw:layer="measurelines" svg:x1="4.8cm" svg:y1="10.329cm" svg:x2="4.42cm" svg:y2="10.539cm">
          <text:p/>
        </draw:line>
        <draw:polyline draw:style-name="gr13" draw:text-style-name="P14" draw:layer="measurelines" svg:width="2.611cm" svg:height="5.672cm" svg:x="2.293cm" svg:y="11.501cm" svg:viewBox="0 0 2612 5673" draw:points="2612,5673 2612,1648 0,208 380,0">
          <text:p/>
        </draw:polyline>
        <draw:polyline draw:style-name="gr13" draw:text-style-name="P14" draw:layer="measurelines" svg:width="5.118cm" svg:height="5.464cm" svg:x="2.293cm" svg:y="11.709cm" svg:viewBox="0 0 5119 5465" draw:points="5119,4084 2611,5465 0,4027 0,0">
          <text:p/>
        </draw:polyline>
        <draw:line draw:style-name="gr13" draw:text-style-name="P5" draw:layer="measurelines" svg:x1="6.247cm" svg:y1="12.018cm" svg:x2="6.247cm" svg:y2="12.124cm">
          <text:p/>
        </draw:line>
        <draw:line draw:style-name="gr13" draw:text-style-name="P5" draw:layer="measurelines" svg:x1="6.396cm" svg:y1="14.698cm" svg:x2="6.396cm" svg:y2="14.725cm">
          <text:p/>
        </draw:line>
        <draw:line draw:style-name="gr13" draw:text-style-name="P5" draw:layer="measurelines" svg:x1="6.247cm" svg:y1="14.654cm" svg:x2="6.247cm" svg:y2="14.827cm">
          <text:p/>
        </draw:line>
        <draw:line draw:style-name="gr13" draw:text-style-name="P5" draw:layer="measurelines" svg:x1="2.94cm" svg:y1="12.646cm" svg:x2="2.94cm" svg:y2="12.54cm">
          <text:p/>
        </draw:line>
        <draw:line draw:style-name="gr13" draw:text-style-name="P5" draw:layer="measurelines" svg:x1="4.12cm" svg:y1="13.294cm" svg:x2="4.12cm" svg:y2="13.188cm">
          <text:p/>
        </draw:line>
        <draw:line draw:style-name="gr13" draw:text-style-name="P5" draw:layer="measurelines" svg:x1="4.267cm" svg:y1="15.881cm" svg:x2="4.267cm" svg:y2="15.845cm">
          <text:p/>
        </draw:line>
        <draw:line draw:style-name="gr13" draw:text-style-name="P5" draw:layer="measurelines" svg:x1="2.94cm" svg:y1="15.349cm" svg:x2="2.94cm" svg:y2="15.176cm">
          <text:p/>
        </draw:line>
        <draw:line draw:style-name="gr13" draw:text-style-name="P5" draw:layer="measurelines" svg:x1="4.12cm" svg:y1="15.998cm" svg:x2="4.12cm" svg:y2="15.825cm">
          <text:p/>
        </draw:line>
        <draw:line draw:style-name="gr13" draw:text-style-name="P5" draw:layer="measurelines" svg:x1="3.089cm" svg:y1="15.231cm" svg:x2="3.089cm" svg:y2="15.195cm">
          <text:p/>
        </draw:line>
        <draw:line draw:style-name="gr14" draw:text-style-name="P5" draw:layer="measurelines" svg:x1="6.611cm" svg:y1="12.547cm" svg:x2="6.615cm" svg:y2="12.543cm">
          <text:p/>
        </draw:line>
        <draw:polyline draw:style-name="gr14" draw:text-style-name="P5" draw:layer="measurelines" svg:width="0.264cm" svg:height="0.072cm" svg:x="6.35cm" svg:y="12.393cm" svg:viewBox="0 0 265 73" draw:points="0,0 0,1 0,3 0,4 0,6 0,7 1,8 1,11 1,12 1,13 3,13 3,15 3,16 5,18 5,19 7,20 7,22 8,24 10,25 10,27 11,28 13,30 13,31 14,31 16,32 17,34 17,35 19,35 21,37 22,39 24,40 25,40 27,42 28,43 30,44 31,44 33,46 35,48 36,48 38,50 41,51 42,51 44,53 46,54 47,54 50,56 52,56 53,57 56,58 58,58 60,60 63,60 64,61 67,61 69,63 70,63 74,65 75,65 78,66 80,66 83,66 86,68 88,68 91,68 92,69 95,69 99,70 100,70 103,70 106,70 108,72 111,72 114,72 116,72 119,73 122,73 125,73 127,73 130,73 133,73 136,73 137,73 141,73 144,73 147,73 150,73 154,73 155,73 158,73 161,73 164,73 168,73 171,73 172,73 175,73 178,72 182,72 185,72 188,72 189,72 193,70 196,70 199,70 202,69 205,69 207,69 210,68 213,68 216,68 219,66 221,66 224,65 227,65 230,63 232,63 236,61 238,61 241,60 243,60 246,58 250,58 251,57 254,56 257,56 258,54 262,53 265,53">
          <text:p/>
        </draw:polyline>
        <draw:polyline draw:style-name="gr14" draw:text-style-name="P5" draw:layer="measurelines" svg:width="0.264cm" svg:height="0.073cm" svg:x="6.35cm" svg:y="12.294cm" svg:viewBox="0 0 265 74" draw:points="0,0 0,1 0,3 0,4 1,6 1,8 1,9 1,11 1,12 3,12 3,13 3,15 5,16 5,18 5,20 7,21 7,23 8,23 8,24 10,25 11,27 11,28 13,30 14,31 16,33 17,35 17,36 19,36 21,37 22,39 24,40 25,40 27,42 28,43 30,44 31,44 33,46 35,48 36,48 38,49 39,51 42,51 44,52 46,54 47,54 49,55 52,55 53,56 55,56 58,58 60,60 63,60 64,61 66,61 69,63 70,63 74,63 75,64 78,64 80,65 83,65 86,67 88,67 91,67 92,68 95,68 99,68 100,70 103,70 106,70 108,70 111,72 114,72 116,72 119,72 122,72 125,74 127,74 130,74 133,74 136,74 140,74 141,74 144,74 147,74 150,74 154,74 155,74 158,74 161,74 164,74 168,74 171,74 172,74 175,74 178,72 182,72 185,72 188,72 189,72 193,70 196,70 199,70 202,68 205,68 207,68 210,67 213,67 216,67 219,65 221,65 224,64 227,64 230,63 232,63 236,61 238,61 241,60 243,60 246,58 250,56 251,56 254,55 257,55 258,54 262,52 265,52">
          <text:p/>
        </draw:polyline>
        <draw:polyline draw:style-name="gr14" draw:text-style-name="P5" draw:layer="measurelines" svg:width="0.145cm" svg:height="0.011cm" svg:x="6.419cm" svg:y="12.258cm" svg:viewBox="0 0 146 12" draw:points="0,0 4,0 8,2 11,4 16,4 21,6 24,7 28,7 33,8 38,8 41,8 46,10 50,10 55,10 60,12 65,12 69,12 75,12 79,12 83,12 89,12 93,12 98,12 104,12 109,10 114,10 118,10 123,8 128,8 132,7 137,7 142,6 146,6">
          <text:p/>
        </draw:polyline>
        <draw:polyline draw:style-name="gr13" draw:text-style-name="P5" draw:layer="measurelines" svg:width="0.204cm" svg:height="0.04cm" svg:x="6.41cm" svg:y="12.481cm" svg:viewBox="0 0 205 41" draw:points="6,0 6,1 4,1 4,3 3,3 3,4 1,6 0,7 0,8 0,10 0,12 0,13 1,13 1,15 3,16 3,18 4,18 6,19 7,19 7,20 9,20 10,23 10,24 13,24 14,26 16,26 17,27 18,27 20,29 21,29 23,30 24,30 28,32 30,32 31,33 32,33 35,33 37,35 41,35 42,36 44,36 47,36 48,37 51,37 55,37 56,37 59,39 61,39 63,39 67,39 69,41 72,41 75,41 78,41 80,41 83,41 86,41 89,41 91,41 95,41 97,41 100,41 103,41 107,41 109,41 111,39 114,39 117,39 121,39 124,39 127,37 128,37 131,37 135,36 138,36 141,35 144,35 145,35 149,33 152,33 155,32 157,30 159,30 163,29 166,29 168,27 171,26 174,26 176,24 179,23 180,23 183,20 185,19 188,18 190,18 193,16 194,15 197,13 199,12 201,10 204,8 205,8">
          <text:p/>
        </draw:polyline>
        <draw:polyline draw:style-name="gr13" draw:text-style-name="P5" draw:layer="measurelines" svg:width="0.044cm" svg:height="0.021cm" svg:x="6.567cm" svg:y="12.371cm" svg:viewBox="0 0 45 22" draw:points="45,22 41,20 40,18 37,16 35,15 32,13 29,12 27,11 24,9 21,8 18,8 14,6 11,4 10,3 7,1 4,1 0,0">
          <text:p/>
        </draw:polyline>
        <draw:polyline draw:style-name="gr13" draw:text-style-name="P5" draw:layer="measurelines" svg:width="0.204cm" svg:height="0.05cm" svg:x="6.41cm" svg:y="12.371cm" svg:viewBox="0 0 205 51" draw:points="24,0 23,1 21,1 20,3 18,4 17,4 14,6 13,8 10,10 9,10 7,11 6,11 6,13 4,13 4,14 3,14 3,15 1,15 1,17 0,17 0,18 0,20 0,22 0,23 0,25 1,25 1,26 3,27 4,29 6,30 7,30 7,32 9,34 10,34 13,35 14,35 16,37 17,37 18,38 20,39 21,39 24,41 27,41 28,42 31,42 32,44 35,44 37,46 41,46 42,47 45,47 47,47 49,49 53,49 56,49 58,50 61,50 63,50 67,50 70,50 73,51 76,51 78,51 81,51 85,51 88,51 91,51 95,51 97,51 100,51 103,51 107,51 111,50 114,50 117,50 121,50 124,49 127,49 130,49 134,47 137,47 140,46 142,46 145,46 149,44 152,42 155,42 158,41 162,41 163,39 166,38 169,38 172,37 176,35 179,34 180,34 183,32 186,30 188,29 191,27 193,26 196,25 199,23 201,22 202,20 205,18">
          <text:p/>
        </draw:polyline>
        <draw:polyline draw:style-name="gr13" draw:text-style-name="P5" draw:layer="measurelines" svg:width="0.044cm" svg:height="0.021cm" svg:x="6.567cm" svg:y="12.273cm" svg:viewBox="0 0 45 22" draw:points="45,22 41,20 40,19 37,18 35,16 32,13 29,12 27,11 24,9 21,8 18,6 14,6 11,5 10,4 7,1 4,1 0,0">
          <text:p/>
        </draw:polyline>
        <draw:polyline draw:style-name="gr13" draw:text-style-name="P5" draw:layer="measurelines" svg:width="0.204cm" svg:height="0.05cm" svg:x="6.41cm" svg:y="12.273cm" svg:viewBox="0 0 205 51" draw:points="24,0 23,1 21,1 20,4 18,4 17,5 14,7 13,8 10,8 9,10 7,11 6,11 6,13 4,13 4,14 3,14 3,16 1,16 1,18 0,18 0,19 0,20 0,22 0,23 0,25 1,25 1,26 3,27 4,30 6,31 7,31 7,32 9,32 10,34 13,35 14,35 16,37 17,37 18,38 20,38 21,39 24,42 27,42 28,43 31,43 32,44 35,44 37,46 41,46 42,46 45,47 47,47 49,47 53,49 56,49 58,49 61,50 63,50 67,50 70,50 73,50 76,51 78,51 81,51 85,51 88,51 91,51 95,51 97,51 100,51 103,51 107,50 111,50 114,50 117,50 121,50 124,49 127,49 130,49 134,47 137,47 140,46 142,46 145,44 149,44 152,43 155,43 158,42 162,42 163,39 166,38 169,37 172,37 176,35 179,34 180,32 183,32 186,31 188,30 191,27 193,26 196,25 199,23 201,22 202,20 205,19">
          <text:p/>
        </draw:polyline>
        <draw:polyline draw:style-name="gr13" draw:text-style-name="P5" draw:layer="measurelines" svg:width="0.236cm" svg:height="0.033cm" svg:x="6.378cm" svg:y="12.248cm" svg:viewBox="0 0 237 34" draw:points="237,11 233,12 229,13 226,15 221,17 218,17 213,18 210,20 206,21 202,23 198,24 195,24 190,25 187,27 182,27 177,30 174,30 170,31 165,31 162,31 157,32 153,32 149,32 145,34 142,34 137,34 132,34 129,34 124,34 120,34 117,34 112,34 109,34 104,34 100,34 96,34 92,32 89,32 83,32 80,31 78,31 73,30 69,30 64,27 61,27 58,25 55,25 50,24 47,23 44,23 41,21 38,20 35,18 32,18 28,17 25,15 22,13 19,12 16,11 14,9 11,8 8,5 5,4 3,1 0,0">
          <text:p/>
        </draw:polyline>
        <draw:polyline draw:style-name="gr13" draw:text-style-name="P5" draw:layer="measurelines" svg:width="0.264cm" svg:height="0.133cm" svg:x="6.35cm" svg:y="12.246cm" svg:viewBox="0 0 265 134" draw:points="265,111 262,113 258,113 255,114 252,116 250,117 246,118 243,118 240,120 237,122 234,122 230,123 227,125 224,125 221,126 216,126 213,127 210,127 207,129 204,129 201,129 198,130 193,130 189,132 186,132 183,132 180,132 176,134 172,134 169,134 166,134 162,134 159,134 157,134 151,134 148,134 145,134 142,134 140,134 136,134 133,134 130,134 125,134 122,134 119,132 116,132 113,132 109,132 106,130 103,130 100,130 97,129 94,129 92,127 89,127 86,126 83,126 80,125 77,125 74,123 72,123 69,122 66,120 64,120 61,118 58,117 56,117 53,116 52,114 49,113 46,113 44,111 42,110 39,108 38,107 35,105 33,104 31,102 28,101 27,99 25,98 24,96 22,95 21,92 19,91 17,88 16,87 14,85 13,84 11,81 10,79 8,77 7,75 7,73 5,72 5,69 3,68 3,64 1,63 1,60 0,58 0,56 0,54 0,51 0,49 0,46 0,45 0,42 0,39 0,37 1,35 1,33 1,30 3,28 3,25 5,24 7,23 7,20 8,18 10,17 11,13 11,12 13,11 14,8 16,6 17,5 19,3 21,1 22,0">
          <text:p/>
        </draw:polyline>
        <draw:polyline draw:style-name="gr13" draw:text-style-name="P5" draw:layer="measurelines" svg:width="0.264cm" svg:height="0.135cm" svg:x="6.35cm" svg:y="12.343cm" svg:viewBox="0 0 265 136" draw:points="265,113 262,114 258,116 255,116 252,117 250,118 246,120 243,120 240,121 237,123 234,125 230,125 227,126 223,126 219,127 216,127 213,129 210,129 207,130 204,130 199,132 196,132 193,132 189,133 186,133 182,133 178,135 175,135 172,135 169,135 166,135 161,135 158,135 155,136 151,136 148,136 144,136 141,135 137,135 134,135 131,135 128,135 125,135 122,135 119,133 116,133 113,133 109,133 106,132 103,132 100,132 97,130 94,130 91,129 88,129 84,127 81,127 78,126 75,126 74,125 70,125 67,123 64,121 63,121 60,120 56,118 55,117 52,117 50,116 47,114 46,113 42,111 41,109 38,109 36,108 35,106 31,105 30,104 28,102 25,101 24,99 22,96 21,94 19,93 17,92 16,90 14,87 13,85 11,84 10,82 8,80 8,78 7,75 5,74 5,72 3,69 3,68 1,65 1,63 1,61 0,58 0,56 0,54 0,51 0,49 0,46 0,44 0,42 0,39 1,37 1,35 1,32 3,30 3,28 5,25 7,24 7,23 8,19 10,18 10,15 11,13 13,12 14,11 16,7 17,6 19,4 21,3 22,1 25,0">
          <text:p/>
        </draw:polyline>
        <draw:polyline draw:style-name="gr13" draw:text-style-name="P5" draw:layer="measurelines" svg:width="0.133cm" svg:height="0.007cm" svg:x="6.434cm" svg:y="12.306cm" svg:viewBox="0 0 134 8" draw:points="0,8 5,6 8,6 13,4 16,4 21,3 24,3 29,1 32,1 36,1 39,1 44,0 49,0 52,0 57,0 61,0 65,0 70,0 75,0 78,0 83,0 87,0 90,1 95,1 100,1 104,3 107,3 112,3 117,4 121,4 125,6 129,8 134,8">
          <text:p/>
        </draw:polyline>
        <draw:polyline draw:style-name="gr13" draw:text-style-name="P5" draw:layer="measurelines" svg:width="0.026cm" svg:height="0.041cm" svg:x="6.35cm" svg:y="12.442cm" svg:viewBox="0 0 27 42" draw:points="0,42 0,39 2,36 2,33 4,30 6,27 6,24 7,21 9,20 10,16 12,13 15,10 16,8 18,6 21,4 23,1 27,0">
          <text:p/>
        </draw:polyline>
        <draw:polyline draw:style-name="gr13" draw:text-style-name="P5" draw:layer="measurelines" svg:width="0.019cm" svg:height="0.004cm" svg:x="6.434cm" svg:y="12.407cm" svg:viewBox="0 0 20 5" draw:points="0,5 5,4 10,4 16,2 20,0">
          <text:p/>
        </draw:polyline>
        <draw:polyline draw:style-name="gr14" draw:text-style-name="P5" draw:layer="measurelines" svg:width="0.264cm" svg:height="0.074cm" svg:x="6.35cm" svg:y="14.634cm" svg:viewBox="0 0 265 75" draw:points="0,0 0,1 0,3 0,5 0,6 0,8 0,9 1,11 1,12 1,13 3,15 3,16 3,18 5,20 5,21 7,23 8,24 8,25 10,27 10,28 11,30 13,30 13,32 14,33 16,35 17,36 19,37 21,39 22,40 24,40 25,42 27,44 28,45 30,45 31,46 33,48 35,48 36,49 38,51 41,51 42,52 44,54 46,54 47,55 50,57 52,57 53,58 56,58 58,60 60,60 63,61 64,61 67,63 69,63 70,64 74,64 75,65 78,65 80,67 83,67 86,67 88,70 91,70 92,71 95,71 99,71 100,73 103,73 106,73 108,73 111,74 114,74 116,74 119,74 122,74 125,75 127,75 130,75 133,75 136,75 137,75 141,75 144,75 147,75 150,75 154,75 155,75 158,75 161,75 164,75 168,75 171,75 172,75 175,74 178,74 182,74 185,74 188,74 189,73 193,73 196,73 199,71 202,71 205,71 207,70 210,70 213,70 216,67 219,67 221,65 224,65 227,65 230,64 232,64 236,63 238,63 241,61 243,60 246,60 250,58 251,58 254,57 257,55 258,55 262,54 265,52">
          <text:p/>
        </draw:polyline>
        <draw:polyline draw:style-name="gr14" draw:text-style-name="P5" draw:layer="measurelines" svg:width="0.264cm" svg:height="0.074cm" svg:x="6.35cm" svg:y="14.536cm" svg:viewBox="0 0 265 75" draw:points="0,0 0,2 0,4 0,5 0,6 1,8 1,9 1,11 1,12 3,14 3,15 3,17 5,19 5,20 5,22 7,22 7,23 8,25 8,26 10,28 11,30 13,31 13,32 14,34 16,35 17,37 19,38 21,39 22,42 24,42 25,43 27,44 28,46 30,46 31,47 33,49 35,49 36,50 38,51 39,51 42,54 44,55 46,55 47,56 49,56 52,58 53,59 55,59 58,61 60,61 63,62 64,62 66,63 69,63 70,65 74,65 75,67 78,67 80,67 83,68 86,68 88,70 91,70 92,70 95,71 99,71 100,71 103,73 106,73 108,73 111,73 114,74 116,74 119,74 122,74 125,74 127,74 130,75 133,75 136,75 140,75 141,75 144,75 147,75 150,75 154,75 155,75 158,75 161,75 164,75 168,75 171,75 172,74 175,74 178,74 182,74 185,74 188,74 189,73 193,73 196,73 199,71 202,71 205,71 207,70 210,70 213,70 216,68 219,68 221,67 224,67 227,67 230,65 232,65 236,63 238,62 241,62 243,61 246,61 250,59 251,59 254,58 257,56 258,56 262,55 265,54">
          <text:p/>
        </draw:polyline>
        <draw:polyline draw:style-name="gr14" draw:text-style-name="P5" draw:layer="measurelines" svg:width="0.264cm" svg:height="0.074cm" svg:x="6.35cm" svg:y="14.438cm" svg:viewBox="0 0 265 75" draw:points="0,0 0,1 0,3 0,4 0,6 1,7 1,8 1,11 1,12 3,13 3,15 3,16 5,18 7,19 7,20 8,23 8,24 10,25 10,27 11,27 11,28 13,30 14,31 14,32 16,34 17,34 19,36 19,37 21,39 22,39 24,40 25,42 27,44 28,44 30,45 31,46 33,48 35,48 36,50 38,51 39,51 41,53 44,54 46,54 47,56 49,56 52,57 53,58 55,58 58,60 60,60 61,62 64,62 66,63 69,63 70,65 74,65 75,66 78,66 80,66 83,68 84,68 88,69 91,69 92,69 95,70 99,70 100,70 103,70 106,72 108,72 111,72 114,72 116,73 119,73 122,73 125,73 127,73 130,73 133,73 136,75 140,75 141,75 144,75 147,75 150,75 154,75 155,75 158,75 161,75 164,75 168,73 171,73 172,73 175,73 178,73 182,73 185,73 188,72 189,72 193,72 196,72 199,70 202,70 205,70 207,69 210,69 213,69 216,68 219,68 221,66 224,66 227,65 230,65 234,63 236,63 238,62 241,62 243,60 246,60 250,58 251,58 254,57 257,56 258,56 262,54 265,53">
          <text:p/>
        </draw:polyline>
        <draw:polyline draw:style-name="gr13" draw:text-style-name="P5" draw:layer="measurelines" svg:width="0.022cm" svg:height="0.012cm" svg:x="6.592cm" svg:y="14.732cm" svg:viewBox="0 0 23 13" draw:points="0,13 3,13 7,11 10,9 12,8 15,6 18,4 20,1 23,0">
          <text:p/>
        </draw:polyline>
        <draw:polygon draw:style-name="gr15" draw:text-style-name="P6" draw:layer="measurelines" svg:width="0.025cm" svg:height="0.024cm" svg:x="6.599cm" svg:y="14.622cm" svg:viewBox="0 0 26 25" draw:points="26,13 24,7 18,1 13,0 6,1 1,7 0,13 1,19 6,23 13,25 18,23 24,19">
          <text:p/>
        </draw:polygon>
        <draw:polyline draw:style-name="gr13" draw:text-style-name="P5" draw:layer="measurelines" svg:width="0.204cm" svg:height="0.033cm" svg:x="6.41cm" svg:y="14.633cm" svg:viewBox="0 0 205 34" draw:points="0,1 0,3 0,4 0,6 1,6 1,8 3,8 3,10 4,11 6,11 6,13 7,13 7,14 9,14 10,15 13,15 14,17 16,18 17,18 18,20 20,20 21,22 23,22 24,22 27,23 28,23 30,25 31,25 32,25 34,26 35,26 37,26 39,27 42,27 44,27 45,29 47,29 49,29 51,30 53,30 56,30 58,30 61,30 62,32 63,32 67,32 69,32 72,32 73,32 76,32 78,34 81,34 83,34 86,34 88,34 91,34 92,34 96,34 97,34 100,34 102,32 105,32 109,32 110,32 113,32 114,32 117,32 119,30 123,30 126,30 127,30 130,29 131,29 135,29 137,27 140,27 142,27 144,26 148,26 149,26 152,25 154,25 157,23 158,23 162,22 163,22 165,20 168,20 169,18 172,18 174,17 176,17 179,15 180,14 183,14 185,13 186,11 188,11 191,10 193,8 194,8 196,6 197,4 201,3 202,3 204,1 205,0">
          <text:p/>
        </draw:polyline>
        <draw:polyline draw:style-name="gr13" draw:text-style-name="P5" draw:layer="measurelines" svg:width="0.044cm" svg:height="0.019cm" svg:x="6.567cm" svg:y="14.517cm" svg:viewBox="0 0 45 20" draw:points="45,20 41,18 40,17 37,15 35,14 32,13 29,11 27,11 24,10 21,8 18,6 14,5 11,5 10,4 7,2 4,0 0,0">
          <text:p/>
        </draw:polyline>
        <draw:polyline draw:style-name="gr13" draw:text-style-name="P5" draw:layer="measurelines" svg:width="0.204cm" svg:height="0.05cm" svg:x="6.41cm" svg:y="14.517cm" svg:viewBox="0 0 205 51" draw:points="24,0 23,1 21,1 20,3 18,3 17,4 14,4 13,6 13,8 10,8 9,9 7,9 6,11 4,12 3,14 1,15 1,17 0,17 0,18 0,20 0,22 0,23 1,25 1,26 3,26 3,27 4,27 4,29 6,29 7,30 7,32 9,32 10,34 13,34 14,35 16,35 17,37 18,38 20,38 21,39 24,39 27,41 28,41 31,42 32,42 35,44 37,44 41,45 42,45 45,45 47,47 49,47 53,49 56,49 58,49 61,49 63,50 67,50 70,50 73,50 76,50 80,50 81,50 85,51 88,51 91,51 95,51 97,50 100,50 103,50 107,50 111,50 114,50 117,49 121,49 124,49 127,49 130,47 134,47 137,45 140,45 142,45 145,44 149,44 152,42 155,41 158,41 162,39 163,39 166,38 169,37 172,35 176,35 179,34 180,32 183,30 186,29 188,29 191,27 193,26 196,25 199,23 201,22 202,20 205,18">
          <text:p/>
        </draw:polyline>
        <draw:polyline draw:style-name="gr13" draw:text-style-name="P5" draw:layer="measurelines" svg:width="0.012cm" svg:height="0.007cm" svg:x="6.599cm" svg:y="14.43cm" svg:viewBox="0 0 13 8" draw:points="13,8 10,7 6,6 3,4 0,0">
          <text:p/>
        </draw:polyline>
        <draw:polyline draw:style-name="gr13" draw:text-style-name="P5" draw:layer="measurelines" svg:width="0.204cm" svg:height="0.043cm" svg:x="6.41cm" svg:y="14.425cm" svg:viewBox="0 0 205 44" draw:points="13,0 10,1 9,3 7,3 6,5 4,6 3,8 1,9 1,11 0,11 0,13 0,14 0,15 0,17 1,18 1,20 3,20 3,21 4,21 4,23 6,23 6,25 7,25 9,26 10,26 10,27 13,27 14,29 16,29 17,30 18,32 20,32 21,33 24,33 27,35 28,35 30,37 32,37 34,37 35,38 39,38 41,39 44,39 45,39 48,41 51,41 53,41 56,42 58,42 61,42 63,42 67,44 69,44 72,44 75,44 78,44 81,44 83,44 86,44 89,44 92,44 96,44 99,44 102,44 105,44 109,44 111,44 113,44 116,42 119,42 123,42 126,42 128,41 131,41 135,41 138,39 141,39 144,38 145,38 149,37 152,37 155,35 158,35 162,33 163,32 166,32 169,30 172,29 174,29 177,27 180,26 182,26 185,25 186,23 190,21 191,20 194,18 196,18 199,17 201,15 202,14 205,13">
          <text:p/>
        </draw:polyline>
        <draw:polyline draw:style-name="gr13" draw:text-style-name="P5" draw:layer="measurelines" svg:width="0.264cm" svg:height="0.121cm" svg:x="6.35cm" svg:y="14.403cm" svg:viewBox="0 0 265 122" draw:points="265,98 262,99 258,101 255,102 252,102 251,104 248,105 244,106 241,106 238,108 236,110 232,110 229,111 226,111 223,113 219,113 216,114 213,114 210,116 207,116 204,117 201,117 198,117 195,118 190,118 188,118 185,120 182,120 178,120 175,120 172,120 169,122 166,122 162,122 159,122 157,122 154,122 148,122 145,122 142,122 140,122 136,122 133,122 130,122 128,120 125,120 122,120 119,120 116,120 113,118 109,118 106,118 103,118 100,117 99,117 95,116 92,116 89,116 86,114 84,114 81,113 78,113 75,111 74,111 70,110 67,110 66,108 63,106 61,106 58,105 56,104 53,104 52,102 49,101 47,99 44,99 42,98 41,96 38,94 36,93 35,92 33,90 30,89 28,87 27,86 25,85 24,82 22,81 21,80 19,78 17,77 16,75 14,74 13,73 11,69 10,68 10,66 8,65 7,62 7,61 5,59 3,56 3,54 3,53 1,50 1,49 0,46 0,44 0,42 0,39 0,38 0,35 0,34 0,30 0,29 0,25 0,24 1,23 1,20 3,18 3,15 3,13 5,12 7,9 7,8 8,6 10,3 10,1 11,0">
          <text:p/>
        </draw:polyline>
        <draw:polyline draw:style-name="gr13" draw:text-style-name="P5" draw:layer="measurelines" svg:width="0.264cm" svg:height="0.135cm" svg:x="6.35cm" svg:y="14.487cm" svg:viewBox="0 0 265 136" draw:points="265,112 262,113 258,116 255,117 252,118 250,120 246,120 243,121 240,123 237,123 234,124 230,125 227,125 223,127 219,127 216,129 213,129 210,130 207,130 204,132 199,132 196,133 193,133 189,133 186,135 182,135 178,135 175,135 172,136 169,136 166,136 161,136 158,136 155,136 151,136 148,136 144,136 141,136 137,136 134,136 131,136 128,136 125,135 122,135 119,135 116,135 113,135 109,133 106,133 103,133 100,132 97,132 94,130 91,130 88,129 84,129 81,127 78,127 75,125 74,125 70,124 67,124 64,123 63,121 60,121 56,120 55,118 52,117 50,116 47,116 46,113 42,112 41,111 38,109 36,108 35,106 31,105 30,104 28,102 25,100 24,99 22,97 21,96 19,94 17,92 16,90 14,88 13,87 11,84 10,82 8,81 8,78 7,77 5,75 5,72 3,70 3,68 1,66 1,63 1,61 0,58 0,56 0,54 0,52 0,49 0,47 0,44 0,42 0,40 1,37 1,35 1,32 3,31 3,28 5,27 7,25 7,22 8,20 10,18 10,16 11,15 13,12 14,10 16,8 17,7 19,6 21,3 22,1 25,0">
          <text:p/>
        </draw:polyline>
        <draw:polyline draw:style-name="gr13" draw:text-style-name="P5" draw:layer="measurelines" svg:width="0.133cm" svg:height="0.008cm" svg:x="6.434cm" svg:y="14.45cm" svg:viewBox="0 0 134 9" draw:points="0,8 5,8 8,6 13,6 16,5 21,5 24,4 29,4 32,4 36,2 39,2 44,2 49,2 52,2 57,2 61,0 65,0 70,0 75,2 78,2 83,2 87,2 90,2 95,2 100,4 104,4 107,5 112,5 117,5 121,6 125,6 129,8 134,9">
          <text:p/>
        </draw:polyline>
        <draw:polyline draw:style-name="gr13" draw:text-style-name="P5" draw:layer="measurelines" svg:width="0.264cm" svg:height="0.136cm" svg:x="6.35cm" svg:y="14.585cm" svg:viewBox="0 0 265 137" draw:points="265,114 262,114 258,116 255,117 252,119 250,120 246,120 243,122 240,123 237,125 234,125 230,126 227,126 223,127 219,129 216,129 213,130 210,130 207,132 204,132 199,132 196,134 193,134 189,134 186,135 182,135 178,135 175,135 172,137 169,137 166,137 161,137 158,137 155,137 151,137 148,137 144,137 141,137 137,137 134,137 131,137 128,137 125,137 122,135 119,135 116,135 113,135 109,134 106,134 103,134 100,132 97,132 94,132 91,130 88,130 84,129 81,129 78,127 75,127 74,126 70,125 67,125 64,123 63,122 60,122 56,120 55,119 52,117 50,117 47,116 46,114 42,113 41,111 38,110 36,108 35,107 31,105 30,104 28,102 25,101 24,99 22,97 21,96 19,94 17,93 16,89 14,88 13,87 11,85 10,82 8,81 8,79 7,76 5,75 5,72 3,70 3,68 1,65 1,63 1,61 0,58 0,57 0,54 0,52 0,49 0,48 0,45 0,44 0,40 1,37 1,36 1,33 3,32 3,30 5,27 7,25 7,23 8,21 10,20 10,17 11,15 13,13 14,11 16,9 17,8 19,6 21,5 22,1 25,0">
          <text:p/>
        </draw:polyline>
        <draw:polyline draw:style-name="gr13" draw:text-style-name="P5" draw:layer="measurelines" svg:width="0.075cm" svg:height="0.007cm" svg:x="6.434cm" svg:y="14.55cm" svg:viewBox="0 0 76 8" draw:points="0,8 5,6 10,5 16,5 20,4 23,4 27,1 32,1 37,0 41,0 47,0 51,0 58,0 62,0 66,0 72,0 76,0">
          <text:p/>
        </draw:polyline>
        <draw:polyline draw:style-name="gr13" draw:text-style-name="P5" draw:layer="measurelines" svg:width="0.022cm" svg:height="0.028cm" svg:x="6.353cm" svg:y="14.684cm" svg:viewBox="0 0 23 29" draw:points="0,29 2,27 4,26 4,23 5,22 7,20 7,18 8,15 10,13 12,12 13,11 15,9 15,8 17,6 18,4 21,3 23,0">
          <text:p/>
        </draw:polyline>
        <draw:polyline draw:style-name="gr13" draw:text-style-name="P5" draw:layer="measurelines" svg:width="0.934cm" svg:height="0.391cm" svg:x="5.417cm" svg:y="12.143cm" svg:viewBox="0 0 935 392" draw:points="935,166 526,392 0,100 181,0">
          <text:p/>
        </draw:polyline>
        <draw:line draw:style-name="gr13" draw:text-style-name="P5" draw:layer="measurelines" svg:x1="6.587cm" svg:y1="12.306cm" svg:x2="6.536cm" svg:y2="12.279cm">
          <text:p/>
        </draw:line>
        <draw:path draw:style-name="gr13" draw:text-style-name="P5" draw:layer="measurelines" svg:width="0.113cm" svg:height="0.148cm" svg:x="6.365cm" svg:y="13.981cm" svg:viewBox="0 0 114 149" svg:d="M0 0c22 61 65 117 114 149">
          <text:p/>
        </draw:path>
        <draw:path draw:style-name="gr13" draw:text-style-name="P5" draw:layer="measurelines" svg:width="0.116cm" svg:height="0.316cm" svg:x="6.365cm" svg:y="13.927cm" svg:viewBox="0 0 117 317" svg:d="M0 311c67 21 116-17 117-93 0-76-48-167-116-218">
          <text:p/>
        </draw:path>
        <draw:path draw:style-name="gr13" draw:text-style-name="P5" draw:layer="measurelines" svg:width="0.025cm" svg:height="0.041cm" svg:x="6.424cm" svg:y="13.99cm" svg:viewBox="0 0 26 42" svg:d="M0 0c7 14 15 29 26 42">
          <text:p/>
        </draw:path>
        <draw:path draw:style-name="gr13" draw:text-style-name="P5" draw:layer="measurelines" svg:width="0.113cm" svg:height="0.148cm" svg:x="6.365cm" svg:y="12.83cm" svg:viewBox="0 0 114 149" svg:d="M0 0c22 61 65 117 114 149">
          <text:p/>
        </draw:path>
        <draw:path draw:style-name="gr13" draw:text-style-name="P5" draw:layer="measurelines" svg:width="0.116cm" svg:height="0.316cm" svg:x="6.365cm" svg:y="12.776cm" svg:viewBox="0 0 117 317" svg:d="M0 311c67 21 116-17 117-93 0-75-48-167-116-218">
          <text:p/>
        </draw:path>
        <draw:path draw:style-name="gr13" draw:text-style-name="P5" draw:layer="measurelines" svg:width="0.025cm" svg:height="0.041cm" svg:x="6.424cm" svg:y="12.839cm" svg:viewBox="0 0 26 42" svg:d="M0 0c7 14 15 28 26 42">
          <text:p/>
        </draw:path>
        <draw:line draw:style-name="gr13" draw:text-style-name="P5" draw:layer="measurelines" svg:x1="5.97cm" svg:y1="12.689cm" svg:x2="5.97cm" svg:y2="12.686cm">
          <text:p/>
        </draw:line>
        <draw:polyline draw:style-name="gr13" draw:text-style-name="P5" draw:layer="measurelines" svg:width="0.182cm" svg:height="0.101cm" svg:x="5.97cm" svg:y="12.585cm" svg:viewBox="0 0 183 102" draw:points="183,3 183,0 0,102">
          <text:p/>
        </draw:polyline>
        <draw:polyline draw:style-name="gr13" draw:text-style-name="P5" draw:layer="measurelines" svg:width="0.366cm" svg:height="1.813cm" svg:x="6.153cm" svg:y="12.585cm" svg:viewBox="0 0 367 1814" draw:points="0,0 367,201 367,1814 212,1728">
          <text:p/>
        </draw:polyline>
        <draw:line draw:style-name="gr13" draw:text-style-name="P5" draw:layer="measurelines" svg:x1="5.134cm" svg:y1="12.343cm" svg:x2="5.134cm" svg:y2="12.589cm">
          <text:p/>
        </draw:line>
        <draw:line draw:style-name="gr13" draw:text-style-name="P5" draw:layer="measurelines" svg:x1="6.615cm" svg:y1="14.344cm" svg:x2="6.519cm" svg:y2="14.399cm">
          <text:p/>
        </draw:line>
        <draw:line draw:style-name="gr13" draw:text-style-name="P5" draw:layer="measurelines" svg:x1="6.519cm" svg:y1="12.786cm" svg:x2="6.615cm" svg:y2="12.733cm">
          <text:p/>
        </draw:line>
        <draw:line draw:style-name="gr13" draw:text-style-name="P5" draw:layer="measurelines" svg:x1="6.587cm" svg:y1="12.306cm" svg:x2="6.536cm" svg:y2="12.279cm">
          <text:p/>
        </draw:line>
        <draw:polyline draw:style-name="gr13" draw:text-style-name="P5" draw:layer="measurelines" svg:width="0.934cm" svg:height="0.391cm" svg:x="5.417cm" svg:y="12.143cm" svg:viewBox="0 0 935 392" draw:points="935,166 526,392 0,100 181,0">
          <text:p/>
        </draw:polyline>
        <draw:line draw:style-name="gr13" draw:text-style-name="P5" draw:layer="measurelines" svg:x1="5.242cm" svg:y1="12.285cm" svg:x2="5.971cm" svg:y2="12.687cm">
          <text:p/>
        </draw:line>
        <draw:path draw:style-name="gr13" draw:text-style-name="P5" draw:layer="measurelines" svg:width="0.345cm" svg:height="0.143cm" svg:x="6.269cm" svg:y="12.567cm" svg:viewBox="0 0 346 144" svg:d="M0 0c0 46 41 91 110 118 69 26 157 33 236 17">
          <text:p/>
        </draw:path>
        <draw:path draw:style-name="gr13" draw:text-style-name="P5" draw:layer="measurelines" svg:width="0.322cm" svg:height="0.084cm" svg:x="6.292cm" svg:y="14.352cm" svg:viewBox="0 0 323 85" svg:d="M0 0c55 68 196 101 323 77">
          <text:p/>
        </draw:path>
        <draw:path draw:style-name="gr13" draw:text-style-name="P5" draw:layer="measurelines" svg:width="0.147cm" svg:height="0.021cm" svg:x="6.443cm" svg:y="12.393cm" svg:viewBox="0 0 148 22" svg:d="M148 11c-47-18-110-14-148 11">
          <text:p/>
        </draw:path>
        <draw:path draw:style-name="gr13" draw:text-style-name="P5" draw:layer="measurelines" svg:width="0.15cm" svg:height="0.048cm" svg:x="6.419cm" svg:y="12.464cm" svg:viewBox="0 0 151 49" svg:d="M0 0c7 19 27 34 57 42 29 9 63 9 94 3">
          <text:p/>
        </draw:path>
        <draw:path draw:style-name="gr13" draw:text-style-name="P5" draw:layer="measurelines" svg:width="0.272cm" svg:height="0.14cm" svg:x="6.343cm" svg:y="12.415cm" svg:viewBox="0 0 273 141" svg:d="M13 0c-28 41-9 86 48 115 59 28 144 34 212 13">
          <text:p/>
        </draw:path>
        <draw:path draw:style-name="gr13" draw:text-style-name="P5" draw:layer="measurelines" svg:width="0.005cm" svg:height="0cm" svg:x="6.563cm" svg:y="12.312cm" svg:viewBox="0 0 6 1" svg:d="M6 1c-2 0-4-1-6-1">
          <text:p/>
        </draw:path>
        <draw:path draw:style-name="gr13" draw:text-style-name="P5" draw:layer="measurelines" svg:width="0.345cm" svg:height="0.256cm" svg:x="6.269cm" svg:y="12.339cm" svg:viewBox="0 0 346 257" svg:d="M103 0c-102 42-133 119-72 181s195 91 315 68">
          <text:p/>
        </draw:path>
        <draw:line draw:style-name="gr13" draw:text-style-name="P5" draw:layer="measurelines" svg:x1="6.416cm" svg:y1="12.5cm" svg:x2="6.416cm" svg:y2="12.465cm">
          <text:p/>
        </draw:line>
        <draw:line draw:style-name="gr13" draw:text-style-name="P5" draw:layer="measurelines" svg:x1="6.269cm" svg:y1="12.568cm" svg:x2="6.269cm" svg:y2="12.453cm">
          <text:p/>
        </draw:line>
        <draw:polyline draw:style-name="gr14" draw:text-style-name="P5" draw:layer="measurelines" svg:width="0.354cm" svg:height="0.123cm" svg:x="3.022cm" svg:y="12.929cm" svg:viewBox="0 0 355 124" draw:points="0,49 0,51 0,54 0,55 1,56 1,59 1,61 3,63 3,65 4,67 6,68 6,71 7,73 9,75 10,76 13,79 14,80 16,82 17,83 18,85 21,88 23,89 27,91 28,92 31,94 32,95 35,96 37,98 41,100 44,101 47,103 49,104 53,106 56,107 59,108 62,108 66,110 69,111 72,113 75,113 80,115 83,116 86,116 91,118 95,118 99,119 102,119 107,120 110,120 114,120 117,123 123,123 127,123 130,123 135,123 140,124 142,124 148,124 152,124 157,124 160,124 165,123 169,123 174,123 179,123 182,120 187,120 191,120 196,119 199,119 204,118 208,118 213,116 216,116 221,115 225,113 229,113 233,111 238,110 241,108 246,108 249,107 254,106 257,104 261,103 264,101 269,100 272,98 277,96 281,94 284,92 286,91 289,89 295,86 298,85 300,83 303,80 307,79 310,77 312,75 315,73 317,70 321,68 323,65 326,63 327,61 330,58 331,56 334,54 337,51 338,47 340,46 341,43 343,40 344,37 346,35 348,32 348,30 349,27 351,24 351,22 352,19 352,16 354,13 354,11 354,7 355,6 355,3 355,0">
          <text:p/>
        </draw:polyline>
        <draw:polyline draw:style-name="gr14" draw:text-style-name="P5" draw:layer="measurelines" svg:width="0.354cm" svg:height="0.124cm" svg:x="3.022cm" svg:y="12.831cm" svg:viewBox="0 0 355 125" draw:points="0,49 1,51 1,54 1,55 1,56 1,60 3,61 3,63 3,65 4,67 6,68 6,70 7,73 9,75 10,76 13,77 14,80 16,82 17,84 18,85 21,87 23,89 25,91 28,92 30,94 32,95 35,98 37,99 41,101 44,102 47,104 49,105 53,106 56,108 59,108 62,110 66,111 69,113 72,113 75,114 80,116 83,116 86,117 91,117 95,118 99,118 102,120 107,120 110,121 114,121 117,121 123,123 127,123 130,123 135,123 140,123 142,125 148,125 152,125 157,125 160,123 165,123 169,123 174,123 179,123 182,121 187,121 191,121 196,120 199,120 204,118 208,118 213,117 216,117 221,116 225,114 229,114 233,113 238,111 241,110 246,108 249,108 254,106 257,105 261,104 264,102 269,101 272,98 275,95 281,94 284,92 286,91 289,89 295,87 298,85 300,84 303,80 307,79 310,76 312,75 315,72 317,70 321,67 323,65 326,63 327,61 330,58 331,55 335,54 337,51 338,48 340,46 341,43 343,40 344,37 346,36 348,33 349,30 349,27 351,24 351,23 352,20 352,16 354,13 354,11 354,8 354,4 355,3 355,0">
          <text:p/>
        </draw:polyline>
        <draw:polyline draw:style-name="gr14" draw:text-style-name="P5" draw:layer="measurelines" svg:width="0.34cm" svg:height="0.082cm" svg:x="3.023cm" svg:y="12.772cm" svg:viewBox="0 0 341 83" draw:points="0,9 0,11 0,12 0,13 0,15 0,18 0,20 1,21 1,23 3,24 3,25 4,29 4,30 6,32 7,33 7,35 9,36 11,38 13,39 14,43 16,44 17,46 18,47 20,49 21,50 24,51 27,54 28,55 30,56 32,58 34,58 38,59 39,61 42,62 45,63 47,65 50,65 53,67 55,68 58,70 61,70 64,71 67,73 70,73 73,74 76,74 80,75 83,75 86,77 89,77 92,79 97,79 100,80 103,80 106,80 111,82 114,82 117,82 122,83 125,83 128,83 133,83 136,83 139,83 144,83 147,83 151,83 154,83 158,83 162,83 165,83 170,83 173,83 178,82 181,82 186,82 189,82 192,80 196,80 200,80 205,79 207,79 213,77 216,77 219,75 223,74 227,74 230,73 234,71 238,71 241,70 245,68 248,67 252,67 255,65 258,63 261,62 267,61 269,59 272,58 275,56 279,55 282,54 285,51 288,50 291,49 293,46 296,44 299,43 302,42 306,39 307,36 310,35 312,33 315,30 317,29 320,27 321,24 324,23 326,21 329,18 330,17 332,13 334,12 335,9 337,8 338,5 340,4 341,0">
          <text:p/>
        </draw:polyline>
        <draw:polyline draw:style-name="gr13" draw:text-style-name="P5" draw:layer="measurelines" svg:width="0.006cm" svg:height="0.003cm" svg:x="3.084cm" svg:y="13.068cm" svg:viewBox="0 0 7 4" draw:points="7,0 4,0 2,1 0,4">
          <text:p/>
        </draw:polyline>
        <draw:polyline draw:style-name="gr13" draw:text-style-name="P5" draw:layer="measurelines" svg:width="0.047cm" svg:height="0.06cm" svg:x="3.27cm" svg:y="13.024cm" svg:viewBox="0 0 48 61" draw:points="0,61 3,59 7,57 10,55 13,54 14,51 18,49 21,48 23,46 26,44 27,42 29,40 32,37 34,36 35,35 37,32 38,30 40,28 41,25 41,24 43,23 44,20 44,18 47,16 47,15 47,12 48,11 48,9 48,8 48,5 48,3 48,1 48,0">
          <text:p/>
        </draw:polyline>
        <draw:polyline draw:style-name="gr13" draw:text-style-name="P5" draw:layer="measurelines" svg:width="0.236cm" svg:height="0.082cm" svg:x="3.081cm" svg:y="12.926cm" svg:viewBox="0 0 237 83" draw:points="22,35 21,35 17,36 16,37 14,39 13,39 11,41 10,42 8,42 7,44 4,45 3,47 3,49 1,49 1,50 0,50 0,51 0,54 0,55 0,56 1,56 1,58 3,58 3,59 4,61 7,62 8,63 10,63 11,65 13,67 14,67 16,68 18,70 21,71 24,71 25,73 28,74 30,74 33,75 36,75 39,77 42,79 45,79 49,80 52,80 55,80 58,82 63,82 66,82 69,83 72,83 78,83 80,83 85,83 89,83 93,83 96,83 101,83 104,83 109,83 111,83 117,82 120,82 124,82 128,80 132,80 135,79 140,79 143,77 148,77 151,75 156,74 159,74 162,73 166,71 170,70 173,68 176,67 181,65 184,63 187,62 190,61 193,59 196,58 199,56 202,54 204,51 207,50 210,49 212,45 215,44 216,42 218,41 221,37 223,36 224,35 226,32 227,30 229,29 230,25 230,24 232,23 233,20 233,18 236,17 236,14 236,12 237,11 237,9 237,6 237,5 237,4 237,2 237,0">
          <text:p/>
        </draw:polyline>
        <draw:polyline draw:style-name="gr13" draw:text-style-name="P5" draw:layer="measurelines" svg:width="0.043cm" svg:height="0.021cm" svg:x="3.239cm" svg:y="12.859cm" svg:viewBox="0 0 44 22" draw:points="44,22 43,20 40,19 38,17 34,15 31,14 30,13 27,11 24,10 20,8 18,8 16,7 13,6 10,4 6,4 3,2 0,0">
          <text:p/>
        </draw:polyline>
        <draw:polyline draw:style-name="gr13" draw:text-style-name="P5" draw:layer="measurelines" svg:width="0.236cm" svg:height="0.083cm" svg:x="3.081cm" svg:y="12.826cm" svg:viewBox="0 0 237 84" draw:points="27,33 24,35 22,36 18,38 17,38 16,39 13,41 11,41 10,42 8,44 7,45 4,46 3,48 1,49 1,51 0,51 0,53 0,54 0,56 0,57 1,57 1,58 3,58 3,60 4,60 4,61 7,63 8,63 10,65 11,66 13,68 14,68 16,69 18,70 21,70 24,72 25,73 28,75 31,75 33,77 36,77 39,78 42,78 45,80 49,80 52,81 55,81 60,82 63,82 66,82 71,82 75,84 78,84 82,84 85,84 90,84 93,84 97,84 101,84 106,84 109,84 113,82 118,82 121,82 126,81 129,81 134,80 137,80 142,78 145,78 149,77 152,75 157,75 160,73 165,72 168,70 171,69 174,68 179,68 182,66 185,63 188,61 191,60 195,58 198,57 201,56 204,54 205,51 209,49 212,48 213,45 216,44 218,42 219,39 223,38 224,36 226,33 227,32 229,30 230,27 230,25 232,24 233,20 233,19 236,18 236,15 236,13 237,12 237,10 237,7 237,6 237,4 237,3 237,0">
          <text:p/>
        </draw:polyline>
        <draw:line draw:style-name="gr13" draw:text-style-name="P5" draw:layer="measurelines" svg:x1="3.282cm" svg:y1="12.781cm" svg:x2="3.282cm" svg:y2="12.78cm">
          <text:p/>
        </draw:line>
        <draw:polyline draw:style-name="gr13" draw:text-style-name="P5" draw:layer="measurelines" svg:width="0.204cm" svg:height="0.036cm" svg:x="3.081cm" svg:y="12.774cm" svg:viewBox="0 0 205 37" draw:points="4,0 3,0 3,1 1,3 1,4 0,4 0,6 0,7 0,8 1,10 1,11 3,11 3,13 4,13 4,15 7,15 7,16 8,16 8,18 10,18 11,19 13,20 14,20 16,22 17,22 18,23 21,23 22,25 24,25 25,27 27,27 28,28 31,28 33,28 35,30 36,30 39,31 41,31 44,31 45,32 47,32 50,32 52,34 55,34 56,34 60,36 63,36 64,36 67,36 70,36 72,36 75,37 78,37 80,37 83,37 86,37 88,37 91,37 94,37 97,37 100,37 102,37 105,37 108,36 111,36 114,36 116,36 119,36 122,34 125,34 128,34 130,34 133,32 136,32 139,32 142,31 145,31 148,30 151,30 152,28 156,28 159,27 162,27 163,25 166,25 168,23 171,22 174,22 176,20 179,19 181,19 184,18 185,16 188,15 190,15 193,13 195,11 196,10 199,8 201,8 202,7 205,6">
          <text:p/>
        </draw:polyline>
        <draw:polyline draw:style-name="gr13" draw:text-style-name="P5" draw:layer="measurelines" svg:width="0.343cm" svg:height="0.115cm" svg:x="3.022cm" svg:y="12.753cm" svg:viewBox="0 0 344 116" draw:points="344,21 344,24 343,27 340,30 338,32 337,35 335,37 334,40 330,43 329,44 326,48 324,51 321,54 319,55 316,58 313,60 312,63 309,64 305,67 302,68 298,72 295,73 292,76 289,77 286,79 283,80 280,84 276,86 273,87 270,89 265,90 262,92 259,93 255,94 251,96 248,98 244,99 241,101 236,102 233,104 228,104 224,105 220,106 217,106 213,108 207,108 205,109 200,111 196,111 192,111 188,113 184,113 179,113 176,114 171,114 167,114 164,114 159,114 156,114 151,114 147,116 143,114 139,114 136,114 131,114 128,114 123,114 120,114 115,113 112,113 108,113 104,111 101,111 97,109 94,109 90,108 86,108 83,106 80,105 76,105 73,104 70,102 67,102 62,101 61,99 58,98 55,96 52,94 48,93 45,92 42,90 41,89 37,87 34,86 32,84 30,82 28,79 25,77 23,76 20,73 18,72 17,70 16,67 14,65 10,63 9,60 9,58 7,55 6,54 4,51 3,48 3,44 1,43 1,40 1,37 0,35 0,31 0,28 0,27 0,24 0,21 1,18 1,15 3,12 3,11 4,8 4,4 6,1 7,0">
          <text:p/>
        </draw:polyline>
        <draw:polyline draw:style-name="gr13" draw:text-style-name="P5" draw:layer="measurelines" svg:width="0.354cm" svg:height="0.185cm" svg:x="3.022cm" svg:y="12.781cm" svg:viewBox="0 0 355 186" draw:points="341,0 343,1 343,3 344,4 346,8 346,9 348,11 348,13 349,15 349,16 351,20 351,21 352,23 352,25 352,27 354,28 354,32 354,33 354,35 354,37 355,39 355,40 355,44 355,45 355,49 355,50 355,51 355,54 355,56 355,58 355,61 354,62 354,65 354,66 354,68 352,71 352,73 352,74 351,77 351,78 351,80 349,83 349,85 348,86 348,89 346,90 344,92 344,93 343,96 343,98 341,99 338,104 337,106 334,110 330,114 329,117 326,120 323,123 319,127 315,130 312,134 309,137 303,139 300,141 296,144 292,147 288,150 284,151 281,154 275,157 271,159 266,162 261,163 257,165 252,168 247,169 241,170 236,173 232,174 227,175 221,177 216,178 211,178 205,180 201,181 194,181 190,182 185,182 179,184 174,184 168,184 163,184 157,186 152,186 148,186 141,186 137,184 131,184 126,184 121,184 116,182 111,182 107,181 100,181 96,180 91,180 86,178 81,177 78,175 73,174 69,173 63,170 61,169 56,168 53,166 48,165 45,162 42,161 37,159 34,156 31,153 28,151 25,149 23,147 21,145 20,144 18,142 17,141 16,139 14,138 14,137 13,135 10,134 10,132 9,130 7,129 7,127 6,126 6,123 4,122 4,120 3,118 3,117 3,116 1,114 1,111 1,110 1,108 0,106 0,105 0,102 0,101 0,99 0,98 0,96 0,93 0,92 1,90 1,89 1,87 1,85 3,83 3,81 3,80 4,78 4,77 6,74 6,73 7,71 7,70 9,68 9,66 10,65 13,63 13,62 14,61 16,59 17,58 18,56 18,54 20,53 21,51 25,50">
          <text:p/>
        </draw:polyline>
        <draw:polyline draw:style-name="gr13" draw:text-style-name="P5" draw:layer="measurelines" svg:width="0.131cm" svg:height="0.007cm" svg:x="3.107cm" svg:y="12.793cm" svg:viewBox="0 0 132 8" draw:points="0,8 3,7 8,7 11,4 14,4 18,3 22,3 27,3 30,1 35,1 40,1 43,0 48,0 51,0 55,0 61,0 65,0 68,0 72,0 78,0 80,0 85,0 90,1 95,1 97,1 103,3 107,3 110,3 115,4 120,4 124,7 128,8 132,8">
          <text:p/>
        </draw:polyline>
        <draw:polyline draw:style-name="gr13" draw:text-style-name="P5" draw:layer="measurelines" svg:width="0.005cm" svg:height="0.003cm" svg:x="3.312cm" svg:y="12.831cm" svg:viewBox="0 0 6 4" draw:points="0,0 1,2 6,4">
          <text:p/>
        </draw:polyline>
        <draw:polyline draw:style-name="gr13" draw:text-style-name="P5" draw:layer="measurelines" svg:width="0.354cm" svg:height="0.184cm" svg:x="3.022cm" svg:y="12.88cm" svg:viewBox="0 0 355 185" draw:points="341,0 343,1 343,3 344,6 346,7 346,9 348,11 348,13 349,15 349,16 351,19 351,20 352,23 352,25 352,27 354,28 354,31 354,32 354,35 354,37 355,39 355,42 355,43 355,44 355,48 355,49 355,51 355,54 355,55 355,58 355,60 354,61 354,64 354,65 354,67 352,70 352,71 352,73 351,76 351,77 351,79 349,82 349,83 348,85 348,88 346,89 344,91 344,94 343,95 343,96 341,99 338,103 337,106 334,110 330,113 329,116 326,119 323,124 319,127 315,130 312,132 309,136 303,139 300,142 296,144 292,146 288,150 284,153 281,154 275,157 271,158 266,161 261,163 257,165 252,168 247,169 241,170 236,172 232,173 227,175 221,177 216,178 211,180 205,180 201,181 194,181 190,182 185,182 179,184 174,184 168,184 163,185 157,185 152,185 148,185 141,185 137,185 131,184 126,184 121,184 116,182 111,182 107,182 100,181 96,180 91,180 86,178 81,177 78,175 73,173 69,172 63,170 61,169 56,168 53,166 48,165 45,161 42,160 37,158 34,156 31,154 28,151 25,148 23,146 21,146 21,145 20,144 18,142 17,141 16,139 14,138 14,136 13,135 10,132 10,131 9,130 7,128 7,127 6,125 6,124 4,122 4,119 3,118 3,116 3,115 1,113 1,112 1,108 1,107 0,106 0,104 0,103 0,100 0,99 0,96 0,95 0,94 0,91 1,89 1,88 1,87 1,85 3,82 3,80 3,79 4,77 4,76 6,75 6,73 7,70 7,68 9,67 9,65 10,64 13,63 13,61 14,60 16,58 17,56 18,55 18,54 20,54 21,52 25,49">
          <text:p/>
        </draw:polyline>
        <draw:polyline draw:style-name="gr13" draw:text-style-name="P5" draw:layer="measurelines" svg:width="0.131cm" svg:height="0.007cm" svg:x="3.107cm" svg:y="12.892cm" svg:viewBox="0 0 132 8" draw:points="0,8 3,8 8,6 11,4 14,4 18,3 22,3 27,3 30,1 35,1 40,1 43,1 48,0 51,0 55,0 61,0 65,0 68,0 72,0 78,0 80,0 85,1 90,1 95,1 97,1 103,3 107,3 110,4 115,4 120,6 124,6 128,8 132,8">
          <text:p/>
        </draw:polyline>
        <draw:polyline draw:style-name="gr13" draw:text-style-name="P5" draw:layer="measurelines" svg:width="0.005cm" svg:height="0.003cm" svg:x="3.312cm" svg:y="12.929cm" svg:viewBox="0 0 6 4" draw:points="0,0 1,2 6,4">
          <text:p/>
        </draw:polyline>
        <draw:polyline draw:style-name="gr13" draw:text-style-name="P5" draw:layer="measurelines" svg:width="0.014cm" svg:height="0.041cm" svg:x="3.362cm" svg:y="12.979cm" svg:viewBox="0 0 15 42" draw:points="0,0 1,3 3,4 4,7 4,10 7,11 8,15 8,18 10,19 10,23 12,26 12,29 13,32 13,33 13,36 15,39 15,42">
          <text:p/>
        </draw:polyline>
        <draw:polyline draw:style-name="gr13" draw:text-style-name="P5" draw:layer="measurelines" svg:width="0.011cm" svg:height="0.011cm" svg:x="3.036cm" svg:y="13.027cm" svg:viewBox="0 0 12 12" draw:points="0,12 1,10 3,8 4,7 6,6 7,4 12,0">
          <text:p/>
        </draw:polyline>
        <draw:polyline draw:style-name="gr13" draw:text-style-name="P5" draw:layer="measurelines" svg:width="0.005cm" svg:height="0.003cm" svg:x="3.312cm" svg:y="13.027cm" svg:viewBox="0 0 6 4" draw:points="0,0 1,3 6,4">
          <text:p/>
        </draw:polyline>
        <draw:polyline draw:style-name="gr14" draw:text-style-name="P5" draw:layer="measurelines" svg:width="0.285cm" svg:height="0.074cm" svg:x="4.201cm" svg:y="13.628cm" svg:viewBox="0 0 286 75" draw:points="0,0 0,2 0,4 1,5 1,6 1,8 1,9 1,11 1,12 3,12 3,13 3,15 4,17 4,18 6,20 6,21 7,23 7,24 9,25 11,27 11,29 13,29 14,30 14,32 16,33 17,35 18,36 20,36 21,37 23,39 25,42 27,43 28,43 30,44 31,46 32,47 34,49 35,49 38,50 41,51 42,51 44,53 47,55 48,55 49,56 53,58 55,58 56,59 59,59 61,61 64,62 66,62 69,63 70,63 73,65 75,65 78,67 81,67 83,68 86,68 89,68 91,70 94,70 97,71 100,71 101,71 105,73 108,73 111,73 114,73 116,74 120,74 123,74 126,74 128,74 132,74 135,74 138,75 140,75 142,75 146,75 149,75 152,75 155,75 159,75 162,74 165,74 168,74 171,74 174,74 177,74 180,74 183,73 187,73 190,73 193,73 196,71 199,71 202,71 204,70 207,70 210,70 213,68 216,68 219,67 222,67 226,65 229,65 232,63 235,63 236,62 240,62 243,61 246,61 249,59 252,58 254,58 257,56 260,55 263,55 264,53 268,51 271,50 272,50 275,49 279,47 281,46 284,44 286,44">
          <text:p/>
        </draw:polyline>
        <draw:polyline draw:style-name="gr14" draw:text-style-name="P5" draw:layer="measurelines" svg:width="0.283cm" svg:height="0.074cm" svg:x="4.203cm" svg:y="13.53cm" svg:viewBox="0 0 284 75" draw:points="0,0 0,1 0,3 0,4 0,6 0,7 0,8 1,11 1,12 1,13 3,15 3,16 3,18 4,19 4,20 6,22 6,24 7,25 10,27 11,28 13,30 13,31 14,32 16,34 17,36 18,36 20,37 20,39 21,40 24,42 25,42 28,43 30,44 31,46 32,46 34,47 36,49 39,51 41,51 42,52 44,54 47,54 48,55 50,56 53,56 55,58 58,58 60,59 63,59 65,61 68,63 69,63 72,65 75,65 78,65 80,66 82,66 85,68 88,68 90,69 93,69 96,69 99,70 100,70 104,70 107,72 110,72 113,72 114,72 118,72 121,73 124,73 127,73 131,73 134,73 137,73 138,73 141,73 145,75 148,75 151,75 154,75 157,73 160,73 163,73 166,73 169,73 173,73 176,73 179,73 182,72 185,72 188,72 191,72 194,70 198,70 201,70 202,69 205,69 208,69 212,68 215,68 218,66 221,66 224,65 227,65 230,63 233,63 235,61 238,61 241,59 244,58 247,58 251,56 252,56 255,55 258,54 261,52 263,52 267,51 269,49 271,47 274,47 278,46 279,44 282,43 284,42">
          <text:p/>
        </draw:polyline>
        <draw:polyline draw:style-name="gr14" draw:text-style-name="P5" draw:layer="measurelines" svg:width="0.283cm" svg:height="0.073cm" svg:x="4.203cm" svg:y="13.431cm" svg:viewBox="0 0 284 74" draw:points="0,0 0,1 0,3 0,4 0,6 0,8 1,9 1,11 1,12 1,13 3,15 3,16 4,18 4,20 6,21 6,23 7,25 10,26 10,27 11,29 13,30 13,32 14,34 16,35 17,35 18,37 20,38 21,39 21,41 24,42 25,42 27,44 30,46 31,47 32,47 34,49 36,50 38,51 41,51 42,53 44,54 47,54 48,56 50,56 53,57 55,59 58,59 60,61 63,61 65,62 68,62 69,63 72,63 74,65 78,65 80,66 82,66 85,68 88,68 90,68 93,69 96,69 99,69 100,70 104,70 107,70 110,73 113,73 114,73 118,73 121,73 124,74 127,74 131,74 134,74 137,74 140,74 141,74 145,74 148,74 151,74 154,74 157,74 160,74 163,74 166,74 169,74 173,74 176,74 179,73 182,73 185,73 188,73 191,73 194,70 198,70 201,70 204,69 207,69 208,69 212,68 215,68 218,66 221,66 224,65 227,65 230,63 233,63 235,62 238,62 241,61 244,59 247,59 251,57 252,56 255,56 258,54 261,53 263,53 267,51 269,50 271,49 274,47 278,47 279,46 282,44 284,42">
          <text:p/>
        </draw:polyline>
        <draw:polyline draw:style-name="gr13" draw:text-style-name="P5" draw:layer="measurelines" svg:width="0.001cm" svg:height="0.003cm" svg:x="4.266cm" svg:y="13.717cm" svg:viewBox="0 0 2 4" draw:points="2,0 0,3 0,4">
          <text:p/>
        </draw:polyline>
        <draw:polyline draw:style-name="gr13" draw:text-style-name="P5" draw:layer="measurelines" svg:width="0.036cm" svg:height="0.029cm" svg:x="4.451cm" svg:y="13.705cm" svg:viewBox="0 0 37 30" draw:points="0,30 4,26 7,25 10,23 11,22 14,20 16,19 20,18 21,16 24,13 26,11 27,9 31,8 32,6 34,4 35,2 37,0">
          <text:p/>
        </draw:polyline>
        <draw:polyline draw:style-name="gr13" draw:text-style-name="P5" draw:layer="measurelines" svg:width="0.226cm" svg:height="0.05cm" svg:x="4.261cm" svg:y="13.608cm" svg:viewBox="0 0 227 51" draw:points="21,3 19,4 17,6 16,6 14,7 13,7 11,8 10,11 8,11 7,12 5,13 5,15 3,15 3,16 1,16 1,18 0,19 0,20 0,23 1,23 1,25 1,26 3,26 3,27 5,29 7,29 7,30 8,30 10,32 10,33 11,33 13,35 14,35 16,37 17,38 21,38 22,39 24,39 25,41 28,42 30,42 33,44 35,44 38,45 41,45 42,46 46,46 49,46 52,49 53,49 56,50 60,50 63,50 66,50 69,51 72,51 75,51 79,51 82,51 85,51 90,51 93,51 96,51 100,51 103,51 106,51 109,51 114,51 117,50 120,50 123,50 126,49 131,49 134,49 137,46 140,46 143,45 146,45 149,44 154,44 157,42 160,41 163,41 167,39 170,38 173,37 176,37 179,35 181,33 184,32 187,30 190,29 193,27 195,26 198,25 199,23 202,20 205,19 207,18 209,16 212,15 213,13 215,12 218,11 220,7 221,6 223,4 224,3 226,1 227,0">
          <text:p/>
        </draw:polyline>
        <draw:polyline draw:style-name="gr13" draw:text-style-name="P5" draw:layer="measurelines" svg:width="0.045cm" svg:height="0.021cm" svg:x="4.419cm" svg:y="13.509cm" svg:viewBox="0 0 46 22" draw:points="46,22 43,20 41,18 38,17 35,15 32,14 30,13 27,11 24,10 22,8 18,8 16,7 13,4 10,3 6,3 3,1 0,0">
          <text:p/>
        </draw:polyline>
        <draw:polyline draw:style-name="gr13" draw:text-style-name="P5" draw:layer="measurelines" svg:width="0.226cm" svg:height="0.05cm" svg:x="4.261cm" svg:y="13.509cm" svg:viewBox="0 0 227 51" draw:points="27,0 25,1 22,3 21,3 19,4 17,6 14,6 13,8 11,8 11,9 10,11 8,11 7,12 7,13 5,13 3,15 3,16 1,16 1,18 0,18 0,20 0,22 0,23 1,23 1,25 1,26 3,26 3,27 5,27 5,29 7,29 7,30 8,30 10,32 11,34 13,34 14,35 16,35 17,37 19,38 21,38 22,39 25,41 27,41 30,42 32,42 35,44 36,44 39,46 42,46 44,47 47,47 50,49 53,49 56,49 60,50 63,50 66,50 69,50 72,51 75,51 79,51 82,51 85,51 89,51 93,51 96,51 100,51 103,51 106,51 110,51 114,50 117,50 120,50 124,50 128,49 131,49 134,47 137,47 142,46 145,46 148,44 151,44 154,42 157,42 162,41 165,39 168,38 171,38 174,37 177,35 181,34 182,32 185,30 188,29 191,29 195,27 196,26 199,23 202,22 204,20 207,18 209,16 212,15 213,13 215,12 216,11 220,8 221,6 223,4 224,3 226,1 227,0">
          <text:p/>
        </draw:polyline>
        <draw:line draw:style-name="gr13" draw:text-style-name="P5" draw:layer="measurelines" svg:x1="4.465cm" svg:y1="13.432cm" svg:x2="4.461cm" svg:y2="13.43cm">
          <text:p/>
        </draw:line>
        <draw:polyline draw:style-name="gr13" draw:text-style-name="P5" draw:layer="measurelines" svg:width="0.204cm" svg:height="0.038cm" svg:x="4.261cm" svg:y="13.422cm" svg:viewBox="0 0 205 39" draw:points="5,0 5,1 3,4 3,6 1,6 1,7 0,7 0,8 0,10 0,11 1,11 1,13 1,14 3,14 3,15 5,15 5,18 7,18 7,19 8,19 10,20 11,22 13,22 13,23 14,23 16,25 17,25 19,26 21,26 22,27 24,27 25,30 28,30 30,31 32,31 33,32 35,32 38,32 39,34 42,34 44,34 46,35 49,35 50,35 53,37 55,37 58,37 61,38 63,38 66,38 67,38 70,38 74,39 75,39 78,39 81,39 84,39 86,39 89,39 92,39 95,39 97,39 100,39 103,39 106,39 109,38 113,38 114,38 117,38 120,38 123,37 127,37 128,37 131,35 134,35 137,35 141,34 142,34 145,34 148,32 151,32 154,31 157,31 159,30 161,27 164,27 168,26 169,26 172,25 175,23 176,23 180,22 182,20 185,20 186,19 190,18 191,15 195,14 196,14 198,13 201,11 202,10 204,8 205,7">
          <text:p/>
        </draw:polyline>
        <draw:polyline draw:style-name="gr13" draw:text-style-name="P5" draw:layer="measurelines" svg:width="0.285cm" svg:height="0.113cm" svg:x="4.201cm" svg:y="13.403cm" svg:viewBox="0 0 286 114" draw:points="286,81 284,82 281,84 277,85 275,87 272,89 269,89 267,90 263,92 260,93 258,94 255,96 252,96 249,97 246,99 243,101 240,101 236,102 233,104 230,104 227,105 224,105 221,106 218,106 215,108 211,108 207,109 204,109 201,111 197,111 194,111 191,113 188,113 185,113 182,113 177,114 174,114 171,114 168,114 165,114 162,114 159,114 155,114 152,114 148,114 144,114 141,114 138,114 135,114 132,114 128,114 126,114 123,114 120,113 116,113 112,113 109,113 106,111 103,111 100,111 98,109 95,109 92,108 89,108 86,108 83,106 81,106 78,105 75,104 72,104 70,102 67,102 64,101 62,99 59,99 58,97 55,96 52,94 49,94 47,93 45,92 44,90 41,89 39,87 35,87 34,85 32,84 31,82 28,81 27,80 25,78 23,77 21,73 20,71 18,70 17,68 16,67 14,65 13,63 11,61 9,59 9,58 7,55 6,54 6,51 4,49 4,48 3,44 3,43 1,40 1,39 1,36 1,34 0,31 0,30 0,27 0,25 0,23 1,20 1,18 1,16 1,13 3,12 3,11 4,7 4,6 6,3 6,1 7,0">
          <text:p/>
        </draw:polyline>
        <draw:polyline draw:style-name="gr13" draw:text-style-name="P5" draw:layer="measurelines" svg:width="0.285cm" svg:height="0.135cm" svg:x="4.201cm" svg:y="13.481cm" svg:viewBox="0 0 286 136" draw:points="286,101 284,103 281,104 277,106 274,107 271,108 268,110 264,112 261,113 258,115 255,116 252,118 249,118 244,119 241,120 238,123 235,123 232,125 229,126 224,126 221,127 218,127 215,129 210,129 207,130 204,130 199,132 196,132 193,133 188,133 185,133 182,135 179,135 174,135 171,135 168,135 163,135 160,136 157,136 152,136 149,136 146,136 142,136 138,135 135,135 132,135 128,135 124,135 121,135 117,133 114,133 111,133 108,133 105,132 100,132 97,130 94,130 91,129 87,129 84,127 81,127 78,126 76,126 73,125 70,123 67,123 64,120 61,119 59,119 56,118 53,116 52,115 48,113 45,112 44,110 41,110 39,108 35,107 34,106 32,104 30,101 28,100 27,99 23,96 21,95 20,94 18,91 17,89 16,88 14,87 13,83 11,82 9,79 7,77 6,75 6,73 4,70 4,68 3,65 3,64 1,61 1,60 1,56 1,54 0,52 0,49 0,46 0,44 1,42 1,40 1,37 3,35 3,32 3,30 4,28 6,25 6,24 7,20 9,19 11,16 11,15 13,12 14,11 16,9 17,7 20,4 21,3 23,1 25,0">
          <text:p/>
        </draw:polyline>
        <draw:polyline draw:style-name="gr13" draw:text-style-name="P5" draw:layer="measurelines" svg:width="0.131cm" svg:height="0.007cm" svg:x="4.287cm" svg:y="13.443cm" svg:viewBox="0 0 132 8" draw:points="0,8 3,6 8,6 11,5 16,5 19,4 24,4 27,4 31,1 35,1 40,1 43,0 48,0 52,0 55,0 61,0 65,0 68,0 73,0 78,0 82,0 85,0 90,1 95,1 100,1 103,4 107,4 111,4 115,5 120,5 124,6 129,8 132,8">
          <text:p/>
        </draw:polyline>
        <draw:polyline draw:style-name="gr13" draw:text-style-name="P5" draw:layer="measurelines" svg:width="0.285cm" svg:height="0.135cm" svg:x="4.201cm" svg:y="13.579cm" svg:viewBox="0 0 286 136" draw:points="286,101 284,104 281,105 277,106 274,108 271,109 268,111 264,112 261,113 258,116 255,117 252,118 249,120 244,120 241,121 238,123 235,124 232,124 229,125 224,125 221,127 218,129 215,129 210,130 207,130 204,132 199,132 196,132 193,133 188,133 185,133 182,135 179,135 174,135 171,135 168,135 163,136 160,136 157,136 152,136 149,136 146,136 142,136 138,136 135,136 132,135 128,135 124,135 121,135 117,135 114,133 111,133 108,133 105,132 100,132 97,130 94,130 91,130 87,129 84,129 81,127 78,125 76,125 73,124 70,124 67,123 64,121 61,120 59,120 56,118 53,117 52,116 48,113 45,113 44,112 41,111 39,109 35,108 34,106 32,105 30,104 28,101 27,99 23,97 21,96 20,94 18,93 17,90 16,88 14,87 13,84 11,82 9,80 7,78 6,77 6,73 4,72 4,69 3,66 3,65 1,61 1,60 1,57 1,54 0,53 0,49 0,48 0,45 1,42 1,41 1,37 3,35 3,33 3,30 4,29 6,26 6,24 7,20 9,19 11,16 11,15 13,13 14,10 16,8 17,7 20,4 21,3 23,1 25,0">
          <text:p/>
        </draw:polyline>
        <draw:polyline draw:style-name="gr13" draw:text-style-name="P5" draw:layer="measurelines" svg:width="0.131cm" svg:height="0.007cm" svg:x="4.287cm" svg:y="13.542cm" svg:viewBox="0 0 132 8" draw:points="0,8 3,6 8,6 11,5 16,5 19,4 24,4 27,4 31,1 35,1 40,1 43,1 48,0 52,0 55,0 61,0 65,0 68,0 73,0 78,0 82,0 85,1 90,1 95,1 100,1 103,4 107,4 111,5 115,5 120,6 124,6 129,8 132,8">
          <text:p/>
        </draw:polyline>
        <draw:polyline draw:style-name="gr13" draw:text-style-name="P5" draw:layer="measurelines" svg:width="0.011cm" svg:height="0.01cm" svg:x="4.216cm" svg:y="13.677cm" svg:viewBox="0 0 12 11" draw:points="0,11 1,10 3,8 4,7 6,7 6,6 8,4 10,2 12,0">
          <text:p/>
        </draw:polyline>
        <draw:polyline draw:style-name="gr14" draw:text-style-name="P5" draw:layer="measurelines" svg:width="0.075cm" svg:height="0.041cm" svg:x="3.031cm" svg:y="15.149cm" svg:viewBox="0 0 76 42" draw:points="0,0 1,2 4,4 5,6 7,7 8,8 10,10 11,13 13,14 14,16 16,16 19,18 21,19 22,20 25,22 27,23 30,25 32,26 35,28 36,30 39,30 43,31 46,32 47,34 50,34 53,35 57,37 60,37 63,38 66,39 69,39 73,42 76,42">
          <text:p/>
        </draw:polyline>
        <draw:polyline draw:style-name="gr13" draw:text-style-name="P5" draw:layer="measurelines" svg:width="0.13cm" svg:height="0.04cm" svg:x="3.081cm" svg:y="15.211cm" svg:viewBox="0 0 131 41" draw:points="8,0 7,1 4,1 4,4 3,4 3,5 1,6 1,8 0,8 0,9 0,11 0,12 1,13 1,15 3,15 3,17 4,17 4,18 7,18 7,20 8,20 10,22 11,23 13,23 14,25 16,26 17,26 19,27 21,27 23,30 24,30 26,31 27,31 29,32 30,32 32,32 34,34 35,34 37,34 38,35 40,35 41,35 43,35 46,37 48,37 49,37 51,37 52,38 54,38 57,38 58,38 62,39 66,39 69,39 75,41 79,41 82,41 87,41 92,41 96,41 101,41 104,41 109,39 113,39 118,39 123,39 128,38 131,38">
          <text:p/>
        </draw:polyline>
        <draw:polyline draw:style-name="gr13" draw:text-style-name="P5" draw:layer="measurelines" svg:width="0.109cm" svg:height="0.06cm" svg:x="3.028cm" svg:y="15.147cm" svg:viewBox="0 0 110 61" draw:points="110,61 104,61 98,59 94,59 91,58 86,56 81,56 77,54 72,53 69,51 64,50 60,49 56,47 52,46 49,44 44,43 41,41 38,38 35,37 31,35 28,32 25,31 22,27 19,26 16,23 14,20 11,18 8,15 8,14 7,13 4,11 4,10 3,8 3,7 1,5 0,4 0,1 0,0">
          <text:p/>
        </draw:polyline>
        <draw:polyline draw:style-name="gr13" draw:text-style-name="P5" draw:layer="measurelines" svg:width="0.023cm" svg:height="0.034cm" svg:x="3.023cm" svg:y="15.172cm" svg:viewBox="0 0 24 35" draw:points="0,35 1,34 1,31 3,27 3,26 4,23 6,22 7,19 9,18 11,14 13,13 14,10 16,8 17,6 18,4 21,1 24,0">
          <text:p/>
        </draw:polyline>
        <draw:line draw:style-name="gr13" draw:text-style-name="P5" draw:layer="measurelines" svg:x1="3.756cm" svg:y1="12.988cm" svg:x2="3.654cm" svg:y2="13.044cm">
          <text:p/>
        </draw:line>
        <draw:line draw:style-name="gr13" draw:text-style-name="P5" draw:layer="measurelines" svg:x1="3.557cm" svg:y1="13.08cm" svg:x2="3.457cm" svg:y2="13.026cm">
          <text:p/>
        </draw:line>
        <draw:line draw:style-name="gr13" draw:text-style-name="P5" draw:layer="measurelines" svg:x1="2.942cm" svg:y1="13.035cm" svg:x2="2.737cm" svg:y2="13.148cm">
          <text:p/>
        </draw:line>
        <draw:line draw:style-name="gr13" draw:text-style-name="P5" draw:layer="measurelines" svg:x1="4.488cm" svg:y1="15.518cm" svg:x2="4.356cm" svg:y2="15.592cm">
          <text:p/>
        </draw:line>
        <draw:polyline draw:style-name="gr13" draw:text-style-name="P5" draw:layer="measurelines" svg:width="0.699cm" svg:height="0.284cm" svg:x="2.737cm" svg:y="13.147cm" svg:viewBox="0 0 700 285" draw:points="0,0 518,285 700,185">
          <text:p/>
        </draw:polyline>
        <draw:line draw:style-name="gr13" draw:text-style-name="P5" draw:layer="measurelines" svg:x1="4.309cm" svg:y1="13.431cm" svg:x2="4.28cm" svg:y2="13.448cm">
          <text:p/>
        </draw:line>
        <draw:polyline draw:style-name="gr13" draw:text-style-name="P5" draw:layer="measurelines" svg:width="0.706cm" svg:height="0.531cm" svg:x="3.781cm" svg:y="13.478cm" svg:viewBox="0 0 707 532" draw:points="444,0 0,245 523,532 707,431">
          <text:p/>
        </draw:polyline>
        <draw:path draw:style-name="gr13" draw:text-style-name="P5" draw:layer="measurelines" svg:width="0.517cm" svg:height="0.143cm" svg:x="2.942cm" svg:y="13.104cm" svg:viewBox="0 0 518 144" svg:d="M0 0c0 79 116 144 258 144 143 0 260-65 260-144">
          <text:p/>
        </draw:path>
        <draw:path draw:style-name="gr13" draw:text-style-name="P5" draw:layer="measurelines" svg:width="0.367cm" svg:height="0.142cm" svg:x="4.12cm" svg:y="13.754cm" svg:viewBox="0 0 368 143" svg:d="M0 0c0 49 45 94 119 121 74 26 168 30 249 9">
          <text:p/>
        </draw:path>
        <draw:path draw:style-name="gr13" draw:text-style-name="P5" draw:layer="measurelines" svg:width="0.13cm" svg:height="0.013cm" svg:x="4.357cm" svg:y="15.61cm" svg:viewBox="0 0 131 14" svg:d="M0 13c44 3 90-2 131-13">
          <text:p/>
        </draw:path>
        <draw:path draw:style-name="gr13" draw:text-style-name="P5" draw:layer="measurelines" svg:width="0.017cm" svg:height="0.029cm" svg:x="3.09cm" svg:y="12.957cm" svg:viewBox="0 0 18 30" svg:d="M18 0c-11 8-17 19-18 30">
          <text:p/>
        </draw:path>
        <draw:path draw:style-name="gr13" draw:text-style-name="P5" draw:layer="measurelines" svg:width="0.023cm" svg:height="0.017cm" svg:x="3.276cm" svg:y="12.946cm" svg:viewBox="0 0 24 18" svg:d="M24 18c-5-7-14-13-24-18">
          <text:p/>
        </draw:path>
        <draw:path draw:style-name="gr13" draw:text-style-name="P5" draw:layer="measurelines" svg:width="0.017cm" svg:height="0.029cm" svg:x="4.269cm" svg:y="13.608cm" svg:viewBox="0 0 18 30" svg:d="M18 0c-11 8-17 19-18 30">
          <text:p/>
        </draw:path>
        <draw:path draw:style-name="gr13" draw:text-style-name="P5" draw:layer="measurelines" svg:width="0.023cm" svg:height="0.018cm" svg:x="4.455cm" svg:y="13.596cm" svg:viewBox="0 0 24 19" svg:d="M24 19c-6-7-13-14-24-19">
          <text:p/>
        </draw:path>
        <draw:path draw:style-name="gr13" draw:text-style-name="P5" draw:layer="measurelines" svg:width="0.116cm" svg:height="0.005cm" svg:x="4.321cm" svg:y="13.537cm" svg:viewBox="0 0 117 6" svg:d="M117 6c-38-8-79-8-117-1">
          <text:p/>
        </draw:path>
        <draw:path draw:style-name="gr13" draw:text-style-name="P5" draw:layer="measurelines" svg:width="0.293cm" svg:height="0.144cm" svg:x="4.193cm" svg:y="13.597cm" svg:viewBox="0 0 294 145" svg:d="M17 0c-35 42-14 93 51 123 65 28 158 30 226 3">
          <text:p/>
        </draw:path>
        <draw:path draw:style-name="gr13" draw:text-style-name="P5" draw:layer="measurelines" svg:width="0.367cm" svg:height="0.246cm" svg:x="4.12cm" svg:y="13.535cm" svg:viewBox="0 0 368 247" svg:d="M82 0c-93 48-109 125-38 184 71 58 208 79 324 51">
          <text:p/>
        </draw:path>
        <draw:path draw:style-name="gr13" draw:text-style-name="P5" draw:layer="measurelines" svg:width="0.108cm" svg:height="0.004cm" svg:x="3.149cm" svg:y="12.887cm" svg:viewBox="0 0 109 5" svg:d="M109 5c-35-6-74-7-109-1">
          <text:p/>
        </draw:path>
        <draw:path draw:style-name="gr13" draw:text-style-name="P5" draw:layer="measurelines" svg:width="0.37cm" svg:height="0.141cm" svg:x="3.015cm" svg:y="12.951cm" svg:viewBox="0 0 371 142" svg:d="M14 0c-32 42-8 92 57 120 66 28 156 29 224 2 67-28 93-76 65-119">
          <text:p/>
        </draw:path>
        <draw:path draw:style-name="gr13" draw:text-style-name="P5" draw:layer="measurelines" svg:width="0.517cm" svg:height="0.252cm" svg:x="2.942cm" svg:y="12.879cm" svg:viewBox="0 0 518 253" svg:d="M81 6c-78 41-102 104-62 159 42 55 141 90 248 88 108-2 202-40 237-97s3-119-82-156">
          <text:p/>
        </draw:path>
        <draw:line draw:style-name="gr13" draw:text-style-name="P5" draw:layer="measurelines" svg:x1="3.089cm" svg:y1="13.072cm" svg:x2="3.089cm" svg:y2="13.051cm">
          <text:p/>
        </draw:line>
        <draw:line draw:style-name="gr13" draw:text-style-name="P5" draw:layer="measurelines" svg:x1="3.309cm" svg:y1="13.051cm" svg:x2="3.309cm" svg:y2="13.029cm">
          <text:p/>
        </draw:line>
        <draw:line draw:style-name="gr13" draw:text-style-name="P5" draw:layer="measurelines" svg:x1="4.12cm" svg:y1="13.755cm" svg:x2="4.12cm" svg:y2="13.64cm">
          <text:p/>
        </draw:line>
        <draw:line draw:style-name="gr13" draw:text-style-name="P5" draw:layer="measurelines" svg:x1="2.94cm" svg:y1="13.105cm" svg:x2="2.94cm" svg:y2="12.99cm">
          <text:p/>
        </draw:line>
        <draw:line draw:style-name="gr13" draw:text-style-name="P5" draw:layer="measurelines" svg:x1="3.457cm" svg:y1="13.105cm" svg:x2="3.457cm" svg:y2="12.99cm">
          <text:p/>
        </draw:line>
        <draw:line draw:style-name="gr13" draw:text-style-name="P5" draw:layer="measurelines" svg:x1="4.267cm" svg:y1="13.722cm" svg:x2="4.267cm" svg:y2="13.701cm">
          <text:p/>
        </draw:line>
        <draw:polyline draw:style-name="gr13" draw:text-style-name="P5" draw:layer="measurelines" svg:width="0.239cm" svg:height="0.709cm" svg:x="3.895cm" svg:y="14.465cm" svg:viewBox="0 0 240 710" draw:points="0,0 4,6 7,11 13,16 17,20 22,27 27,31 32,37 35,43 40,48 44,54 49,58 52,64 57,70 61,76 65,80 69,87 74,92 78,99 82,103 86,108 90,115 95,120 97,127 102,132 106,139 110,144 113,151 118,156 121,163 126,168 128,175 134,180 137,186 140,192 145,198 148,204 151,210 154,216 159,222 162,228 165,234 168,242 171,247 174,254 177,259 180,266 184,271 187,279 190,285 191,291 194,297 198,304 199,311 202,317 205,323 207,329 210,335 212,342 215,348 216,354 218,360 219,366 222,373 224,379 226,385 227,391 229,397 230,403 232,411 233,416 233,420 233,423 235,425 235,428 235,433 236,436 236,439 236,442 238,447 238,449 238,454 238,457 240,461 240,464 240,468 240,472 240,476 240,479 240,484 240,487 240,491 240,496 240,499 240,503 240,508 240,511 240,515 238,519 238,524 238,527 236,531 236,536 235,539 235,543 233,547 233,551 232,555 230,558 230,561 229,566 227,568 226,573 226,576 224,579 222,582 221,587 219,589 218,592 216,595 215,599 213,601 212,604 208,607 207,611 205,613 204,616 202,619 199,623 198,625 196,627 193,630 191,632 188,634 187,637 184,640 182,642 179,644 177,646 174,649 173,651 169,654 168,655 165,656 162,659 160,661 157,663 154,664 151,667 149,668 146,670 142,671 140,673 138,675 135,676 132,678 128,679 126,680 123,682 120,683 117,685 113,687 110,688 107,690 104,691 100,691 97,692 93,694 90,695 85,697 82,698 78,698 72,700 71,700 69,701 66,701 65,703 61,703 60,703 57,704 55,704 52,704 51,704 47,706 44,706 43,706 40,707 37,707 35,707 32,707 29,709 27,709 24,709 20,709 17,709 14,710 11,710 7,710 6,710 3,710 0,710">
          <text:p/>
        </draw:polyline>
        <draw:polyline draw:style-name="gr14" draw:text-style-name="P5" draw:layer="measurelines" svg:width="0.122cm" svg:height="0.725cm" svg:x="3.838cm" svg:y="14.448cm" svg:viewBox="0 0 123 726" draw:points="58,726 58,725 57,722 57,720 57,719 57,718 57,716 55,713 55,710 54,707 54,703 52,699 50,697 49,692 47,689 47,685 46,682 44,678 43,673 41,671 39,670 39,667 38,666 38,662 36,661 35,658 35,656 33,654 32,650 30,649 29,646 29,643 27,640 25,639 24,635 22,632 21,630 18,623 15,618 13,615 11,611 10,609 8,606 7,604 5,601 5,599 3,597 0,592 3,591 7,589 8,588 10,586 11,586 13,585 15,583 16,582 18,580 19,579 21,578 22,576 27,573 30,570 33,567 38,564 41,559 43,558 44,556 46,555 47,554 49,552 50,551 52,549 54,547 57,543 60,540 63,537 64,534 68,531 69,527 72,524 74,520 77,516 78,513 82,510 83,506 85,503 88,499 89,495 91,491 92,488 96,483 97,479 99,476 100,471 102,467 103,463 105,458 106,455 109,451 110,446 111,442 111,437 113,432 114,428 114,424 116,418 116,414 117,410 117,405 119,401 119,397 121,392 121,387 121,383 123,377 123,373 123,368 123,363 123,358 123,353 123,349 123,344 123,338 123,334 123,329 123,323 123,319 121,313 121,308 121,302 119,298 119,294 117,287 117,283 116,277 116,273 114,266 114,261 113,256 111,250 111,246 110,239 109,235 106,230 105,223 103,219 102,213 100,207 99,202 97,196 96,191 92,185 91,180 89,174 88,168 85,162 83,158 82,151 78,146 77,142 74,135 72,131 69,125 68,119 64,115 63,108 60,103 57,96 54,92 52,89 50,86 49,83 47,80 46,77 44,74 43,70 41,67 38,61 33,55 30,47 27,42 22,35 21,32 19,30 18,27 16,23 15,20 13,18 11,16 10,13 8,12 7,8 3,4 0,0 1,1 5,1 7,1 8,1 10,1 11,1 13,1 15,1 19,3 21,3 24,3 25,4 27,4 29,4 30,4 32,4 33,6 35,6 36,6 38,6 39,6 41,7 43,7 44,7 46,8 47,8 49,8 49,10 50,10 52,12 54,12 55,12">
          <text:p/>
        </draw:polyline>
        <draw:polyline draw:style-name="gr13" draw:text-style-name="P5" draw:layer="measurelines" svg:width="1.16cm" svg:height="0.64cm" svg:x="2.735cm" svg:y="14.536cm" svg:viewBox="0 0 1161 641" draw:points="1161,639 1152,641 1147,641 1140,641 1133,641 1126,641 1119,641 1112,641 1104,641 1098,639 1090,639 1084,639 1076,637 1068,637 1062,637 1054,636 1046,635 1039,635 1031,633 1023,632 1015,630 1007,629 1000,627 992,625 984,624 976,623 966,621 959,620 951,617 942,616 934,613 926,611 917,609 909,606 899,604 890,601 882,599 873,596 865,593 856,590 846,587 837,584 828,581 820,578 811,573 801,570 791,568 783,563 773,560 763,556 755,551 745,548 734,544 724,539 715,535 706,530 696,526 685,521 676,517 667,512 656,506 646,502 637,497 626,492 616,487 605,481 597,477 587,470 576,465 567,460 556,454 546,448 537,442 526,437 517,430 506,425 496,418 487,412 476,406 467,400 457,392 447,387 437,380 426,373 416,367 408,360 396,354 387,347 377,339 367,332 357,325 347,318 338,311 327,303 317,297 308,289 299,282 289,275 278,266 269,258 260,251 250,243 241,236 232,227 222,220 211,211 202,203 193,194 183,187 173,177 165,169 155,160 145,152 136,144 127,135 117,125 108,117 99,108 89,97 81,88 72,80 63,70 53,60 44,51 35,41 27,30 22,25 18,21 13,15 8,11 5,6 0,0">
          <text:p/>
        </draw:polyline>
        <draw:polyline draw:style-name="gr14" draw:text-style-name="P5" draw:layer="measurelines" svg:width="1.102cm" svg:height="0.532cm" svg:x="2.735cm" svg:y="14.508cm" svg:viewBox="0 0 1103 533" draw:points="0,28 4,28 7,27 8,27 10,25 11,25 13,25 16,24 19,24 22,23 25,23 30,21 33,20 38,20 41,18 46,18 49,17 53,17 57,15 58,15 61,13 63,13 66,13 67,13 69,12 72,12 74,12 77,11 80,11 81,11 85,9 86,9 89,9 92,8 95,8 99,8 100,6 106,6 113,5 116,5 117,3 120,3 124,3 126,3 128,1 130,1 131,1 136,0 141,5 144,8 147,9 151,11 153,13 154,15 156,15 157,17 159,18 160,20 162,21 165,21 167,23 168,24 170,25 171,27 173,28 176,30 177,32 181,35 185,37 190,40 193,44 198,46 206,52 215,58 223,65 227,69 230,72 236,73 238,76 243,79 247,82 251,85 254,88 262,94 269,99 278,104 286,109 292,115 300,120 307,124 315,130 321,135 329,140 337,145 345,151 353,155 360,161 368,166 376,171 384,177 391,181 399,187 409,192 416,198 425,202 433,208 440,213 448,217 456,223 465,227 473,232 481,238 489,242 496,247 504,253 512,257 521,262 529,266 537,270 545,277 552,281 560,286 568,290 577,294 585,299 594,304 601,308 609,313 616,317 626,321 634,326 642,330 650,335 657,339 665,344 673,348 682,353 690,357 698,361 706,365 714,369 721,373 729,378 737,381 745,385 752,390 760,393 769,397 776,401 784,405 791,408 800,412 808,416 815,420 823,423 831,428 839,430 846,435 854,437 860,441 868,444 876,448 884,451 892,454 898,457 906,460 913,465 920,468 927,470 935,473 942,476 948,478 956,481 962,484 970,487 976,490 983,493 990,494 997,497 1001,499 1004,500 1007,501 1012,504 1015,505 1018,506 1023,506 1026,508 1034,511 1042,513 1050,517 1053,518 1056,518 1060,520 1064,521 1067,523 1068,523 1070,524 1073,524 1074,524 1076,525 1078,525 1079,525 1081,527 1082,527 1084,529 1085,529 1087,529 1089,529 1092,530 1093,530 1096,532 1098,532 1103,533">
          <text:p/>
        </draw:polyline>
        <draw:polyline draw:style-name="gr13" draw:text-style-name="P5" draw:layer="measurelines" svg:width="0.24cm" svg:height="0.709cm" svg:x="2.495cm" svg:y="13.827cm" svg:viewBox="0 0 241 710" draw:points="241,710 237,706 233,700 227,694 223,690 219,683 215,679 210,673 206,668 201,663 198,656 193,652 188,646 184,640 181,636 176,630 171,624 168,618 163,613 159,607 156,601 151,595 148,589 143,584 139,578 135,572 131,566 128,560 123,555 120,549 117,543 112,537 109,530 104,524 101,518 98,512 95,506 90,500 87,494 84,488 80,482 78,476 75,470 69,463 66,457 63,451 62,445 59,439 55,433 52,425 49,420 47,413 45,408 41,401 38,394 37,388 34,382 32,376 29,370 27,363 24,357 23,351 21,345 20,339 18,332 17,325 13,320 11,313 11,308 10,301 8,294 7,292 7,288 7,285 5,282 5,280 5,275 4,272 4,269 4,265 4,261 1,258 1,254 1,251 1,247 0,244 0,239 0,236 0,232 0,227 0,223 0,219 0,215 0,211 0,207 0,203 1,200 1,195 1,191 1,188 4,183 4,179 5,176 5,171 7,167 7,164 8,159 8,156 10,152 11,149 11,144 13,142 15,139 17,134 18,131 20,128 21,124 21,120 23,118 26,115 27,112 29,108 31,106 32,103 34,100 35,97 38,94 40,91 41,88 43,87 47,83 48,80 51,77 52,76 54,73 58,72 59,68 62,65 63,64 66,61 69,60 72,58 75,55 76,54 79,52 82,49 84,48 87,46 90,44 93,42 95,40 98,39 101,37 104,36 107,35 109,32 112,31 115,30 118,28 121,27 125,25 128,24 131,23 134,21 137,21 140,19 145,18 148,16 153,15 156,13 160,13 163,12 168,11 170,11 173,9 174,9 178,9 179,8 182,8 184,8 187,6 188,6 192,6 193,4 196,4 199,4 201,4 205,3 207,3 209,3 212,3 215,1 219,1 220,1 223,1 226,1 229,0 233,0 236,0 238,0 241,0">
          <text:p/>
        </draw:polyline>
        <draw:polyline draw:style-name="gr14" draw:text-style-name="P5" draw:layer="measurelines" svg:width="0.136cm" svg:height="0.681cm" svg:x="2.735cm" svg:y="13.827cm" svg:viewBox="0 0 137 682" draw:points="137,682 135,678 132,673 132,671 131,668 129,666 128,663 126,661 126,658 125,655 123,651 121,648 120,644 117,639 114,631 110,624 109,618 106,611 104,607 103,604 101,600 101,597 100,594 98,591 96,588 96,585 93,579 92,573 89,567 87,561 86,555 83,549 82,543 79,539 78,533 76,527 75,521 73,515 72,509 69,504 68,499 66,492 65,487 63,480 62,475 61,469 59,463 59,458 58,452 55,447 54,440 54,435 52,430 51,424 51,418 49,413 49,408 48,401 48,397 47,391 47,387 45,381 45,376 45,370 45,366 43,360 43,356 43,349 43,345 43,339 41,335 41,330 41,324 41,320 41,316 41,309 41,305 43,300 43,296 43,290 43,285 43,281 45,277 45,272 45,268 45,263 47,258 47,254 48,249 48,245 49,241 49,236 51,233 51,229 52,224 54,220 54,216 55,212 58,208 59,204 59,201 61,196 62,193 63,189 65,185 66,181 68,178 69,173 72,170 73,168 75,163 76,160 78,157 79,154 82,151 83,148 86,145 87,142 89,139 92,137 93,133 96,130 96,129 98,127 100,126 101,125 101,123 103,121 104,120 106,118 109,116 110,113 114,109 117,106 120,105 121,104 123,102 125,101 126,99 128,98 129,96 131,96 132,94 135,93 137,92 132,87 131,86 129,84 126,82 125,80 121,78 118,77 117,74 114,72 107,67 101,63 100,60 96,58 93,55 90,54 87,52 86,49 82,48 80,46 78,44 75,43 73,40 69,39 68,37 66,36 63,35 62,32 59,31 58,30 54,28 49,25 47,23 41,21 38,18 34,16 31,13 25,12 22,11 19,8 16,6 13,4 11,4 10,3 8,3 7,1 4,0 0,0">
          <text:p/>
        </draw:polyline>
        <draw:polyline draw:style-name="gr13" draw:text-style-name="P5" draw:layer="measurelines" svg:width="1.16cm" svg:height="0.639cm" svg:x="2.735cm" svg:y="13.825cm" svg:viewBox="0 0 1161 640" draw:points="0,1 7,1 13,0 21,0 27,0 35,0 41,0 49,0 55,0 63,1 69,1 77,1 83,3 91,3 99,4 106,4 113,6 120,6 128,7 136,9 144,11 152,12 159,13 168,15 176,16 185,18 193,19 200,20 210,24 218,25 225,28 235,30 242,32 252,34 260,37 269,40 278,42 286,44 295,48 305,51 313,54 322,56 331,59 341,64 350,67 360,70 370,75 379,77 388,82 398,85 408,89 416,94 426,96 436,101 444,106 456,110 465,115 475,119 484,123 495,128 504,134 514,139 524,143 534,149 545,154 554,159 563,164 574,170 584,176 595,180 604,186 614,192 625,198 634,204 643,210 654,216 664,222 675,228 684,234 693,242 704,247 714,254 724,261 734,267 743,273 755,280 763,286 773,294 784,301 793,307 803,314 812,322 823,330 832,337 842,344 851,351 862,359 871,367 881,374 890,382 899,389 909,397 920,406 930,413 938,420 948,429 958,437 966,446 976,454 986,462 995,471 1004,480 1014,489 1023,497 1032,506 1042,515 1051,524 1060,535 1070,543 1079,552 1089,561 1096,571 1106,580 1115,591 1124,600 1134,611 1137,615 1141,619 1147,625 1151,630 1156,636 1161,640">
          <text:p/>
        </draw:polyline>
        <draw:polyline draw:style-name="gr14" draw:text-style-name="P5" draw:layer="measurelines" svg:width="0.966cm" svg:height="0.531cm" svg:x="2.871cm" svg:y="13.917cm" svg:viewBox="0 0 967 532" draw:points="0,0 5,0 8,1 11,1 15,1 16,3 18,3 19,3 21,3 22,4 24,4 25,4 29,4 30,6 32,6 33,6 35,8 36,8 39,8 41,8 44,9 49,11 53,11 57,12 61,13 69,15 78,18 86,20 91,21 94,23 99,23 102,24 106,25 110,27 114,28 117,28 126,31 133,33 141,36 149,39 155,40 163,43 171,46 179,48 185,51 193,54 200,56 208,58 216,61 224,64 232,67 239,70 247,73 255,77 263,80 272,84 280,87 288,89 296,94 303,97 312,100 319,104 329,107 337,111 344,115 352,118 360,123 368,125 375,130 385,132 393,137 400,142 408,144 416,149 424,154 432,156 441,161 449,166 457,170 464,175 473,179 480,182 489,187 498,191 506,195 514,200 521,204 529,208 537,216 546,220 554,225 562,229 570,233 578,238 585,244 594,248 601,253 609,257 616,263 625,268 633,272 640,278 648,282 656,287 664,293 672,297 679,304 687,308 695,314 703,318 710,324 718,329 724,335 732,341 741,345 748,351 756,357 762,361 770,368 777,372 784,378 791,384 800,388 806,394 812,399 820,405 826,411 834,415 840,421 847,427 854,433 861,439 865,440 868,444 871,448 876,451 879,454 882,457 887,460 890,463 898,469 906,476 914,482 917,485 920,489 924,493 928,496 931,499 932,500 934,501 937,503 938,504 941,506 942,508 944,509 945,511 946,512 946,513 948,515 949,516 951,518 953,518 956,521 958,523 961,525 962,527 967,532">
          <text:p/>
        </draw:polyline>
        <draw:polyline draw:style-name="gr13" draw:text-style-name="P5" draw:layer="measurelines" svg:width="0.139cm" svg:height="0.115cm" svg:x="2.542cm" svg:y="14.534cm" svg:viewBox="0 0 140 116" draw:points="140,31 128,46 0,116 85,0">
          <text:p/>
        </draw:polyline>
        <draw:polyline draw:style-name="gr13" draw:text-style-name="P5" draw:layer="measurelines" svg:width="0.212cm" svg:height="0.277cm" svg:x="2.542cm" svg:y="14.579cm" svg:viewBox="0 0 213 278" draw:points="128,0 213,208 84,278 0,70">
          <text:p/>
        </draw:polyline>
        <draw:line draw:style-name="gr13" draw:text-style-name="P5" draw:layer="measurelines" svg:x1="2.796cm" svg:y1="14.951cm" svg:x2="2.626cm" svg:y2="14.857cm">
          <text:p/>
        </draw:line>
        <draw:line draw:style-name="gr13" draw:text-style-name="P5" draw:layer="measurelines" svg:x1="2.87cm" svg:y1="14.852cm" svg:x2="2.754cm" svg:y2="14.787cm">
          <text:p/>
        </draw:line>
        <draw:polyline draw:style-name="gr13" draw:text-style-name="P5" draw:layer="measurelines" svg:width="0.253cm" svg:height="0.416cm" svg:x="2.626cm" svg:y="14.534cm" svg:viewBox="0 0 254 417" draw:points="0,0 170,94 254,301 170,417">
          <text:p/>
        </draw:polyline>
        <draw:path draw:style-name="gr13" draw:text-style-name="P5" draw:layer="measurelines" svg:width="0.094cm" svg:height="0.16cm" svg:x="2.758cm" svg:y="14.607cm" svg:viewBox="0 0 95 161" svg:d="M2 0c-6 26 1 61 20 94 18 31 46 57 73 67">
          <text:p/>
        </draw:path>
        <draw:polyline draw:style-name="gr13" draw:text-style-name="P5" draw:layer="measurelines" svg:width="0.139cm" svg:height="0.115cm" svg:x="3.744cm" svg:y="15.196cm" svg:viewBox="0 0 140 116" draw:points="140,30 128,46 0,116 85,0">
          <text:p/>
        </draw:polyline>
        <draw:polyline draw:style-name="gr13" draw:text-style-name="P5" draw:layer="measurelines" svg:width="0.212cm" svg:height="0.276cm" svg:x="3.744cm" svg:y="15.241cm" svg:viewBox="0 0 213 277" draw:points="128,0 213,208 85,277 0,70">
          <text:p/>
        </draw:polyline>
        <draw:line draw:style-name="gr13" draw:text-style-name="P5" draw:layer="measurelines" svg:x1="3.997cm" svg:y1="15.612cm" svg:x2="3.828cm" svg:y2="15.518cm">
          <text:p/>
        </draw:line>
        <draw:line draw:style-name="gr13" draw:text-style-name="P5" draw:layer="measurelines" svg:x1="4.071cm" svg:y1="15.512cm" svg:x2="3.956cm" svg:y2="15.449cm">
          <text:p/>
        </draw:line>
        <draw:polyline draw:style-name="gr13" draw:text-style-name="P5" draw:layer="measurelines" svg:width="0.253cm" svg:height="0.415cm" svg:x="3.828cm" svg:y="15.196cm" svg:viewBox="0 0 254 416" draw:points="0,0 169,92 254,302 169,416">
          <text:p/>
        </draw:polyline>
        <draw:path draw:style-name="gr13" draw:text-style-name="P5" draw:layer="measurelines" svg:width="0.094cm" svg:height="0.16cm" svg:x="3.96cm" svg:y="15.269cm" svg:viewBox="0 0 95 161" svg:d="M2 0c-6 26 1 61 20 93 18 32 45 58 73 68">
          <text:p/>
        </draw:path>
        <draw:polyline draw:style-name="gr13" draw:text-style-name="P5" draw:layer="measurelines" svg:width="0.139cm" svg:height="0.115cm" svg:x="2.542cm" svg:y="13.385cm" svg:viewBox="0 0 140 116" draw:points="140,31 128,44 0,116 85,0">
          <text:p/>
        </draw:polyline>
        <draw:polyline draw:style-name="gr13" draw:text-style-name="P5" draw:layer="measurelines" svg:width="0.212cm" svg:height="0.279cm" svg:x="2.542cm" svg:y="13.429cm" svg:viewBox="0 0 213 280" draw:points="128,0 213,209 84,280 0,71">
          <text:p/>
        </draw:polyline>
        <draw:line draw:style-name="gr13" draw:text-style-name="P5" draw:layer="measurelines" svg:x1="2.796cm" svg:y1="13.801cm" svg:x2="2.626cm" svg:y2="13.708cm">
          <text:p/>
        </draw:line>
        <draw:line draw:style-name="gr13" draw:text-style-name="P5" draw:layer="measurelines" svg:x1="2.87cm" svg:y1="13.7cm" svg:x2="2.754cm" svg:y2="13.637cm">
          <text:p/>
        </draw:line>
        <draw:polyline draw:style-name="gr13" draw:text-style-name="P5" draw:layer="measurelines" svg:width="0.253cm" svg:height="0.415cm" svg:x="2.626cm" svg:y="13.385cm" svg:viewBox="0 0 254 416" draw:points="0,0 170,93 254,301 170,416">
          <text:p/>
        </draw:polyline>
        <draw:path draw:style-name="gr13" draw:text-style-name="P5" draw:layer="measurelines" svg:width="0.094cm" svg:height="0.159cm" svg:x="2.758cm" svg:y="13.458cm" svg:viewBox="0 0 95 160" svg:d="M2 0c-6 25 1 60 20 92 18 33 46 58 73 68">
          <text:p/>
        </draw:path>
        <draw:polyline draw:style-name="gr13" draw:text-style-name="P5" draw:layer="measurelines" svg:width="0.139cm" svg:height="0.115cm" svg:x="3.744cm" svg:y="14.046cm" svg:viewBox="0 0 140 116" draw:points="140,30 128,46 0,116 85,0">
          <text:p/>
        </draw:polyline>
        <draw:polyline draw:style-name="gr13" draw:text-style-name="P5" draw:layer="measurelines" svg:width="0.212cm" svg:height="0.276cm" svg:x="3.744cm" svg:y="14.091cm" svg:viewBox="0 0 213 277" draw:points="128,0 213,208 85,277 0,70">
          <text:p/>
        </draw:polyline>
        <draw:line draw:style-name="gr13" draw:text-style-name="P5" draw:layer="measurelines" svg:x1="3.997cm" svg:y1="14.462cm" svg:x2="3.828cm" svg:y2="14.367cm">
          <text:p/>
        </draw:line>
        <draw:line draw:style-name="gr13" draw:text-style-name="P5" draw:layer="measurelines" svg:x1="4.071cm" svg:y1="14.363cm" svg:x2="3.956cm" svg:y2="14.298cm">
          <text:p/>
        </draw:line>
        <draw:polyline draw:style-name="gr13" draw:text-style-name="P5" draw:layer="measurelines" svg:width="0.253cm" svg:height="0.416cm" svg:x="3.828cm" svg:y="14.046cm" svg:viewBox="0 0 254 417" draw:points="0,0 169,94 254,302 169,417">
          <text:p/>
        </draw:polyline>
        <draw:path draw:style-name="gr13" draw:text-style-name="P5" draw:layer="measurelines" svg:width="0.094cm" svg:height="0.159cm" svg:x="3.96cm" svg:y="14.118cm" svg:viewBox="0 0 95 160" svg:d="M2 0c-6 26 1 61 20 92 18 33 45 58 73 68">
          <text:p/>
        </draw:path>
        <draw:polygon draw:style-name="gr13" draw:text-style-name="P5" draw:layer="measurelines" svg:width="0.209cm" svg:height="1.725cm" svg:x="4.147cm" svg:y="14.038cm" svg:viewBox="0 0 210 1726" draw:points="210,1611 210,0 0,115 0,1726">
          <text:p/>
        </draw:polygon>
        <draw:polyline draw:style-name="gr13" draw:text-style-name="P5" draw:layer="measurelines" svg:width="1.879cm" svg:height="1.724cm" svg:x="2.476cm" svg:y="13.119cm" svg:viewBox="0 0 1880 1725" draw:points="0,1725 0,114 210,0 1880,919">
          <text:p/>
        </draw:polyline>
        <draw:line draw:style-name="gr13" draw:text-style-name="P5" draw:layer="measurelines" svg:x1="4.147cm" svg:y1="14.154cm" svg:x2="2.476cm" svg:y2="13.233cm">
          <text:p/>
        </draw:line>
        <draw:line draw:style-name="gr13" draw:text-style-name="P5" draw:layer="measurelines" svg:x1="2.476cm" svg:y1="14.843cm" svg:x2="4.147cm" svg:y2="15.764cm">
          <text:p/>
        </draw:line>
        <draw:polyline draw:style-name="gr14" draw:text-style-name="P5" draw:layer="measurelines" svg:width="0.283cm" svg:height="0.073cm" svg:x="4.203cm" svg:y="15.773cm" svg:viewBox="0 0 284 74" draw:points="0,0 0,1 0,4 0,6 0,7 0,8 0,10 1,11 1,13 1,14 3,15 3,18 3,19 4,20 4,22 6,23 7,25 10,26 10,27 11,30 13,31 13,32 14,34 16,34 17,35 18,37 20,38 20,39 21,41 24,41 25,43 28,44 30,46 31,46 32,47 34,49 36,50 39,50 41,51 42,53 44,53 47,54 48,56 50,56 53,58 55,58 58,59 60,61 63,61 65,62 68,62 69,63 72,63 75,65 78,65 80,66 82,66 85,66 88,68 90,68 93,70 96,70 99,70 100,71 104,71 107,71 110,71 113,73 114,73 118,73 121,73 124,74 127,74 131,74 134,74 137,74 138,74 141,74 145,74 148,74 151,74 154,74 157,74 160,74 163,74 166,74 169,74 173,74 176,74 179,73 182,73 185,73 188,73 191,71 194,71 198,71 201,70 202,70 205,70 208,68 212,68 215,66 218,66 221,66 224,65 227,65 230,63 233,63 235,62 238,61 241,61 244,59 247,59 251,58 252,56 255,56 258,54 261,53 263,51 267,51 269,50 271,49 274,47 278,47 279,46 282,44 284,43">
          <text:p/>
        </draw:polyline>
        <draw:polyline draw:style-name="gr14" draw:text-style-name="P5" draw:layer="measurelines" svg:width="0.256cm" svg:height="0.031cm" svg:x="4.23cm" svg:y="15.717cm" svg:viewBox="0 0 257 32" draw:points="0,1 3,3 6,4 7,6 11,7 14,9 17,11 20,12 24,13 27,15 30,16 34,18 38,19 41,19 44,20 48,23 52,23 57,24 60,25 65,25 68,27 72,27 78,28 80,28 85,28 89,30 93,30 97,30 102,32 107,32 111,32 114,32 120,32 124,32 128,32 134,32 138,32 142,32 148,30 152,30 157,30 160,30 165,28 169,28 174,27 179,27 183,25 188,25 193,24 196,23 201,20 205,20 210,19 215,18 218,16 222,15 227,13 230,12 235,11 238,9 243,7 246,6 251,3 254,1 257,0">
          <text:p/>
        </draw:polyline>
        <draw:polyline draw:style-name="gr14" draw:text-style-name="P5" draw:layer="measurelines" svg:width="0.131cm" svg:height="0.031cm" svg:x="4.354cm" svg:y="15.618cm" svg:viewBox="0 0 132 32" draw:points="0,32 5,32 8,32 13,30 17,30 22,30 27,30 30,30 35,29 39,29 44,29 49,27 52,27 56,26 61,26 66,25 69,23 74,23 78,22 83,20 86,19 91,19 94,17 100,15 103,14 107,13 110,11 115,10 118,8 123,6 126,3 129,1 132,0">
          <text:p/>
        </draw:polyline>
        <draw:polyline draw:style-name="gr13" draw:text-style-name="P5" draw:layer="measurelines" svg:width="0.226cm" svg:height="0.052cm" svg:x="4.261cm" svg:y="15.849cm" svg:viewBox="0 0 227 53" draw:points="7,14 5,15 3,18 3,19 1,19 1,20 0,22 0,23 0,25 1,25 1,26 3,27 3,29 5,29 5,31 7,31 7,32 8,32 10,34 11,35 13,35 14,37 16,38 17,38 19,39 21,39 22,41 25,41 27,43 28,43 32,44 33,44 35,46 38,46 39,47 42,47 46,49 47,49 50,49 53,50 55,50 58,50 61,51 64,51 66,51 69,51 72,51 75,53 79,53 82,53 85,53 89,53 92,53 95,53 97,53 101,53 104,53 107,53 110,51 114,51 117,51 120,51 123,50 126,50 129,50 132,49 135,49 138,49 142,47 145,47 148,46 151,46 154,44 157,44 160,43 163,41 167,41 170,39 171,38 174,38 177,37 181,35 182,34 185,32 188,31 190,31 193,29 196,27 198,26 201,25 202,23 204,22 207,20 209,19 210,18 213,15 215,14 216,13 218,11 220,9 221,8 223,6 224,5 226,1 227,0">
          <text:p/>
        </draw:polyline>
        <draw:polyline draw:style-name="gr13" draw:text-style-name="P5" draw:layer="measurelines" svg:width="0.045cm" svg:height="0.02cm" svg:x="4.419cm" svg:y="15.753cm" svg:viewBox="0 0 46 21" draw:points="46,21 43,18 40,17 38,17 35,15 32,14 30,13 27,11 24,9 22,7 18,6 16,4 13,4 10,3 6,1 3,1 0,0">
          <text:p/>
        </draw:polyline>
        <draw:polyline draw:style-name="gr13" draw:text-style-name="P5" draw:layer="measurelines" svg:width="0.226cm" svg:height="0.052cm" svg:x="4.261cm" svg:y="15.751cm" svg:viewBox="0 0 227 53" draw:points="27,1 25,3 22,3 21,4 19,6 17,6 14,8 13,9 11,9 11,11 10,11 8,12 7,14 5,15 3,15 3,17 1,18 1,20 0,20 0,21 0,23 0,24 1,24 1,26 3,27 3,29 5,29 7,30 8,32 10,33 11,33 11,35 13,35 14,36 17,37 19,37 21,39 22,41 25,41 27,42 30,42 32,44 35,44 36,45 39,46 42,46 44,46 47,48 50,48 53,49 56,49 60,49 63,51 66,51 69,51 72,51 75,51 79,53 82,53 85,53 89,53 92,53 96,53 100,53 103,53 106,51 110,51 114,51 117,51 120,51 124,49 128,49 131,49 134,48 137,48 142,46 145,46 148,45 151,45 154,44 157,42 162,42 165,41 168,39 171,37 174,37 177,36 181,35 182,33 185,32 188,30 191,29 195,27 196,26 199,24 202,23 204,21 207,20 209,18 212,17 213,15 215,12 216,11 220,9 221,8 223,6 224,4 226,1 227,0">
          <text:p/>
        </draw:polyline>
        <draw:polyline draw:style-name="gr13" draw:text-style-name="P5" draw:layer="measurelines" svg:width="0.045cm" svg:height="0.019cm" svg:x="4.419cm" svg:y="15.654cm" svg:viewBox="0 0 46 20" draw:points="46,20 43,18 40,17 38,15 35,14 32,13 30,13 27,11 24,10 22,8 18,6 16,4 13,4 10,3 6,1 3,0 0,0">
          <text:p/>
        </draw:polyline>
        <draw:polyline draw:style-name="gr13" draw:text-style-name="P5" draw:layer="measurelines" svg:width="0.207cm" svg:height="0.052cm" svg:x="4.28cm" svg:y="15.653cm" svg:viewBox="0 0 208 53" draw:points="0,37 3,39 4,40 7,42 9,42 13,43 16,43 18,44 21,46 24,46 28,48 31,48 34,48 37,49 41,49 44,51 49,51 52,51 55,51 60,51 63,53 68,53 71,53 74,53 78,53 82,51 86,51 91,51 95,51 99,51 102,49 107,49 110,49 114,48 117,48 123,46 126,44 130,44 133,43 138,42 141,42 144,40 149,39 152,37 155,36 158,35 163,32 166,31 169,30 172,28 176,27 179,25 182,24 183,20 186,19 190,18 191,16 194,13 196,12 199,11 201,7 202,6 205,4 207,1 208,0">
          <text:p/>
        </draw:polyline>
        <draw:polyline draw:style-name="gr13" draw:text-style-name="P5" draw:layer="measurelines" svg:width="0.154cm" svg:height="0.034cm" svg:x="4.333cm" svg:y="15.627cm" svg:viewBox="0 0 155 35" draw:points="155,0 151,3 145,4 142,7 138,9 133,11 128,13 124,15 119,16 114,18 110,19 105,21 100,23 96,25 91,26 86,27 82,29 77,29 71,30 66,30 61,32 57,32 50,33 46,33 41,33 36,35 32,35 25,35 21,35 16,35 10,35 6,35 0,35">
          <text:p/>
        </draw:polyline>
        <draw:polyline draw:style-name="gr13" draw:text-style-name="P5" draw:layer="measurelines" svg:width="0.263cm" svg:height="0.038cm" svg:x="4.224cm" svg:y="15.721cm" svg:viewBox="0 0 264 39" draw:points="264,5 259,8 256,9 251,12 248,13 244,15 238,16 236,20 231,21 226,23 221,24 219,25 213,27 209,28 205,28 199,31 195,32 190,34 185,34 181,35 176,35 171,37 166,37 162,38 157,38 152,38 147,39 142,39 138,39 133,39 128,39 124,39 119,39 114,39 110,39 105,39 100,38 97,38 92,38 88,37 83,37 78,37 75,35 71,34 66,34 63,32 58,31 55,31 50,28 47,27 43,25 39,24 36,23 33,21 29,20 25,18 22,16 19,15 16,12 13,11 10,9 8,6 5,5 2,3 0,0">
          <text:p/>
        </draw:polyline>
        <draw:polyline draw:style-name="gr13" draw:text-style-name="P5" draw:layer="measurelines" svg:width="0.285cm" svg:height="0.136cm" svg:x="4.201cm" svg:y="15.723cm" svg:viewBox="0 0 286 137" draw:points="286,104 284,105 281,107 277,108 274,110 271,111 268,113 264,114 261,116 258,117 255,117 252,119 249,120 244,122 241,123 238,123 235,125 232,126 229,126 224,127 221,129 218,129 215,130 210,130 207,132 204,132 199,134 196,134 193,134 188,135 185,135 182,135 179,135 174,137 171,137 168,137 163,137 160,137 157,137 152,137 149,137 146,137 142,137 138,137 135,137 132,137 128,137 124,137 121,135 117,135 114,135 111,135 108,134 105,134 100,132 97,132 94,132 91,130 87,130 84,129 81,129 78,127 76,126 73,126 70,125 67,123 64,123 61,122 59,120 56,120 53,119 52,117 48,116 45,114 44,113 41,111 39,110 35,108 34,107 32,105 30,104 28,102 27,101 23,99 21,98 20,95 18,94 17,92 16,90 14,87 13,86 11,83 9,82 7,80 6,77 6,75 4,73 4,71 3,68 3,65 1,63 1,61 1,59 1,56 0,53 0,51 0,49 0,46 1,44 1,40 1,39 3,36 3,33 3,32 4,29 6,27 6,24 7,23 9,20 11,18 11,17 13,13 14,12 16,11 17,8 20,6 21,5 23,4 25,0">
          <text:p/>
        </draw:polyline>
        <draw:polyline draw:style-name="gr13" draw:text-style-name="P5" draw:layer="measurelines" svg:width="0.131cm" svg:height="0.007cm" svg:x="4.287cm" svg:y="15.687cm" svg:viewBox="0 0 132 8" draw:points="0,8 3,6 8,6 11,4 16,3 19,3 24,3 27,1 31,1 35,1 40,0 43,0 48,0 52,0 55,0 61,0 65,0 68,0 73,0 78,0 82,0 85,0 90,0 95,1 100,1 103,1 107,3 111,3 115,4 120,4 124,6 129,6 132,8">
          <text:p/>
        </draw:polyline>
        <draw:polyline draw:style-name="gr13" draw:text-style-name="P5" draw:layer="measurelines" svg:width="0.023cm" svg:height="0.036cm" svg:x="4.203cm" svg:y="15.823cm" svg:viewBox="0 0 24 37" draw:points="0,37 1,34 1,30 3,29 4,26 4,23 6,22 7,19 10,16 12,13 13,12 15,9 16,8 18,4 21,3 22,1 24,0">
          <text:p/>
        </draw:polyline>
        <draw:path draw:style-name="gr14" draw:text-style-name="P5" draw:layer="measurelines" svg:width="0.068cm" svg:height="0.053cm" svg:x="2.939cm" svg:y="17.034cm" svg:viewBox="0 0 69 54" svg:d="M0 54c36-3 66-25 69-54">
          <text:p/>
        </draw:path>
        <draw:path draw:style-name="gr14" draw:text-style-name="P5" draw:layer="measurelines" svg:width="1.004cm" svg:height="0.302cm" svg:x="2.937cm" svg:y="17.126cm" svg:viewBox="0 0 1005 303" svg:d="M0 0c27 124 172 230 380 277s448 29 625-47">
          <text:p/>
        </draw:path>
        <draw:path draw:style-name="gr14" draw:text-style-name="P5" draw:layer="measurelines" svg:width="0.048cm" svg:height="0.079cm" svg:x="3.943cm" svg:y="17.247cm" svg:viewBox="0 0 49 80" svg:d="M0 0c2 30 24 64 49 80">
          <text:p/>
        </draw:path>
        <draw:path draw:style-name="gr14" draw:text-style-name="P5" draw:layer="measurelines" svg:width="0.883cm" svg:height="0.266cm" svg:x="3.011cm" svg:y="17.065cm" svg:viewBox="0 0 884 267" svg:d="M0 0c23 108 151 202 334 244 184 42 393 26 550-42">
          <text:p/>
        </draw:path>
        <draw:path draw:style-name="gr14" draw:text-style-name="P5" draw:layer="measurelines" svg:width="0.048cm" svg:height="0.079cm" svg:x="3.943cm" svg:y="17.247cm" svg:viewBox="0 0 49 80" svg:d="M0 0c2 30 24 64 49 80">
          <text:p/>
        </draw:path>
        <draw:polygon draw:style-name="gr15" draw:text-style-name="P6" draw:layer="measurelines" svg:width="0.012cm" svg:height="0.012cm" svg:x="3.936cm" svg:y="17.237cm" svg:viewBox="0 0 13 13" draw:points="13,6 12,3 8,0 5,0 2,3 0,6 2,9 5,13 8,13 12,9">
          <text:p/>
        </draw:polygon>
        <draw:polygon draw:style-name="gr15" draw:text-style-name="P6" draw:layer="measurelines" svg:width="0.012cm" svg:height="0.012cm" svg:x="3.989cm" svg:y="17.324cm" svg:viewBox="0 0 13 13" draw:points="13,6 12,4 8,0 4,0 1,4 0,6 1,9 4,13 8,13 12,9">
          <text:p/>
        </draw:polygon>
        <draw:path draw:style-name="gr14" draw:text-style-name="P5" draw:layer="measurelines" svg:width="0.145cm" svg:height="0.193cm" svg:x="3.957cm" svg:y="17.041cm" svg:viewBox="0 0 146 194" svg:d="M0 194c89-53 141-122 146-194">
          <text:p/>
        </draw:path>
        <draw:path draw:style-name="gr14" draw:text-style-name="P5" draw:layer="measurelines" svg:width="0.155cm" svg:height="0.368cm" svg:x="4.023cm" svg:y="16.944cm" svg:viewBox="0 0 156 369" svg:d="M0 369c162-101 202-246 100-369">
          <text:p/>
        </draw:path>
        <draw:path draw:style-name="gr14" draw:text-style-name="P5" draw:layer="measurelines" svg:width="0.068cm" svg:height="0.053cm" svg:x="2.939cm" svg:y="17.034cm" svg:viewBox="0 0 69 54" svg:d="M0 54c36-3 66-25 69-54">
          <text:p/>
        </draw:path>
        <draw:path draw:style-name="gr14" draw:text-style-name="P5" draw:layer="measurelines" svg:width="0.067cm" svg:height="0.145cm" svg:x="2.932cm" svg:y="16.932cm" svg:viewBox="0 0 68 146" svg:d="M68 0c-43 45-66 95-68 146">
          <text:p/>
        </draw:path>
        <draw:polyline draw:style-name="gr16" draw:text-style-name="P5" draw:layer="measurelines" svg:width="0cm" svg:height="0cm" svg:x="2.932cm" svg:y="17.087cm" svg:viewBox="0 0 0 0" draw:points="0,0">
          <text:p/>
        </draw:polyline>
        <draw:path draw:style-name="gr13" draw:text-style-name="P5" draw:layer="measurelines" svg:width="0.754cm" svg:height="0.415cm" svg:x="3.431cm" svg:y="17.454cm" svg:viewBox="0 0 755 416" svg:d="M645 61c-148-81-387-81-534 0-148 81-148 213 0 294 147 82 386 82 534 0 147-81 147-213 0-294z">
          <text:p/>
        </draw:path>
        <draw:path draw:style-name="gr13" draw:text-style-name="P5" draw:layer="measurelines" svg:width="0.754cm" svg:height="0.415cm" svg:x="5.52cm" svg:y="17.454cm" svg:viewBox="0 0 755 416" svg:d="M645 61c-148-81-387-81-534 0-148 81-148 213 0 294 147 82 386 82 534 0 147-81 147-213 0-294z">
          <text:p/>
        </draw:path>
        <draw:path draw:style-name="gr14" draw:text-style-name="P5" draw:layer="measurelines" svg:width="1.763cm" svg:height="0.971cm" svg:x="2.94cm" svg:y="17.169cm" svg:viewBox="0 0 1764 972" svg:d="M0 0c74 519 822 931 1764 972">
          <text:p/>
        </draw:path>
        <draw:path draw:style-name="gr14" draw:text-style-name="P5" draw:layer="measurelines" svg:width="0.559cm" svg:height="0.469cm" svg:x="4.231cm" svg:y="17.672cm" svg:viewBox="0 0 560 470" svg:d="M47 0c-75 99-59 213 42 306s275 153 471 164">
          <text:p/>
        </draw:path>
        <draw:path draw:style-name="gr14" draw:text-style-name="P5" draw:layer="measurelines" svg:width="0.559cm" svg:height="0.469cm" svg:x="4.918cm" svg:y="17.672cm" svg:viewBox="0 0 560 470" svg:d="M0 470c196-11 370-71 470-164 102-93 118-207 42-306">
          <text:p/>
        </draw:path>
        <draw:path draw:style-name="gr14" draw:text-style-name="P5" draw:layer="measurelines" svg:width="1.764cm" svg:height="0.971cm" svg:x="5.004cm" svg:y="17.169cm" svg:viewBox="0 0 1765 972" svg:d="M0 972c943-41 1690-453 1765-972">
          <text:p/>
        </draw:path>
        <draw:path draw:style-name="gr14" draw:text-style-name="P5" draw:layer="measurelines" svg:width="1.004cm" svg:height="0.302cm" svg:x="5.765cm" svg:y="17.126cm" svg:viewBox="0 0 1005 303" svg:d="M0 230c177 76 416 94 624 47 209-47 354-153 381-277">
          <text:p/>
        </draw:path>
        <draw:polygon draw:style-name="gr7" draw:text-style-name="P6" draw:layer="measurelines" svg:width="0.012cm" svg:height="0.012cm" svg:x="5.703cm" svg:y="17.324cm" svg:viewBox="0 0 13 13" draw:points="13,6 12,4 8,0 4,0 1,4 0,6 1,9 4,13 8,13 12,9">
          <text:p/>
        </draw:polygon>
        <draw:polygon draw:style-name="gr17" draw:text-style-name="P5" draw:layer="measurelines" svg:width="0.012cm" svg:height="0.012cm" svg:x="5.703cm" svg:y="17.324cm" svg:viewBox="0 0 13 13" draw:points="13,6 12,4 8,0 4,0 1,4 0,6 1,9 4,13 8,13 12,9">
          <text:p/>
        </draw:polygon>
        <draw:path draw:style-name="gr14" draw:text-style-name="P5" draw:layer="measurelines" svg:width="0.155cm" svg:height="0.368cm" svg:x="5.528cm" svg:y="16.944cm" svg:viewBox="0 0 156 369" svg:d="M56 0c-102 123-63 268 100 369">
          <text:p/>
        </draw:path>
        <draw:path draw:style-name="gr14" draw:text-style-name="P5" draw:layer="measurelines" svg:width="0.067cm" svg:height="0.145cm" svg:x="6.707cm" svg:y="16.932cm" svg:viewBox="0 0 68 146" svg:d="M68 146c-3-51-26-101-68-146">
          <text:p/>
        </draw:path>
        <draw:path draw:style-name="gr14" draw:text-style-name="P5" draw:layer="measurelines" svg:width="0.067cm" svg:height="0.261cm" svg:x="6.707cm" svg:y="16.81cm" svg:viewBox="0 0 68 262" svg:d="M68 262c-3-88-26-176-68-262">
          <text:p/>
        </draw:path>
        <draw:path draw:style-name="gr14" draw:text-style-name="P5" draw:layer="measurelines" svg:width="0.066cm" svg:height="0.261cm" svg:x="2.934cm" svg:y="16.81cm" svg:viewBox="0 0 67 262" svg:d="M67 0c-42 86-65 174-67 262">
          <text:p/>
        </draw:path>
        <draw:line draw:style-name="gr14" draw:text-style-name="P5" draw:layer="measurelines" svg:x1="3.005cm" svg:y1="16.985cm" svg:x2="3.005cm" svg:y2="16.173cm">
          <text:p/>
        </draw:line>
        <draw:line draw:style-name="gr14" draw:text-style-name="P5" draw:layer="measurelines" svg:x1="3.942cm" svg:y1="17.213cm" svg:x2="3.942cm" svg:y2="16.674cm">
          <text:p/>
        </draw:line>
        <draw:path draw:style-name="gr14" draw:text-style-name="P5" draw:layer="measurelines" svg:width="0cm" svg:height="0.09cm" svg:x="4.854cm" svg:y="18.05cm" svg:viewBox="0 0 1 91" svg:d="M0 91c1-23 1-61 0-91">
          <text:p/>
        </draw:path>
        <draw:path draw:style-name="gr14" draw:text-style-name="P5" draw:layer="measurelines" svg:width="0.503cm" svg:height="0.277cm" svg:x="4.308cm" svg:y="17.767cm" svg:viewBox="0 0 504 278" svg:d="M0 0c21 148 235 266 504 278">
          <text:p/>
        </draw:path>
        <draw:polyline draw:style-name="gr16" draw:text-style-name="P5" draw:layer="measurelines" svg:width="0cm" svg:height="0cm" svg:x="4.853cm" svg:y="18.144cm" svg:viewBox="0 0 0 0" draw:points="0,0">
          <text:p/>
        </draw:polyline>
        <draw:path draw:style-name="gr14" draw:text-style-name="P5" draw:layer="measurelines" svg:width="0cm" svg:height="0.09cm" svg:x="4.853cm" svg:y="18.05cm" svg:viewBox="0 0 1 91" svg:d="M1 0c-1 30-1 68 0 91">
          <text:p/>
        </draw:path>
        <draw:polyline draw:style-name="gr16" draw:text-style-name="P5" draw:layer="measurelines" svg:width="0cm" svg:height="0cm" svg:x="4.853cm" svg:y="18.047cm" svg:viewBox="0 0 0 0" draw:points="0,0">
          <text:p/>
        </draw:polyline>
        <draw:path draw:style-name="gr14" draw:text-style-name="P5" draw:layer="measurelines" svg:width="0.503cm" svg:height="0.277cm" svg:x="4.897cm" svg:y="17.767cm" svg:viewBox="0 0 504 278" svg:d="M0 278c268-12 482-130 504-278">
          <text:p/>
        </draw:path>
        <draw:line draw:style-name="gr14" draw:text-style-name="P5" draw:layer="measurelines" svg:x1="4.853cm" svg:y1="18.003cm" svg:x2="4.853cm" svg:y2="17.19cm">
          <text:p/>
        </draw:line>
        <draw:path draw:style-name="gr14" draw:text-style-name="P5" draw:layer="measurelines" svg:width="0.068cm" svg:height="0.053cm" svg:x="6.698cm" svg:y="17.034cm" svg:viewBox="0 0 69 54" svg:d="M0 0c3 29 32 51 69 54">
          <text:p/>
        </draw:path>
        <draw:path draw:style-name="gr14" draw:text-style-name="P5" draw:layer="measurelines" svg:width="0.048cm" svg:height="0.079cm" svg:x="5.714cm" svg:y="17.247cm" svg:viewBox="0 0 49 80" svg:d="M0 80c27-16 47-50 49-80">
          <text:p/>
        </draw:path>
        <draw:path draw:style-name="gr14" draw:text-style-name="P5" draw:layer="measurelines" svg:width="0.144cm" svg:height="0.193cm" svg:x="5.603cm" svg:y="17.041cm" svg:viewBox="0 0 145 194" svg:d="M0 0c5 72 58 141 145 194">
          <text:p/>
        </draw:path>
        <draw:path draw:style-name="gr14" draw:text-style-name="P5" draw:layer="measurelines" svg:width="0.048cm" svg:height="0.079cm" svg:x="5.714cm" svg:y="17.247cm" svg:viewBox="0 0 49 80" svg:d="M0 80c27-16 47-50 49-80">
          <text:p/>
        </draw:path>
        <draw:polygon draw:style-name="gr15" draw:text-style-name="P6" draw:layer="measurelines" svg:width="0.012cm" svg:height="0.012cm" svg:x="5.756cm" svg:y="17.237cm" svg:viewBox="0 0 13 13" draw:points="13,6 11,3 7,0 4,0 1,3 0,6 1,9 4,13 7,13 11,9">
          <text:p/>
        </draw:polygon>
        <draw:path draw:style-name="gr14" draw:text-style-name="P5" draw:layer="measurelines" svg:width="0.068cm" svg:height="0.053cm" svg:x="6.698cm" svg:y="17.034cm" svg:viewBox="0 0 69 54" svg:d="M0 0c3 29 32 51 69 54">
          <text:p/>
        </draw:path>
        <draw:path draw:style-name="gr14" draw:text-style-name="P5" draw:layer="measurelines" svg:width="0.883cm" svg:height="0.266cm" svg:x="5.812cm" svg:y="17.065cm" svg:viewBox="0 0 884 267" svg:d="M0 202c156 68 365 84 549 42 183-42 311-136 335-244">
          <text:p/>
        </draw:path>
        <draw:polyline draw:style-name="gr16" draw:text-style-name="P5" draw:layer="measurelines" svg:width="0cm" svg:height="0cm" svg:x="6.772cm" svg:y="17.087cm" svg:viewBox="0 0 0 0" draw:points="0,0">
          <text:p/>
        </draw:polyline>
        <draw:line draw:style-name="gr14" draw:text-style-name="P5" draw:layer="measurelines" svg:x1="6.698cm" svg:y1="16.988cm" svg:x2="6.698cm" svg:y2="16.228cm">
          <text:p/>
        </draw:line>
        <draw:line draw:style-name="gr14" draw:text-style-name="P5" draw:layer="measurelines" svg:x1="5.762cm" svg:y1="16.729cm" svg:x2="5.762cm" svg:y2="17.216cm">
          <text:p/>
        </draw:line>
        <draw:line draw:style-name="gr14" draw:text-style-name="P5" draw:layer="measurelines" svg:x1="4.853cm" svg:y1="18.003cm" svg:x2="4.853cm" svg:y2="17.19cm">
          <text:p/>
        </draw:line>
        <draw:path draw:style-name="gr14" draw:text-style-name="P5" draw:layer="measurelines" svg:width="3.937cm" svg:height="0.926cm" svg:x="2.885cm" svg:y="17.316cm" svg:viewBox="0 0 3938 927" svg:d="M0 0c154 534 988 927 1968 927 982 0 1816-393 1970-927">
          <text:p/>
        </draw:path>
        <draw:path draw:style-name="gr13" draw:text-style-name="P5" draw:layer="measurelines" svg:width="3.986cm" svg:height="1.098cm" svg:x="2.861cm" svg:y="17.835cm" svg:viewBox="0 0 3987 1099" svg:d="M0 0c0 607 892 1099 1993 1099 1102 0 1994-492 1994-1099">
          <text:p/>
        </draw:path>
        <draw:path draw:style-name="gr13" draw:text-style-name="P5" draw:layer="measurelines" svg:width="0.418cm" svg:height="0.035cm" svg:x="3.599cm" svg:y="17.8cm" svg:viewBox="0 0 419 36" svg:d="M419 36c-127-48-293-48-419 0">
          <text:p/>
        </draw:path>
        <draw:path draw:style-name="gr13" draw:text-style-name="P5" draw:layer="measurelines" svg:width="0.418cm" svg:height="0.035cm" svg:x="5.688cm" svg:y="17.8cm" svg:viewBox="0 0 419 36" svg:d="M419 36c-127-48-293-48-419 0">
          <text:p/>
        </draw:path>
        <draw:line draw:style-name="gr14" draw:text-style-name="P5" draw:layer="measurelines" svg:x1="5.762cm" svg:y1="17.216cm" svg:x2="5.762cm" svg:y2="16.729cm">
          <text:p/>
        </draw:line>
        <draw:line draw:style-name="gr14" draw:text-style-name="P5" draw:layer="measurelines" svg:x1="3.942cm" svg:y1="16.674cm" svg:x2="3.942cm" svg:y2="17.213cm">
          <text:p/>
        </draw:line>
        <draw:line draw:style-name="gr13" draw:text-style-name="P5" draw:layer="measurelines" svg:x1="3.005cm" svg:y1="17.03cm" svg:x2="3.005cm" svg:y2="16.128cm">
          <text:p/>
        </draw:line>
        <draw:line draw:style-name="gr13" draw:text-style-name="P5" draw:layer="measurelines" svg:x1="5.401cm" svg:y1="17.744cm" svg:x2="5.401cm" svg:y2="16.9cm">
          <text:p/>
        </draw:line>
        <draw:line draw:style-name="gr13" draw:text-style-name="P5" draw:layer="measurelines" svg:x1="6.698cm" svg:y1="17.031cm" svg:x2="6.698cm" svg:y2="16.187cm">
          <text:p/>
        </draw:line>
        <draw:polyline draw:style-name="gr13" draw:text-style-name="P5" draw:layer="measurelines" svg:width="0.148cm" svg:height="0.429cm" svg:x="6.698cm" svg:y="16.716cm" svg:viewBox="0 0 149 430" draw:points="149,430 149,423 148,417 148,409 148,401 148,396 148,388 146,381 146,375 146,368 145,361 145,354 143,347 142,341 142,333 140,325 138,320 138,312 137,306 135,299 134,292 132,285 131,278 129,270 128,265 126,257 124,251 120,244 119,238 117,230 114,223 113,217 109,209 108,204 105,196 103,190 100,182 97,177 95,169 92,163 89,156 86,150 83,144 80,137 77,130 74,123 70,117 67,110 64,104 61,98 56,90 53,84 50,77 46,70 42,64 38,58 35,51 30,45 27,39 22,31 17,25 13,20 10,13 5,8 0,0">
          <text:p/>
        </draw:polyline>
        <draw:polyline draw:style-name="gr13" draw:text-style-name="P5" draw:layer="measurelines" svg:width="0.146cm" svg:height="1.12cm" svg:x="2.859cm" svg:y="16.716cm" svg:viewBox="0 0 147 1121" draw:points="147,0 142,8 138,13 135,20 130,25 126,31 123,39 117,45 113,51 110,58 105,64 102,70 99,77 95,84 91,89 88,97 83,103 80,109 77,116 74,123 71,130 68,136 64,142 61,149 58,155 55,163 52,168 50,176 47,182 44,189 42,195 38,203 37,208 34,216 32,222 30,230 28,237 27,243 24,251 21,256 20,264 18,270 17,277 16,285 14,291 12,298 10,304 9,311 9,319 7,325 6,332 6,340 4,346 3,354 3,361 1,367 1,374 1,380 0,387 0,395 0,401 0,408 0,416 0,422 0,430 0,1121">
          <text:p/>
        </draw:polyline>
        <draw:line draw:style-name="gr13" draw:text-style-name="P5" draw:layer="measurelines" svg:x1="6.847cm" svg:y1="17.835cm" svg:x2="6.847cm" svg:y2="17.145cm">
          <text:p/>
        </draw:line>
        <draw:line draw:style-name="gr13" draw:text-style-name="P5" draw:layer="measurelines" svg:x1="4.304cm" svg:y1="17.744cm" svg:x2="4.304cm" svg:y2="16.842cm">
          <text:p/>
        </draw:line>
        <draw:line draw:style-name="gr13" draw:text-style-name="P5" draw:layer="measurelines" svg:x1="5.601cm" svg:y1="16.79cm" svg:x2="5.601cm" svg:y2="17.03cm">
          <text:p/>
        </draw:line>
        <draw:line draw:style-name="gr13" draw:text-style-name="P5" draw:layer="measurelines" svg:x1="4.103cm" svg:y1="16.732cm" svg:x2="4.103cm" svg:y2="17.031cm">
          <text:p/>
        </draw:line>
        <draw:path draw:style-name="gr13" draw:text-style-name="P5" draw:layer="measurelines" svg:width="0.701cm" svg:height="0.193cm" svg:x="5.598cm" svg:y="12.24cm" svg:viewBox="0 0 702 194" svg:d="M0 0c0 106 158 194 351 194 195 0 351-88 351-194">
          <text:p/>
        </draw:path>
        <draw:path draw:style-name="gr14" draw:text-style-name="P5" draw:layer="measurelines" svg:width="0.214cm" svg:height="0.059cm" svg:x="5.842cm" svg:y="11.972cm" svg:viewBox="0 0 215 60" svg:d="M215 60c1-22-20-42-53-52-34-11-76-11-109 0-33 10-53 30-53 52">
          <text:p/>
        </draw:path>
        <draw:path draw:style-name="gr14" draw:text-style-name="P5" draw:layer="measurelines" svg:width="0.286cm" svg:height="0.157cm" svg:x="5.807cm" svg:y="11.932cm" svg:viewBox="0 0 287 158" svg:d="M245 23c-57-31-147-31-203 0s-56 81 0 111c56 31 146 31 203 0 56-30 56-80 0-111z">
          <text:p/>
        </draw:path>
        <draw:path draw:style-name="gr14" draw:text-style-name="P5" draw:layer="measurelines" svg:width="0.564cm" svg:height="0.135cm" svg:x="5.677cm" svg:y="12.038cm" svg:viewBox="0 0 565 136" svg:d="M0 36c52 67 176 107 306 99 131-9 236-63 259-135">
          <text:p/>
        </draw:path>
        <draw:path draw:style-name="gr14" draw:text-style-name="P5" draw:layer="measurelines" svg:width="0.615cm" svg:height="0.137cm" svg:x="5.613cm" svg:y="12.109cm" svg:viewBox="0 0 616 138" svg:d="M0 0c38 70 143 122 273 135s263-15 343-73">
          <text:p/>
        </draw:path>
        <draw:polyline draw:style-name="gr13" draw:text-style-name="P5" draw:layer="measurelines" svg:width="0.211cm" svg:height="0.038cm" svg:x="5.843cm" svg:y="12.043cm" svg:viewBox="0 0 212 39" draw:points="212,0 210,2 210,4 209,4 209,5 209,6 207,6 207,8 206,8 206,9 205,11 202,12 201,12 201,13 199,13 198,15 196,17 195,18 193,18 192,20 190,21 188,21 187,23 185,23 184,24 182,25 179,25 178,27 176,27 174,30 171,30 170,31 168,31 165,32 163,32 162,34 159,34 157,34 154,35 153,35 149,35 148,37 145,37 142,37 140,38 137,38 135,38 132,38 129,39 128,39 125,39 121,39 120,39 117,39 114,39 112,39 109,39 106,39 104,39 101,39 98,39 96,39 93,39 90,39 89,39 86,39 82,39 80,38 78,38 75,38 73,38 69,37 68,37 65,37 62,35 61,35 58,35 55,34 52,34 51,34 49,32 47,32 45,31 44,31 40,30 38,30 37,27 34,27 32,25 31,25 29,24 27,23 26,23 24,21 22,21 21,20 19,18 18,18 16,17 14,17 13,15 13,13 11,13 10,12 8,11 7,11 7,9 5,8 4,6 4,5 1,5 1,4 0,2 0,0">
          <text:p/>
        </draw:polyline>
        <draw:line draw:style-name="gr13" draw:text-style-name="P5" draw:layer="measurelines" svg:x1="6.3cm" svg:y1="12.209cm" svg:x2="6.3cm" svg:y2="12.241cm">
          <text:p/>
        </draw:line>
        <draw:line draw:style-name="gr13" draw:text-style-name="P5" draw:layer="measurelines" svg:x1="5.598cm" svg:y1="12.088cm" svg:x2="5.598cm" svg:y2="12.24cm">
          <text:p/>
        </draw:line>
        <draw:line draw:style-name="gr13" draw:text-style-name="P5" draw:layer="measurelines" svg:x1="4.31cm" svg:y1="13.433cm" svg:x2="4.283cm" svg:y2="13.45cm">
          <text:p/>
        </draw:line>
        <draw:polyline draw:style-name="gr13" draw:text-style-name="P5" draw:layer="measurelines" svg:width="0.972cm" svg:height="0.291cm" svg:x="3.254cm" svg:y="13.433cm" svg:viewBox="0 0 973 292" draw:points="973,46 529,292 0,0">
          <text:p/>
        </draw:polyline>
        <draw:line draw:style-name="gr13" draw:text-style-name="P5" draw:layer="measurelines" svg:x1="4.306cm" svg:y1="13.431cm" svg:x2="4.31cm" svg:y2="13.433cm">
          <text:p/>
        </draw:line>
        <draw:line draw:style-name="gr13" draw:text-style-name="P5" draw:layer="measurelines" svg:x1="3.254cm" svg:y1="13.434cm" svg:x2="3.436cm" svg:y2="13.333cm">
          <text:p/>
        </draw:line>
        <draw:path draw:style-name="gr13" draw:text-style-name="P5" draw:layer="measurelines" svg:width="0.701cm" svg:height="0.193cm" svg:x="3.437cm" svg:y="13.431cm" svg:viewBox="0 0 702 194" svg:d="M0 0c0 107 157 194 351 194s351-87 351-194">
          <text:p/>
        </draw:path>
        <draw:path draw:style-name="gr14" draw:text-style-name="P5" draw:layer="measurelines" svg:width="0.214cm" svg:height="0.059cm" svg:x="3.681cm" svg:y="13.163cm" svg:viewBox="0 0 215 60" svg:d="M215 60c0-21-20-42-53-52-34-11-76-11-109 0-33 10-54 31-53 52">
          <text:p/>
        </draw:path>
        <draw:path draw:style-name="gr14" draw:text-style-name="P5" draw:layer="measurelines" svg:width="0.285cm" svg:height="0.157cm" svg:x="3.645cm" svg:y="13.123cm" svg:viewBox="0 0 286 158" svg:d="M245 23c-56-31-147-31-203 0s-56 81 0 112c56 30 147 30 203 0 55-31 55-81 0-112z">
          <text:p/>
        </draw:path>
        <draw:path draw:style-name="gr14" draw:text-style-name="P5" draw:layer="measurelines" svg:width="0.592cm" svg:height="0.326cm" svg:x="3.492cm" svg:y="13.038cm" svg:viewBox="0 0 593 327" svg:d="M288 0c-162 3-289 76-288 165s132 162 293 162c162 1 295-69 300-159">
          <text:p/>
        </draw:path>
        <draw:path draw:style-name="gr14" draw:text-style-name="P5" draw:layer="measurelines" svg:width="0.663cm" svg:height="0.165cm" svg:x="3.44cm" svg:y="13.272cm" svg:viewBox="0 0 664 166" svg:d="M0 0c22 84 140 151 292 164s304-29 372-106">
          <text:p/>
        </draw:path>
        <draw:polyline draw:style-name="gr13" draw:text-style-name="P5" draw:layer="measurelines" svg:width="0.211cm" svg:height="0.041cm" svg:x="3.681cm" svg:y="13.233cm" svg:viewBox="0 0 212 42" draw:points="212,0 212,2 212,4 210,5 210,6 208,6 208,8 207,9 205,11 204,12 202,14 201,15 199,17 198,17 196,18 194,20 193,20 191,21 190,21 188,23 187,23 185,24 184,25 182,25 180,27 179,27 176,29 174,29 173,30 171,30 168,32 166,32 163,34 162,34 160,35 157,35 155,35 152,37 151,37 148,37 146,38 143,38 140,38 138,40 135,40 134,40 131,40 127,40 126,42 123,42 120,42 118,42 114,42 111,42 110,42 107,42 104,42 100,42 99,42 96,42 93,42 92,42 88,42 85,40 83,40 80,40 77,40 75,40 72,38 70,38 67,38 66,37 63,37 59,37 58,35 55,35 53,35 52,34 49,34 47,32 44,32 42,30 41,30 38,29 36,29 34,27 32,27 31,25 28,25 27,24 25,23 24,23 22,21 20,21 18,20 17,20 16,18 16,17 14,17 13,15 11,15 11,14 10,12 7,12 7,11 6,11 6,9 4,9 4,8 4,6 3,6 3,5 1,5 1,4 1,2 0,0">
          <text:p/>
        </draw:polyline>
        <draw:polyline draw:style-name="gr13" draw:text-style-name="P5" draw:layer="measurelines" svg:width="0.396cm" svg:height="0.215cm" svg:x="3.436cm" svg:y="13.029cm" svg:viewBox="0 0 397 216" draw:points="397,1 393,1 388,1 383,1 380,0 376,0 371,0 366,0 362,0 358,0 354,0 349,0 344,0 340,0 337,0 331,0 327,0 323,0 319,1 315,1 310,1 305,1 300,1 298,3 292,3 288,3 284,4 280,4 275,4 271,6 266,6 263,7 258,7 253,7 250,8 246,8 241,10 238,11 233,11 229,13 225,13 221,15 216,16 213,16 208,18 205,19 201,20 197,20 193,22 190,23 185,25 182,27 177,27 174,28 169,30 166,31 162,32 158,35 155,36 150,37 147,39 143,41 139,42 136,44 132,46 129,48 125,49 122,51 118,53 115,54 112,57 109,58 104,60 101,63 98,65 95,66 92,69 89,70 86,72 84,75 81,76 78,80 75,81 72,84 69,85 67,88 63,90 61,93 58,96 56,97 53,100 49,104 48,105 45,108 44,111 41,113 38,115 37,118 34,121 32,124 31,127 28,130 27,133 24,136 23,137 21,140 18,144 17,146 16,151 16,154 14,157 13,160 10,163 9,166 7,169 7,172 6,176 4,180 4,182 3,185 3,188 3,193 1,196 1,199 1,201 1,206 0,209 0,212 0,216">
          <text:p/>
        </draw:polyline>
        <draw:line draw:style-name="gr13" draw:text-style-name="P5" draw:layer="measurelines" svg:x1="4.137cm" svg:y1="13.346cm" svg:x2="4.137cm" svg:y2="13.431cm">
          <text:p/>
        </draw:line>
        <draw:line draw:style-name="gr13" draw:text-style-name="P5" draw:layer="measurelines" svg:x1="3.436cm" svg:y1="13.245cm" svg:x2="3.436cm" svg:y2="13.432cm">
          <text:p/>
        </draw:line>
        <draw:polyline draw:style-name="gr13" draw:text-style-name="P5" draw:layer="measurelines" svg:width="1.567cm" svg:height="3.208cm" svg:x="6.836cm" svg:y="16.111cm" svg:viewBox="0 0 1568 3209" draw:points="452,3209 457,3164 467,3121 481,3076 501,3033 524,2990 552,2947 585,2907 621,2867 662,2828 707,2791 755,2755 807,2721 864,2688 1568,2301 1568,861 0,0">
          <text:p/>
        </draw:polyline>
        <draw:path draw:style-name="gr13" draw:text-style-name="P5" draw:layer="measurelines" svg:width="4.872cm" svg:height="1.342cm" svg:x="2.417cm" svg:y="19.273cm" svg:viewBox="0 0 4873 1343" svg:d="M0 0c0 732 1065 1330 2395 1343s2433-565 2478-1297">
          <text:p/>
        </draw:path>
        <draw:line draw:style-name="gr13" draw:text-style-name="P5" draw:layer="measurelines" svg:x1="7.699cm" svg:y1="17.362cm" svg:x2="8.404cm" svg:y2="16.972cm">
          <text:p/>
        </draw:line>
        <draw:line draw:style-name="gr14" draw:text-style-name="P5" draw:layer="measurelines" svg:x1="7.699cm" svg:y1="18.727cm" svg:x2="7.699cm" svg:y2="17.433cm">
          <text:p/>
        </draw:line>
        <draw:polyline draw:style-name="gr13" draw:text-style-name="P5" draw:layer="measurelines" svg:width="0.411cm" svg:height="0.519cm" svg:x="7.288cm" svg:y="17.361cm" svg:viewBox="0 0 412 520" draw:points="412,0 356,32 304,67 255,103 210,140 170,177 133,218 100,259 72,301 49,343 30,388 16,431 5,476 0,520">
          <text:p/>
        </draw:polyline>
        <draw:line draw:style-name="gr14" draw:text-style-name="P5" draw:layer="measurelines" svg:x1="7.288cm" svg:y1="17.953cm" svg:x2="7.288cm" svg:y2="19.247cm">
          <text:p/>
        </draw:line>
        <draw:path draw:style-name="gr13" draw:text-style-name="P5" draw:layer="measurelines" svg:width="4.872cm" svg:height="2.118cm" svg:x="2.417cm" svg:y="17.058cm" svg:viewBox="0 0 4873 2119" svg:d="M449 0c-603 468-598 1097 12 1563 609 465 1689 665 2685 498 999-166 1692-664 1727-1238">
          <text:p/>
        </draw:path>
        <draw:line draw:style-name="gr13" draw:text-style-name="P5" draw:layer="measurelines" svg:x1="2.415cm" svg:y1="17.835cm" svg:x2="2.415cm" svg:y2="19.273cm">
          <text:p/>
        </draw:line>
        <draw:line draw:style-name="gr13" draw:text-style-name="P5" draw:layer="measurelines" svg:x1="6.156cm" svg:y1="12.586cm" svg:x2="6.364cm" svg:y2="12.702cm">
          <text:p/>
        </draw:line>
        <draw:line draw:style-name="gr13" draw:text-style-name="P5" draw:layer="measurelines" svg:x1="6.364cm" svg:y1="12.777cm" svg:x2="6.364cm" svg:y2="13.087cm">
          <text:p/>
        </draw:line>
        <draw:line draw:style-name="gr13" draw:text-style-name="P5" draw:layer="measurelines" svg:x1="6.364cm" svg:y1="13.927cm" svg:x2="6.364cm" svg:y2="14.237cm">
          <text:p/>
        </draw:line>
        <draw:polyline draw:style-name="gr13" draw:text-style-name="P5" draw:layer="measurelines" svg:width="0.253cm" svg:height="0.322cm" svg:x="5.914cm" svg:y="14.122cm" svg:viewBox="0 0 254 323" draw:points="10,223 126,161 254,230 85,323 0,209 85,0">
          <text:p/>
        </draw:polyline>
        <draw:polyline draw:style-name="gr13" draw:text-style-name="P5" draw:layer="measurelines" svg:width="0.212cm" svg:height="0.277cm" svg:x="6.039cm" svg:y="14.074cm" svg:viewBox="0 0 213 278" draw:points="0,208 84,0 213,70 129,278">
          <text:p/>
        </draw:polyline>
        <draw:line draw:style-name="gr13" draw:text-style-name="P5" draw:layer="measurelines" svg:x1="6.168cm" svg:y1="14.029cm" svg:x2="6.253cm" svg:y2="14.145cm">
          <text:p/>
        </draw:line>
        <draw:line draw:style-name="gr13" draw:text-style-name="P5" draw:layer="measurelines" svg:x1="6.114cm" svg:y1="14.059cm" svg:x2="6.124cm" svg:y2="14.074cm">
          <text:p/>
        </draw:line>
        <draw:line draw:style-name="gr13" draw:text-style-name="P5" draw:layer="measurelines" svg:x1="5.998cm" svg:y1="14.122cm" svg:x2="6.168cm" svg:y2="14.029cm">
          <text:p/>
        </draw:line>
        <draw:path draw:style-name="gr13" draw:text-style-name="P5" draw:layer="measurelines" svg:width="0.094cm" svg:height="0.159cm" svg:x="5.942cm" svg:y="14.102cm" svg:viewBox="0 0 95 160" svg:d="M0 160c27-10 54-35 73-68 19-31 26-67 20-92">
          <text:p/>
        </draw:path>
        <draw:polyline draw:style-name="gr13" draw:text-style-name="P5" draw:layer="measurelines" svg:width="0.253cm" svg:height="0.322cm" svg:x="5.914cm" svg:y="12.972cm" svg:viewBox="0 0 254 323" draw:points="10,222 126,158 254,228 85,323 0,207 85,0">
          <text:p/>
        </draw:polyline>
        <draw:polyline draw:style-name="gr13" draw:text-style-name="P5" draw:layer="measurelines" svg:width="0.212cm" svg:height="0.277cm" svg:x="6.039cm" svg:y="12.923cm" svg:viewBox="0 0 213 278" draw:points="0,208 84,0 213,70 129,278">
          <text:p/>
        </draw:polyline>
        <draw:line draw:style-name="gr13" draw:text-style-name="P5" draw:layer="measurelines" svg:x1="6.168cm" svg:y1="12.879cm" svg:x2="6.253cm" svg:y2="12.995cm">
          <text:p/>
        </draw:line>
        <draw:line draw:style-name="gr13" draw:text-style-name="P5" draw:layer="measurelines" svg:x1="6.114cm" svg:y1="12.908cm" svg:x2="6.124cm" svg:y2="12.923cm">
          <text:p/>
        </draw:line>
        <draw:line draw:style-name="gr13" draw:text-style-name="P5" draw:layer="measurelines" svg:x1="5.998cm" svg:y1="12.973cm" svg:x2="6.168cm" svg:y2="12.879cm">
          <text:p/>
        </draw:line>
        <draw:path draw:style-name="gr13" draw:text-style-name="P5" draw:layer="measurelines" svg:width="0.094cm" svg:height="0.159cm" svg:x="5.942cm" svg:y="12.951cm" svg:viewBox="0 0 95 160" svg:d="M0 160c27-10 54-36 73-68 19-31 26-67 20-92">
          <text:p/>
        </draw:path>
        <draw:line draw:style-name="gr13" draw:text-style-name="P5" draw:layer="measurelines" svg:x1="5.285cm" svg:y1="13.066cm" svg:x2="6.158cm" svg:y2="12.586cm">
          <text:p/>
        </draw:line>
        <draw:line draw:style-name="gr13" draw:text-style-name="P5" draw:layer="measurelines" svg:x1="6.365cm" svg:y1="12.701cm" svg:x2="5.285cm" svg:y2="13.296cm">
          <text:p/>
        </draw:line>
        <draw:line draw:style-name="gr13" draw:text-style-name="P5" draw:layer="measurelines" svg:x1="5.285cm" svg:y1="14.909cm" svg:x2="6.365cm" svg:y2="14.313cm">
          <text:p/>
        </draw:line>
        <draw:line draw:style-name="gr13" draw:text-style-name="P5" draw:layer="measurelines" svg:x1="3.557cm" svg:y1="13.08cm" svg:x2="3.457cm" svg:y2="13.026cm">
          <text:p/>
        </draw:line>
        <draw:polyline draw:style-name="gr13" draw:text-style-name="P5" draw:layer="measurelines" svg:width="0.253cm" svg:height="0.265cm" svg:x="4.872cm" svg:y="12.455cm" svg:viewBox="0 0 254 266" draw:points="11,166 126,101 254,171 84,266 0,150 61,0">
          <text:p/>
        </draw:polyline>
        <draw:line draw:style-name="gr13" draw:text-style-name="P5" draw:layer="measurelines" svg:x1="5.14cm" svg:y1="12.592cm" svg:x2="5.125cm" svg:y2="12.627cm">
          <text:p/>
        </draw:line>
        <draw:line draw:style-name="gr13" draw:text-style-name="P5" draw:layer="measurelines" svg:x1="5.135cm" svg:y1="12.38cm" svg:x2="5.103cm" svg:y2="12.361cm">
          <text:p/>
        </draw:line>
        <draw:line draw:style-name="gr13" draw:text-style-name="P5" draw:layer="measurelines" svg:x1="5.069cm" svg:y1="12.381cm" svg:x2="4.997cm" svg:y2="12.558cm">
          <text:p/>
        </draw:line>
        <draw:path draw:style-name="gr13" draw:text-style-name="P5" draw:layer="measurelines" svg:width="0.091cm" svg:height="0.114cm" svg:x="4.9cm" svg:y="12.422cm" svg:viewBox="0 0 92 115" svg:d="M0 115c41-15 81-65 92-115">
          <text:p/>
        </draw:path>
        <draw:line draw:style-name="gr13" draw:text-style-name="P5" draw:layer="measurelines" svg:x1="3.437cm" svg:y1="12.936cm" svg:x2="3.548cm" svg:y2="12.874cm">
          <text:p/>
        </draw:line>
        <draw:line draw:style-name="gr13" draw:text-style-name="P5" draw:layer="measurelines" svg:x1="3.759cm" svg:y1="12.988cm" svg:x2="3.659cm" svg:y2="13.043cm">
          <text:p/>
        </draw:line>
        <draw:polyline draw:style-name="gr14" draw:text-style-name="P5" draw:layer="measurelines" svg:width="0.005cm" svg:height="0.269cm" svg:x="5.134cm" svg:y="12.589cm" svg:viewBox="0 0 6 270" draw:points="0,0 6,3 6,270">
          <text:p/>
        </draw:polyline>
        <draw:polygon draw:style-name="gr15" draw:text-style-name="P6" draw:layer="measurelines" svg:width="0.013cm" svg:height="0.012cm" svg:x="6.358cm" svg:y="13.081cm" svg:viewBox="0 0 14 13" draw:points="14,6 12,3 8,0 5,0 2,3 0,6 2,9 5,13 8,13 12,9">
          <text:p/>
        </draw:polygon>
        <draw:polygon draw:style-name="gr15" draw:text-style-name="P6" draw:layer="measurelines" svg:width="0.013cm" svg:height="0.011cm" svg:x="6.358cm" svg:y="14.231cm" svg:viewBox="0 0 14 12" draw:points="14,6 12,3 8,0 5,0 2,3 0,6 2,9 5,12 8,12 12,9">
          <text:p/>
        </draw:polygon>
        <draw:line draw:style-name="gr14" draw:text-style-name="P5" draw:layer="measurelines" svg:x1="6.364cm" svg:y1="12.701cm" svg:x2="6.364cm" svg:y2="12.777cm">
          <text:p/>
        </draw:line>
        <draw:line draw:style-name="gr14" draw:text-style-name="P5" draw:layer="measurelines" svg:x1="6.364cm" svg:y1="13.087cm" svg:x2="6.364cm" svg:y2="13.927cm">
          <text:p/>
        </draw:line>
        <draw:line draw:style-name="gr14" draw:text-style-name="P5" draw:layer="measurelines" svg:x1="6.364cm" svg:y1="14.236cm" svg:x2="6.364cm" svg:y2="14.312cm">
          <text:p/>
        </draw:line>
        <draw:polyline draw:style-name="gr14" draw:text-style-name="P5" draw:layer="measurelines" svg:width="0.015cm" svg:height="0.003cm" svg:x="6.546cm" svg:y="14.556cm" svg:viewBox="0 0 16 4" draw:points="0,0 4,0 7,1 12,1 16,4">
          <text:p/>
        </draw:polyline>
        <draw:polyline draw:style-name="gr14" draw:text-style-name="P5" draw:layer="measurelines" svg:width="0.004cm" svg:height="0.012cm" svg:x="6.396cm" svg:y="14.725cm" svg:viewBox="0 0 5 13" draw:points="0,0 0,1 0,4 0,5 0,6 1,8 1,10 4,11 5,13">
          <text:p/>
        </draw:polyline>
        <draw:polyline draw:style-name="gr14" draw:text-style-name="P5" draw:layer="measurelines" svg:width="0.004cm" svg:height="0.014cm" svg:x="6.41cm" svg:y="14.62cm" svg:viewBox="0 0 5 15" draw:points="5,0 4,1 4,4 2,6 2,8 2,10 0,13 0,14 0,15">
          <text:p/>
        </draw:polyline>
        <draw:polyline draw:style-name="gr14" draw:text-style-name="P5" draw:layer="measurelines" svg:width="0.036cm" svg:height="0.005cm" svg:x="6.509cm" svg:y="14.55cm" svg:viewBox="0 0 37 6" draw:points="0,0 3,0 7,0 10,0 13,0 16,0 18,2 21,2 23,2 26,4 27,4 30,4 32,4 34,5 35,5 37,5 37,6">
          <text:p/>
        </draw:polyline>
        <draw:polygon draw:style-name="gr18" draw:text-style-name="P6" draw:layer="measurelines" svg:width="0.164cm" svg:height="0.235cm" svg:x="5.959cm" svg:y="12.199cm" svg:viewBox="0 0 165 236" draw:points="165,40 0,236 89,0">
          <text:p/>
        </draw:polygon>
        <draw:polyline draw:style-name="gr14" draw:text-style-name="P5" draw:layer="measurelines" svg:width="5.106cm" svg:height="0.873cm" svg:x="6.058cm" svg:y="11.472cm" svg:viewBox="0 0 5107 874" draw:points="0,874 1071,0 1394,0 5107,0">
          <text:p/>
        </draw:polyline>
        <draw:frame draw:style-name="gr19" draw:text-style-name="P15" draw:layer="measurelines" svg:width="3.994cm" svg:height="1.174cm" svg:x="7.482cm" svg:y="10.383cm">
          <draw:text-box>
            <text:p text:style-name="P2"><text:span text:style-name="T4">Vibrators</text:span></text:p>
          </draw:text-box>
        </draw:frame>
        <draw:polygon draw:style-name="gr18" draw:text-style-name="P6" draw:layer="measurelines" svg:width="0.154cm" svg:height="0.238cm" svg:x="6.436cm" svg:y="18.616cm" svg:viewBox="0 0 155 239" draw:points="155,36 0,239 76,0">
          <text:p/>
        </draw:polygon>
        <draw:polyline draw:style-name="gr14" draw:text-style-name="P5" draw:layer="measurelines" svg:width="3.501cm" svg:height="2.36cm" svg:x="6.551cm" svg:y="16.274cm" svg:viewBox="0 0 3502 2361" draw:points="0,2361 1242,0 1499,0 3502,0">
          <text:p/>
        </draw:polyline>
        <draw:frame draw:style-name="gr20" draw:text-style-name="P15" draw:layer="measurelines" svg:width="4.676cm" svg:height="1.174cm" svg:x="7.632cm" svg:y="14.986cm">
          <draw:text-box>
            <text:p text:style-name="P2"><text:span text:style-name="T4">F/T Sensor</text:span></text:p>
          </draw:text-box>
        </draw:frame>
        <draw:path draw:style-name="gr21" draw:text-style-name="P13" draw:layer="measurelines" svg:width="2.823cm" svg:height="3.204cm" draw:transform="skewX (-0.0930260491312977) rotate (0.599520598060052) translate (7.58726081263513cm 13.6043242975425cm)" svg:viewBox="0 0 2824 3205" svg:d="M0 34c555-111 1115 63 1579 342 426 256 733 648 981 1058 321 530 293 1178 207 1771">
          <text:p/>
        </draw:path>
        <draw:frame draw:style-name="gr22" draw:text-style-name="P8" draw:layer="measurelines" svg:width="14.526cm" svg:height="11.176cm" svg:x="15.888cm" svg:y="11.133cm">
          <draw:image xlink:href="Pictures/10000201000006040000049F7B1DB38B18609688.png" xlink:type="simple" xlink:show="embed" xlink:actuate="onLoad">
            <text:p/>
          </draw:image>
        </draw:frame>
        <draw:frame draw:style-name="gr23" draw:text-style-name="P16" draw:layer="measurelines" svg:width="3.41cm" svg:height="1.174cm" svg:x="20.455cm" svg:y="12.161cm">
          <draw:text-box>
            <text:p text:style-name="P2"><text:span text:style-name="T5">Adapter</text:span></text:p>
          </draw:text-box>
        </draw:frame>
        <draw:frame draw:style-name="gr24" draw:text-style-name="P16" draw:layer="measurelines" svg:width="3.291cm" svg:height="1.174cm" svg:x="22.976cm" svg:y="13.558cm">
          <draw:text-box>
            <text:p text:style-name="P2"><text:span text:style-name="T5">Camera</text:span></text:p>
          </draw:text-box>
        </draw:frame>
        <draw:frame draw:style-name="gr25" draw:text-style-name="P16" draw:layer="measurelines" svg:width="3.588cm" svg:height="1.174cm" svg:x="17.864cm" svg:y="18.384cm">
          <draw:text-box>
            <text:p text:style-name="P2"><text:span text:style-name="T5">Housing</text:span></text:p>
          </draw:text-box>
        </draw:frame>
        <draw:frame draw:style-name="gr26" draw:text-style-name="P16" draw:layer="measurelines" svg:width="2.064cm" svg:height="1.174cm" svg:x="27.636cm" svg:y="15.59cm">
          <draw:text-box>
            <text:p text:style-name="P2"><text:span text:style-name="T5">LED</text:span></text:p>
          </draw:text-box>
        </draw:frame>
        <draw:line draw:style-name="gr27" draw:text-style-name="P17" draw:layer="measurelines" svg:x1="20.563cm" svg:y1="12.7cm" svg:x2="19.877cm" svg:y2="12.7cm">
          <text:p/>
        </draw:line>
        <draw:line draw:style-name="gr27" draw:text-style-name="P17" draw:layer="measurelines" svg:x1="19.877cm" svg:y1="12.7cm" svg:x2="19.369cm" svg:y2="13.631cm">
          <text:p/>
        </draw:line>
        <draw:line draw:style-name="gr27" draw:text-style-name="P17" draw:layer="measurelines" svg:x1="22.897cm" svg:y1="14.242cm" svg:x2="22.458cm" svg:y2="14.242cm">
          <text:p/>
        </draw:line>
        <draw:line draw:style-name="gr27" draw:text-style-name="P17" draw:layer="measurelines" svg:x1="22.458cm" svg:y1="14.242cm" svg:x2="21.921cm" svg:y2="14.671cm">
          <text:p/>
        </draw:line>
        <draw:line draw:style-name="gr27" draw:text-style-name="P17" draw:layer="measurelines" svg:x1="21.551cm" svg:y1="19.172cm" svg:x2="21.99cm" svg:y2="19.172cm">
          <text:p/>
        </draw:line>
        <draw:line draw:style-name="gr27" draw:text-style-name="P17" draw:layer="measurelines" svg:x1="21.99cm" svg:y1="19.172cm" svg:x2="24.2cm" svg:y2="17.25cm">
          <text:p/>
        </draw:line>
        <draw:line draw:style-name="gr27" draw:text-style-name="P17" draw:layer="measurelines" svg:x1="27.639cm" svg:y1="16.13cm" svg:x2="27.2cm" svg:y2="16.13cm">
          <text:p/>
        </draw:line>
        <draw:line draw:style-name="gr27" draw:text-style-name="P17" draw:layer="measurelines" svg:x1="27.2cm" svg:y1="16.13cm" svg:x2="26.365cm" svg:y2="17.31cm">
          <text:p/>
        </draw:line>
        <draw:line draw:style-name="gr27" draw:text-style-name="P17" draw:layer="measurelines" svg:x1="26.472cm" svg:y1="20.362cm" svg:x2="27.294cm" svg:y2="20.362cm">
          <text:p/>
        </draw:line>
        <draw:line draw:style-name="gr27" draw:text-style-name="P17" draw:layer="measurelines" svg:x1="27.294cm" svg:y1="20.362cm" svg:x2="28.85cm" svg:y2="19.042cm">
          <text:p/>
        </draw:line>
        <draw:frame draw:style-name="gr28" draw:text-style-name="P16" draw:layer="measurelines" svg:width="5.378cm" svg:height="1.174cm" svg:x="21.071cm" svg:y="19.654cm">
          <draw:text-box>
            <text:p text:style-name="P2"><text:span text:style-name="T5">Silicon body</text:span></text:p>
          </draw:text-box>
        </draw:frame>
        <draw:line draw:style-name="gr10" draw:text-style-name="P13" draw:layer="measurelines" svg:x1="22.341cm" svg:y1="10.837cm" svg:x2="26.151cm" svg:y2="13.377cm">
          <text:p/>
        </draw:line>
        <draw:path draw:style-name="gr29" draw:text-style-name="P10" draw:layer="layout" svg:width="2.729cm" svg:height="1.846cm" draw:transform="skewX (-0.207868713912525) rotate (2.69443929922885) translate (7.91119494265577cm 5.18077912283227cm)" svg:viewBox="0 0 2730 1847" svg:d="M2730 0c-320 73-746-9-972 330-226 338 129 577 275 835 209 370-304 571-594 629-419 84-846 57-1259-6l-180-50">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Gothic" svg:font-family="CenturyGothic"/>
    <style:font-face style:name="KzArial" svg:font-family="KzArial"/>
    <style:font-face style:name="NirmalaUISemilight" svg:font-family="NirmalaUISemi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116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3-01-10T14:16:23.226516560</dc:date>
    <meta:editing-duration>PT17M30S</meta:editing-duration>
    <meta:editing-cycles>3</meta:editing-cycles>
    <meta:generator>LibreOffice/6.0.7.3$Linux_X86_64 LibreOffice_project/00m0$Build-3</meta:generator>
    <meta:document-statistic meta:object-count="391"/>
  </office:meta>
</office:document-meta>
</file>